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940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DejaVu Sans" fo:font-size="12pt" style:font-size-asian="12pt" style:font-size-complex="12pt"/>
    </style:style>
    <style:style style:name="ce56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ackground-color="#c7f1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font-name="DejaVu Sans" fo:font-size="12pt" style:font-size-asian="12pt" style:font-size-complex="12pt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e2f0d9" style:rotation-align="none"/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d6dce5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ffefff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c7f1e5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ackground-color="#fbe5d6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73" style:family="table-cell" style:parent-style-name="Default">
      <style:table-cell-properties fo:background-color="#fbe5d6" style:rotation-align="none"/>
      <style:text-properties style:font-name="DejaVu Sans" fo:font-size="12pt" style:font-size-asian="12pt" style:font-size-complex="12pt"/>
    </style:style>
    <style:style style:name="ce74" style:family="table-cell" style:parent-style-name="Default">
      <style:text-properties style:font-name="DejaVu Sans" fo:font-size="12pt" style:font-size-asian="12pt" style:font-size-complex="12pt"/>
    </style:style>
    <style:style style:name="ce75" style:family="table-cell" style:parent-style-name="Default">
      <style:table-cell-properties fo:background-color="#e2f0d9" style:rotation-align="none"/>
      <style:text-properties style:font-name="DejaVu Sans" fo:font-size="12pt" style:font-size-asian="12pt" style:font-size-complex="12pt"/>
    </style:style>
    <style:style style:name="ce76" style:family="table-cell" style:parent-style-name="Default">
      <style:table-cell-properties fo:background-color="#d6dce5" style:rotation-align="none"/>
      <style:text-properties style:font-name="DejaVu Sans" fo:font-size="12pt" style:font-size-asian="12pt" style:font-size-complex="12pt"/>
    </style:style>
    <style:style style:name="ce77" style:family="table-cell" style:parent-style-name="Default">
      <style:table-cell-properties fo:background-color="#ffefff" style:rotation-align="none"/>
      <style:text-properties style:font-name="DejaVu Sans" fo:font-size="12pt" style:font-size-asian="12pt" style:font-size-complex="12pt"/>
    </style:style>
    <style:style style:name="ce78" style:family="table-cell" style:parent-style-name="Default">
      <style:table-cell-properties fo:background-color="#c7f1e5" style:rotation-align="none"/>
      <style:text-properties style:font-name="DejaVu Sans" fo:font-size="12pt" style:font-size-asian="12pt" style:font-size-complex="12pt"/>
    </style:style>
    <style:style style:name="ce79" style:family="table-cell" style:parent-style-name="Default">
      <style:table-cell-properties fo:background-color="#fff2cc" style:rotation-align="none"/>
      <style:text-properties style:font-name="DejaVu Sans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83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85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86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87" style:family="table-cell" style:parent-style-name="Default">
      <style:table-cell-properties fo:background-color="#c7f1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8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89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9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9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93" style:family="table-cell" style:parent-style-name="Default" style:data-style-name="N121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 style:data-style-name="N121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95" style:family="table-cell" style:parent-style-name="Default" style:data-style-name="N121">
      <style:table-cell-properties fo:background-color="#d6dc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96" style:family="table-cell" style:parent-style-name="Default" style:data-style-name="N121">
      <style:table-cell-properties fo:background-color="#ffe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97" style:family="table-cell" style:parent-style-name="Default" style:data-style-name="N121">
      <style:table-cell-properties fo:background-color="#c7f1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98" style:family="table-cell" style:parent-style-name="Default" style:data-style-name="N121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101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Default">
      <style:table-cell-properties fo:background-color="#c7f1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55"/>
        <table:table-column table:style-name="co1" table:default-cell-style-name="ce72"/>
        <table:table-column table:style-name="co2" table:number-columns-repeated="2" table:default-cell-style-name="ce74"/>
        <table:table-column table:style-name="co3" table:default-cell-style-name="ce55"/>
        <table:table-column table:style-name="co1" table:number-columns-repeated="2" table:default-cell-style-name="ce81"/>
        <table:table-column table:style-name="co4" table:default-cell-style-name="ce74"/>
        <table:table-column table:style-name="co5" table:default-cell-style-name="ce92"/>
        <table:table-column table:style-name="co1" table:default-cell-style-name="ce82"/>
        <table:table-column table:style-name="co1" table:number-columns-repeated="2" table:default-cell-style-name="ce81"/>
        <table:table-column table:style-name="co1" table:default-cell-style-name="Default"/>
        <table:table-row table:style-name="ro1">
          <table:table-cell table:style-name="ce54" office:value-type="string" calcext:value-type="string">
            <text:p>Sites</text:p>
          </table:table-cell>
          <table:table-cell table:style-name="ce64" office:value-type="string" calcext:value-type="string">
            <text:p>Species</text:p>
          </table:table-cell>
          <table:table-cell table:style-name="ce64" office:value-type="string" calcext:value-type="string">
            <text:p>Population</text:p>
          </table:table-cell>
          <table:table-cell table:style-name="ce64" office:value-type="string" calcext:value-type="string">
            <text:p>individuals</text:p>
          </table:table-cell>
          <table:table-cell table:style-name="ce54" office:value-type="string" calcext:value-type="string">
            <text:p>sample_name</text:p>
          </table:table-cell>
          <table:table-cell table:style-name="ce80" office:value-type="string" calcext:value-type="string">
            <text:p>DNA (ng/μL)</text:p>
          </table:table-cell>
          <table:table-cell table:style-name="ce80" office:value-type="string" calcext:value-type="string">
            <text:p>concentrated x1</text:p>
          </table:table-cell>
          <table:table-cell table:style-name="ce64" office:value-type="string" calcext:value-type="string">
            <text:p>Concentrated x2</text:p>
          </table:table-cell>
          <table:table-cell table:style-name="ce91" office:value-type="string" calcext:value-type="string">
            <text:p>Extraction date</text:p>
          </table:table-cell>
          <table:table-cell table:style-name="ce99" office:value-type="string" calcext:value-type="string">
            <text:p>obsevations</text:p>
          </table:table-cell>
          <table:table-cell table:style-name="ce80" office:value-type="string" calcext:value-type="string">
            <text:p>Pool </text:p>
          </table:table-cell>
          <table:table-cell table:style-name="ce80" office:value-type="string" calcext:value-type="string">
            <text:p>Adapter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formula="of:=COM.MICROSOFT.TEXTJOIN(&quot;_&quot;;0;[.A2:.D2])" office:value-type="string" office:string-value="m_op_1_1" calcext:value-type="string">
            <text:p>m_op_1_1</text:p>
          </table:table-cell>
          <table:table-cell table:style-name="ce80" office:value-type="string" calcext:value-type="string">
            <text:p>17.3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/>
          <table:table-cell table:number-columns-repeated="2" table:style-name="ce80"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:.D3])" office:value-type="string" office:string-value="m_op_2_1" calcext:value-type="string">
            <text:p>m_op_2_1</text:p>
          </table:table-cell>
          <table:table-cell table:style-name="ce80" office:value-type="string" calcext:value-type="string">
            <text:p>23.6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formula="of:=COM.MICROSOFT.TEXTJOIN(&quot;_&quot;;0;[.A4:.D4])" office:value-type="string" office:string-value="m_lf_1_1" calcext:value-type="string">
            <text:p>m_lf_1_1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19.8</text:p>
          </table:table-cell>
          <table:table-cell table:style-name="ce80" office:value-type="string" calcext:value-type="string">
            <text:p>-</text:p>
          </table:table-cell>
          <table:table-cell office:value-type="string" calcext:value-type="string">
            <text:p>16/02/2022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5:.D5])" office:value-type="string" office:string-value="m_lf_2_1" calcext:value-type="string">
            <text:p>m_lf_2_1</text:p>
          </table:table-cell>
          <table:table-cell table:style-name="ce80" office:value-type="float" office:value="21" calcext:value-type="float">
            <text:p>21</text:p>
          </table:table-cell>
          <table:table-cell table:number-columns-repeated="2" table:style-name="ce80" office:value-type="string" calcext:value-type="string">
            <text:p>-</text:p>
          </table:table-cell>
          <table:table-cell office:value-type="string" calcext:value-type="string">
            <text:p>16/02/2022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formula="of:=COM.MICROSOFT.TEXTJOIN(&quot;_&quot;;0;[.A6:.D6])" office:value-type="string" office:string-value="m_sh_1_1" calcext:value-type="string">
            <text:p>m_sh_1_1</text:p>
          </table:table-cell>
          <table:table-cell table:style-name="ce80" office:value-type="string" calcext:value-type="string">
            <text:p>45.5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style-name="ce80"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7:.D7])" office:value-type="string" office:string-value="m_sh_2_1" calcext:value-type="string">
            <text:p>m_sh_2_1</text:p>
          </table:table-cell>
          <table:table-cell table:style-name="ce80" office:value-type="string" calcext:value-type="string">
            <text:p>60.8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style-name="ce80"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formula="of:=COM.MICROSOFT.TEXTJOIN(&quot;_&quot;;0;[.A8:.D8])" office:value-type="string" office:string-value="p_op_1_1" calcext:value-type="string">
            <text:p>p_op_1_1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29.9</text:p>
          </table:table-cell>
          <table:table-cell table:style-name="ce80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style-name="ce80"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9:.D9])" office:value-type="string" office:string-value="p_op_2_1" calcext:value-type="string">
            <text:p>p_op_2_1</text:p>
          </table:table-cell>
          <table:table-cell table:style-name="ce80" office:value-type="string" calcext:value-type="string">
            <text:p>18.7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style-name="ce80"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0:.D10])" office:value-type="string" office:string-value="p_lf_2_1" calcext:value-type="string">
            <text:p>p_lf_2_1</text:p>
          </table:table-cell>
          <table:table-cell table:style-name="ce80" office:value-type="string" calcext:value-type="string">
            <text:p>22.2</text:p>
          </table:table-cell>
          <table:table-cell table:number-columns-repeated="2" table:style-name="ce80" office:value-type="string" calcext:value-type="string">
            <text:p>-</text:p>
          </table:table-cell>
          <table:table-cell office:value-type="string" calcext:value-type="string">
            <text:p>16/02/2022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formula="of:=COM.MICROSOFT.TEXTJOIN(&quot;_&quot;;0;[.A11:.D11])" office:value-type="string" office:string-value="p_sh_1_1" calcext:value-type="string">
            <text:p>p_sh_1_1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2:.D12])" office:value-type="string" office:string-value="p_sh_2_1" calcext:value-type="string">
            <text:p>p_sh_2_1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formula="of:=COM.MICROSOFT.TEXTJOIN(&quot;_&quot;;0;[.A13:.D13])" office:value-type="string" office:string-value="a_op_1_1" calcext:value-type="string">
            <text:p>a_op_1_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32.6</text:p>
          </table:table-cell>
          <table:table-cell table:style-name="ce80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4:.D14])" office:value-type="string" office:string-value="a_op_2_1" calcext:value-type="string">
            <text:p>a_op_2_1</text:p>
          </table:table-cell>
          <table:table-cell table:style-name="ce80" office:value-type="string" calcext:value-type="string">
            <text:p>29.4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/>
          <table:table-cell table:style-name="ce80" office:value-type="float" office:value="1" calcext:value-type="float">
            <text:p>1</text:p>
          </table:table-cell>
          <table:table-cell table:style-name="ce80"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formula="of:=COM.MICROSOFT.TEXTJOIN(&quot;_&quot;;0;[.A15:.D15])" office:value-type="string" office:string-value="a_lf_1_1" calcext:value-type="string">
            <text:p>a_lf_1_1</text:p>
          </table:table-cell>
          <table:table-cell table:style-name="ce80" office:value-type="string" calcext:value-type="string">
            <text:p>24.1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office:value-type="string" calcext:value-type="string">
            <text:p>16/02/2022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6:.D16])" office:value-type="string" office:string-value="a_lf_2_1" calcext:value-type="string">
            <text:p>a_lf_2_1</text:p>
          </table:table-cell>
          <table:table-cell table:style-name="ce80" office:value-type="string" calcext:value-type="string">
            <text:p>15.7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office:value-type="string" calcext:value-type="string">
            <text:p>16/02/2022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formula="of:=COM.MICROSOFT.TEXTJOIN(&quot;_&quot;;0;[.A17:.D17])" office:value-type="string" office:string-value="a_sh_1_1" calcext:value-type="string">
            <text:p>a_sh_1_1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8:.D18])" office:value-type="string" office:string-value="a_sh_2_1" calcext:value-type="string">
            <text:p>a_sh_2_1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6/02/2022</text:p>
          </table:table-cell>
          <table:table-cell table:style-name="ce81"/>
          <table:table-cell table:style-name="ce80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9:.D19])" office:value-type="string" office:string-value="m_lf_3_1" calcext:value-type="string">
            <text:p>m_lf_3_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.8</text:p>
          </table:table-cell>
          <table:table-cell table:style-name="ce80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20:.D20])" office:value-type="string" office:string-value="m_lf_4_1" calcext:value-type="string">
            <text:p>m_lf_4_1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style-name="ce80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0"/>
          <table:table-cell table:number-columns-repeated="2" table:style-name="ce80"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21:.D21])" office:value-type="string" office:string-value="m_lf_7_1" calcext:value-type="string">
            <text:p>m_lf_7_1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5.40</text:p>
          </table:table-cell>
          <table:table-cell table:style-name="ce81" office:value-type="string" calcext:value-type="string">
            <text:p>21.1</text:p>
          </table:table-cell>
          <table:table-cell table:style-name="ce91" office:value-type="string" calcext:value-type="string">
            <text:p>21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22:.D22])" office:value-type="string" office:string-value="m_lf_9_1" calcext:value-type="string">
            <text:p>m_lf_9_1</text:p>
          </table:table-cell>
          <table:table-cell table:style-name="ce80" office:value-type="string" calcext:value-type="string">
            <text:p>38.7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23:.D23])" office:value-type="string" office:string-value="m_lf_10_1" calcext:value-type="string">
            <text:p>m_lf_10_1</text:p>
          </table:table-cell>
          <table:table-cell table:style-name="ce80" office:value-type="string" calcext:value-type="string">
            <text:p>42.9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table:style-name="ce80"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24:.D24])" office:value-type="string" office:string-value="p_lf_1_15" calcext:value-type="string">
            <text:p>p_lf_1_15</text:p>
          </table:table-cell>
          <table:table-cell office:value-type="string" calcext:value-type="string">
            <text:p>5.37</text:p>
          </table:table-cell>
          <table:table-cell table:style-name="ce80" office:value-type="string" calcext:value-type="string">
            <text:p>21.4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25:.D25])" office:value-type="string" office:string-value="p_lf_2_15" calcext:value-type="string">
            <text:p>p_lf_2_15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table:style-name="ce8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26:.D26])" office:value-type="string" office:string-value="p_lf_4_1" calcext:value-type="string">
            <text:p>p_lf_4_1</text:p>
          </table:table-cell>
          <table:table-cell office:value-type="string" calcext:value-type="string">
            <text:p>NA</text:p>
          </table:table-cell>
          <table:table-cell table:style-name="ce80" office:value-type="string" calcext:value-type="string">
            <text:p>14.4</text:p>
          </table:table-cell>
          <table:table-cell table:style-name="ce80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27:.D27])" office:value-type="string" office:string-value="p_lf_5_1" calcext:value-type="string">
            <text:p>p_lf_5_1</text:p>
          </table:table-cell>
          <table:table-cell office:value-type="string" calcext:value-type="string">
            <text:p>NA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28:.D28])" office:value-type="string" office:string-value="p_lf_6_1" calcext:value-type="string">
            <text:p>p_lf_6_1</text:p>
          </table:table-cell>
          <table:table-cell table:style-name="ce80" office:value-type="string" calcext:value-type="string">
            <text:p>8.93</text:p>
          </table:table-cell>
          <table:table-cell table:style-name="ce80" office:value-type="string" calcext:value-type="string">
            <text:p>41.3</text:p>
          </table:table-cell>
          <table:table-cell table:style-name="ce80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29:.D29])" office:value-type="string" office:string-value="p_lf_7_1" calcext:value-type="string">
            <text:p>p_lf_7_1</text:p>
          </table:table-cell>
          <table:table-cell table:style-name="ce80" office:value-type="string" calcext:value-type="string">
            <text:p>4.59</text:p>
          </table:table-cell>
          <table:table-cell office:value-type="string" calcext:value-type="string">
            <text:p>10.4</text:p>
          </table:table-cell>
          <table:table-cell table:style-name="ce80" office:value-type="string" calcext:value-type="string">
            <text:p>24.8</text:p>
          </table:table-cell>
          <table:table-cell table:style-name="ce91" office:value-type="string" calcext:value-type="string">
            <text:p>21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0:.D30])" office:value-type="string" office:string-value="p_lf_9_1" calcext:value-type="string">
            <text:p>p_lf_9_1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21.5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1:.D31])" office:value-type="string" office:string-value="p_lf_10_1" calcext:value-type="string">
            <text:p>p_lf_10_1</text:p>
          </table:table-cell>
          <table:table-cell table:style-name="ce80" office:value-type="string" calcext:value-type="string">
            <text:p>16.1</text:p>
          </table:table-cell>
          <table:table-cell office:value-type="string" calcext:value-type="string">
            <text:p>-</text:p>
          </table:table-cell>
          <table:table-cell table:style-name="ce80"/>
          <table:table-cell table:style-name="ce91" office:value-type="string" calcext:value-type="string">
            <text:p>22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2:.D32])" office:value-type="string" office:string-value="a_lf_3_1" calcext:value-type="string">
            <text:p>a_lf_3_1</text:p>
          </table:table-cell>
          <table:table-cell table:style-name="ce80" office:value-type="string" calcext:value-type="string">
            <text:p>6.98</text:p>
          </table:table-cell>
          <table:table-cell table:style-name="ce80" office:value-type="string" calcext:value-type="string">
            <text:p>34.8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3:.D33])" office:value-type="string" office:string-value="a_lf_4_1" calcext:value-type="string">
            <text:p>a_lf_4_1</text:p>
          </table:table-cell>
          <table:table-cell table:style-name="ce80" office:value-type="string" calcext:value-type="string">
            <text:p>11.4</text:p>
          </table:table-cell>
          <table:table-cell table:style-name="ce80" office:value-type="string" calcext:value-type="string">
            <text:p>24.4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4:.D34])" office:value-type="string" office:string-value="a_lf_5_1" calcext:value-type="string">
            <text:p>a_lf_5_1</text:p>
          </table:table-cell>
          <table:table-cell table:style-name="ce80" office:value-type="string" calcext:value-type="string">
            <text:p>11.7</text:p>
          </table:table-cell>
          <table:table-cell table:style-name="ce80" office:value-type="string" calcext:value-type="string">
            <text:p>23.7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5:.D35])" office:value-type="string" office:string-value="a_lf_6_1" calcext:value-type="string">
            <text:p>a_lf_6_1</text:p>
          </table:table-cell>
          <table:table-cell table:style-name="ce80" office:value-type="string" calcext:value-type="string">
            <text:p>8.41</text:p>
          </table:table-cell>
          <table:table-cell table:style-name="ce80" office:value-type="string" calcext:value-type="string">
            <text:p>27.9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6:.D36])" office:value-type="string" office:string-value="a_lf_7_1" calcext:value-type="string">
            <text:p>a_lf_7_1</text:p>
          </table:table-cell>
          <table:table-cell table:style-name="ce82" office:value-type="string" calcext:value-type="string">
            <text:p>4.92</text:p>
          </table:table-cell>
          <table:table-cell table:style-name="ce82" office:value-type="string" calcext:value-type="string">
            <text:p>8.03</text:p>
          </table:table-cell>
          <table:table-cell table:style-name="ce82" office:value-type="string" calcext:value-type="string">
            <text:p>21.6</text:p>
          </table:table-cell>
          <table:table-cell table:style-name="ce91" office:value-type="string" calcext:value-type="string">
            <text:p>21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7:.D37])" office:value-type="string" office:string-value="a_lf_9_1" calcext:value-type="string">
            <text:p>a_lf_9_1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97.3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8:.D38])" office:value-type="string" office:string-value="a_lf_10_1" calcext:value-type="string">
            <text:p>a_lf_10_1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13.6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0"/>
          <table:table-cell table:style-name="ce80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39:.D39])" office:value-type="string" office:string-value="m_sh_3_1" calcext:value-type="string">
            <text:p>m_sh_3_1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40:.D40])" office:value-type="string" office:string-value="m_sh_4_1" calcext:value-type="string">
            <text:p>m_sh_4_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.3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41:.D41])" office:value-type="string" office:string-value="m_sh_5_1" calcext:value-type="string">
            <text:p>m_sh_5_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7.1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42:.D42])" office:value-type="string" office:string-value="m_sh_6_1" calcext:value-type="string">
            <text:p>m_sh_6_1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43:.D43])" office:value-type="string" office:string-value="m_sh_8_10" calcext:value-type="string">
            <text:p>m_sh_8_10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1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44:.D44])" office:value-type="string" office:string-value="m_sh_9_1" calcext:value-type="string">
            <text:p>m_sh_9_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table:style-name="ce54"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formula="of:=COM.MICROSOFT.TEXTJOIN(&quot;_&quot;;0;[.A45:.D45])" office:value-type="string" office:string-value="m_sh_10_1" calcext:value-type="string">
            <text:p>m_sh_10_1</text:p>
          </table:table-cell>
          <table:table-cell table:style-name="ce80" office:value-type="string" calcext:value-type="string">
            <text:p>89.6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0" office:value-type="string" calcext:value-type="string">
            <text:p>colored</text:p>
          </table:table-cell>
          <table:table-cell office:value-type="float" office:value="3" calcext:value-type="float">
            <text:p>3</text:p>
          </table:table-cell>
          <table:table-cell table:style-name="ce80"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46:.D46])" office:value-type="string" office:string-value="p_sh_3_1" calcext:value-type="string">
            <text:p>p_sh_3_1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47:.D47])" office:value-type="string" office:string-value="p_sh_4_1" calcext:value-type="string">
            <text:p>p_sh_4_1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48:.D48])" office:value-type="string" office:string-value="p_sh_5_1" calcext:value-type="string">
            <text:p>p_sh_5_1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49:.D49])" office:value-type="string" office:string-value="p_sh_6_1" calcext:value-type="string">
            <text:p>p_sh_6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50:.D50])" office:value-type="string" office:string-value="p_sh_7_1" calcext:value-type="string">
            <text:p>p_sh_7_1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12.8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1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51:.D51])" office:value-type="string" office:string-value="p_sh_8_1" calcext:value-type="string">
            <text:p>p_sh_8_1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1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52:.D52])" office:value-type="string" office:string-value="p_sh_9_1" calcext:value-type="string">
            <text:p>p_sh_9_1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table:style-name="ce54"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formula="of:=COM.MICROSOFT.TEXTJOIN(&quot;_&quot;;0;[.A53:.D53])" office:value-type="string" office:string-value="a_sh_3_1" calcext:value-type="string">
            <text:p>a_sh_3_1</text:p>
          </table:table-cell>
          <table:table-cell table:style-name="ce80" office:value-type="string" calcext:value-type="string">
            <text:p>43.5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0"/>
          <table:table-cell office:value-type="float" office:value="3" calcext:value-type="float">
            <text:p>3</text:p>
          </table:table-cell>
          <table:table-cell table:style-name="ce80"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54:.D54])" office:value-type="string" office:string-value="a_sh_4_1" calcext:value-type="string">
            <text:p>a_sh_4_1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55:.D55])" office:value-type="string" office:string-value="a_sh_5_1" calcext:value-type="string">
            <text:p>a_sh_5_1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56:.D56])" office:value-type="string" office:string-value="a_sh_6_1" calcext:value-type="string">
            <text:p>a_sh_6_1</text:p>
          </table:table-cell>
          <table:table-cell office:value-type="string" calcext:value-type="string">
            <text:p>5.84</text:p>
          </table:table-cell>
          <table:table-cell office:value-type="float" office:value="59" calcext:value-type="float">
            <text:p>59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18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57:.D57])" office:value-type="string" office:string-value="a_sh_7_1" calcext:value-type="string">
            <text:p>a_sh_7_1</text:p>
          </table:table-cell>
          <table:table-cell table:style-name="ce82" office:value-type="float" office:value="40" calcext:value-type="float">
            <text:p>40</text:p>
          </table:table-cell>
          <table:table-cell table:number-columns-repeated="2" table:style-name="ce82" office:value-type="string" calcext:value-type="string">
            <text:p>-</text:p>
          </table:table-cell>
          <table:table-cell table:style-name="ce91" office:value-type="string" calcext:value-type="string">
            <text:p>21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58:.D58])" office:value-type="string" office:string-value="a_sh_8_1" calcext:value-type="string">
            <text:p>a_sh_8_1</text:p>
          </table:table-cell>
          <table:table-cell table:style-name="ce82" office:value-type="string" calcext:value-type="string">
            <text:p>10.1</text:p>
          </table:table-cell>
          <table:table-cell table:style-name="ce82" office:value-type="string" calcext:value-type="string">
            <text:p>20.9</text:p>
          </table:table-cell>
          <table:table-cell table:style-name="ce82" office:value-type="string" calcext:value-type="string">
            <text:p>-</text:p>
          </table:table-cell>
          <table:table-cell table:style-name="ce91" office:value-type="string" calcext:value-type="string">
            <text:p>21/02/2022</text:p>
          </table:table-cell>
          <table:table-cell table:style-name="ce81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59:.D59])" office:value-type="string" office:string-value="m_sh_1_15" calcext:value-type="string">
            <text:p>m_sh_1_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3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60:.D60])" office:value-type="string" office:string-value="m_sh_2_15" calcext:value-type="string">
            <text:p>m_sh_2_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3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61:.D61])" office:value-type="string" office:string-value="m_sh_3_15" calcext:value-type="string">
            <text:p>m_sh_3_15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62:.D62])" office:value-type="string" office:string-value="m_sh_4_15" calcext:value-type="string">
            <text:p>m_sh_4_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63:.D63])" office:value-type="string" office:string-value="m_sh_5_15" calcext:value-type="string">
            <text:p>m_sh_5_1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64:.D64])" office:value-type="string" office:string-value="m_sh_6_14" calcext:value-type="string">
            <text:p>m_sh_6_14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5:.D65])" office:value-type="string" office:string-value="m_sh_7_2" calcext:value-type="string">
            <text:p>m_sh_7_2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5.02</text:p>
          </table:table-cell>
          <table:table-cell table:style-name="ce81" office:value-type="string" calcext:value-type="string">
            <text:p>12.1</text:p>
          </table:table-cell>
          <table:table-cell table:style-name="ce91" office:value-type="string" calcext:value-type="string">
            <text:p>21/02/2022</text:p>
          </table:table-cell>
          <table:table-cell table:style-name="ce81" office:value-type="string" calcext:value-type="string">
            <text:p>good volum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66:.D66])" office:value-type="string" office:string-value="p_sh_1_15" calcext:value-type="string">
            <text:p>p_sh_1_15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3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67:.D67])" office:value-type="string" office:string-value="p_sh_2_15" calcext:value-type="string">
            <text:p>p_sh_2_1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3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68:.D68])" office:value-type="string" office:string-value="p_sh_3_15" calcext:value-type="string">
            <text:p>p_sh_3_15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69:.D69])" office:value-type="string" office:string-value="p_sh_4_15" calcext:value-type="string">
            <text:p>p_sh_4_15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70:.D70])" office:value-type="string" office:string-value="p_sh_5_15" calcext:value-type="string">
            <text:p>p_sh_5_15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71:.D71])" office:value-type="string" office:string-value="p_sh_6_15" calcext:value-type="string">
            <text:p>p_sh_6_15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table:style-name="ce54"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formula="of:=COM.MICROSOFT.TEXTJOIN(&quot;_&quot;;0;[.A72:.D72])" office:value-type="string" office:string-value="p_sh_10_11" calcext:value-type="string">
            <text:p>p_sh_10_11</text:p>
          </table:table-cell>
          <table:table-cell table:style-name="ce80" office:value-type="string" calcext:value-type="string">
            <text:p>5.97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0" office:value-type="string" calcext:value-type="string">
            <text:p>colored</text:p>
          </table:table-cell>
          <table:table-cell office:value-type="float" office:value="4" calcext:value-type="float">
            <text:p>4</text:p>
          </table:table-cell>
          <table:table-cell table:style-name="ce80"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73:.D73])" office:value-type="string" office:string-value="a_sh_1_15" calcext:value-type="string">
            <text:p>a_sh_1_1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table:style-name="ce80"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74:.D74])" office:value-type="string" office:string-value="a_sh_2_15" calcext:value-type="string">
            <text:p>a_sh_2_15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table:style-name="ce80"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75:.D75])" office:value-type="string" office:string-value="a_sh_3_15" calcext:value-type="string">
            <text:p>a_sh_3_15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table:style-name="ce80"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76:.D76])" office:value-type="string" office:string-value="a_sh_4_15" calcext:value-type="string">
            <text:p>a_sh_4_15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5/02/2022</text:p>
          </table:table-cell>
          <table:table-cell table:style-name="ce81"/>
          <table:table-cell office:value-type="float" office:value="4" calcext:value-type="float">
            <text:p>4</text:p>
          </table:table-cell>
          <table:table-cell table:style-name="ce80"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77:.D77])" office:value-type="string" office:string-value="a_sh_9_1" calcext:value-type="string">
            <text:p>a_sh_9_1</text:p>
          </table:table-cell>
          <table:table-cell office:value-type="string" calcext:value-type="string">
            <text:p>8.79</text:p>
          </table:table-cell>
          <table:table-cell office:value-type="float" office:value="63" calcext:value-type="float">
            <text:p>63</text:p>
          </table:table-cell>
          <table:table-cell table:style-name="ce81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1" office:value-type="string" calcext:value-type="string">
            <text:p>colored</text:p>
          </table:table-cell>
          <table:table-cell office:value-type="float" office:value="4" calcext:value-type="float">
            <text:p>4</text:p>
          </table:table-cell>
          <table:table-cell table:style-name="ce80"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table:style-name="ce54"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formula="of:=COM.MICROSOFT.TEXTJOIN(&quot;_&quot;;0;[.A78:.D78])" office:value-type="string" office:string-value="a_sh_10_1" calcext:value-type="string">
            <text:p>a_sh_10_1</text:p>
          </table:table-cell>
          <table:table-cell table:style-name="ce80" office:value-type="string" calcext:value-type="string">
            <text:p>7.34</text:p>
          </table:table-cell>
          <table:table-cell table:style-name="ce80" office:value-type="float" office:value="108" calcext:value-type="float">
            <text:p>108</text:p>
          </table:table-cell>
          <table:table-cell table:style-name="ce80" office:value-type="string" calcext:value-type="string">
            <text:p>-</text:p>
          </table:table-cell>
          <table:table-cell table:style-name="ce91" office:value-type="string" calcext:value-type="string">
            <text:p>22/02/2022</text:p>
          </table:table-cell>
          <table:table-cell table:style-name="ce80"/>
          <table:table-cell office:value-type="float" office:value="4" calcext:value-type="float">
            <text:p>4</text:p>
          </table:table-cell>
          <table:table-cell table:style-name="ce80"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79:.D79])" office:value-type="string" office:string-value="m_lf_1_15" calcext:value-type="string">
            <text:p>m_lf_1_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80:.D80])" office:value-type="string" office:string-value="m_lf_2_15" calcext:value-type="string">
            <text:p>m_lf_2_15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81:.D81])" office:value-type="string" office:string-value="m_lf_3_15" calcext:value-type="string">
            <text:p>m_lf_3_1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5/02/20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82:.D82])" office:value-type="string" office:string-value="m_lf_4_15" calcext:value-type="string">
            <text:p>m_lf_4_15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5/02/20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83:.D83])" office:value-type="string" office:string-value="m_lf_5_15" calcext:value-type="string">
            <text:p>m_lf_5_15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84:.D84])" office:value-type="string" office:string-value="m_lf_6_15" calcext:value-type="string">
            <text:p>m_lf_6_15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85:.D85])" office:value-type="string" office:string-value="m_lf_8_15" calcext:value-type="string">
            <text:p>m_lf_8_15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formula="of:=COM.MICROSOFT.TEXTJOIN(&quot;_&quot;;0;[.A86:.D86])" office:value-type="string" office:string-value="p_lf_1_1" calcext:value-type="string">
            <text:p>p_lf_1_1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11.9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16/02/20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87:.D87])" office:value-type="string" office:string-value="p_lf_3_15" calcext:value-type="string">
            <text:p>p_lf_3_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88:.D88])" office:value-type="string" office:string-value="p_lf_4_15" calcext:value-type="string">
            <text:p>p_lf_4_15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89:.D89])" office:value-type="string" office:string-value="p_lf_6_15" calcext:value-type="string">
            <text:p>p_lf_6_15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90:.D90])" office:value-type="string" office:string-value="p_lf_7_15" calcext:value-type="string">
            <text:p>p_lf_7_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91:.D91])" office:value-type="string" office:string-value="p_lf_8_1" calcext:value-type="string">
            <text:p>p_lf_8_1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5.76</text:p>
          </table:table-cell>
          <table:table-cell table:style-name="ce81" office:value-type="string" calcext:value-type="string">
            <text:p>13.2</text:p>
          </table:table-cell>
          <table:table-cell office:value-type="string" calcext:value-type="string">
            <text:p>21/02/2022</text:p>
          </table:table-cell>
          <table:table-cell table:style-name="ce81" office:value-type="string" calcext:value-type="string">
            <text:p>good volum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92:.D92])" office:value-type="string" office:string-value="p_lf_10_15" calcext:value-type="string">
            <text:p>p_lf_10_15</text:p>
          </table:table-cell>
          <table:table-cell office:value-type="float" office:value="6.01" calcext:value-type="float">
            <text:p>6.01</text:p>
          </table:table-cell>
          <table:table-cell office:value-type="float" office:value="15" calcext:value-type="float">
            <text:p>15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93:.D93])" office:value-type="string" office:string-value="a_lf_1_15" calcext:value-type="string">
            <text:p>a_lf_1_15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94:.D94])" office:value-type="string" office:string-value="a_lf_2_15" calcext:value-type="string">
            <text:p>a_lf_2_15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95:.D95])" office:value-type="string" office:string-value="a_lf_3_15" calcext:value-type="string">
            <text:p>a_lf_3_15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96:.D96])" office:value-type="string" office:string-value="a_lf_4_15" calcext:value-type="string">
            <text:p>a_lf_4_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97:.D97])" office:value-type="string" office:string-value="a_lf_6_15" calcext:value-type="string">
            <text:p>a_lf_6_1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98:.D98])" office:value-type="string" office:string-value="a_lf_8_15" calcext:value-type="string">
            <text:p>a_lf_8_15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99:.D99])" office:value-type="string" office:string-value="m_op_3_14" calcext:value-type="string">
            <text:p>m_op_3_14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17.3</text:p>
          </table:table-cell>
          <table:table-cell/>
          <table:table-cell office:value-type="date" office:date-value="2022-03-01" calcext:value-type="date">
            <text:p>01/03/22</text:p>
          </table:table-cell>
          <table:table-cell table:style-name="ce81" office:value-type="string" calcext:value-type="string">
            <text:p>good volum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0:.D100])" office:value-type="string" office:string-value="m_op_4_14" calcext:value-type="string">
            <text:p>m_op_4_14</text:p>
          </table:table-cell>
          <table:table-cell office:value-type="float" office:value="40.1" calcext:value-type="float">
            <text:p>40.1</text:p>
          </table:table-cell>
          <table:table-cell table:number-columns-repeated="2"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1:.D101])" office:value-type="string" office:string-value="m_op_5_14" calcext:value-type="string">
            <text:p>m_op_5_14</text:p>
          </table:table-cell>
          <table:table-cell office:value-type="float" office:value="44.1" calcext:value-type="float">
            <text:p>44.1</text:p>
          </table:table-cell>
          <table:table-cell table:number-columns-repeated="2"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2:.D102])" office:value-type="string" office:string-value="m_op_6_14" calcext:value-type="string">
            <text:p>m_op_6_14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3:.D103])" office:value-type="string" office:string-value="m_op_7_14" calcext:value-type="string">
            <text:p>m_op_7_14</text:p>
          </table:table-cell>
          <table:table-cell office:value-type="float" office:value="21.8" calcext:value-type="float">
            <text:p>21.8</text:p>
          </table:table-cell>
          <table:table-cell table:number-columns-repeated="2"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04:.D104])" office:value-type="string" office:string-value="m_op_8_1" calcext:value-type="string">
            <text:p>m_op_8_1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5.90</text:p>
          </table:table-cell>
          <table:table-cell table:style-name="ce81" office:value-type="string" calcext:value-type="string">
            <text:p>12.1</text:p>
          </table:table-cell>
          <table:table-cell office:value-type="string" calcext:value-type="string">
            <text:p>21/02/2022</text:p>
          </table:table-cell>
          <table:table-cell table:style-name="ce81" office:value-type="string" calcext:value-type="string">
            <text:p>good volum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05:.D105])" office:value-type="string" office:string-value="m_op_9_1" calcext:value-type="string">
            <text:p>m_op_9_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2/02/20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06:.D106])" office:value-type="string" office:string-value="p_op_1_15" calcext:value-type="string">
            <text:p>p_op_1_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07:.D107])" office:value-type="string" office:string-value="p_op_2_15" calcext:value-type="string">
            <text:p>p_op_2_15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8:.D108])" office:value-type="string" office:string-value="p_op_3_14" calcext:value-type="string">
            <text:p>p_op_3_14</text:p>
          </table:table-cell>
          <table:table-cell office:value-type="float" office:value="28.8" calcext:value-type="float">
            <text:p>28.8</text:p>
          </table:table-cell>
          <table:table-cell table:number-columns-repeated="2"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9:.D109])" office:value-type="string" office:string-value="p_op_4_14" calcext:value-type="string">
            <text:p>p_op_4_14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0:.D110])" office:value-type="string" office:string-value="p_op_5_4" calcext:value-type="string">
            <text:p>p_op_5_4</text:p>
          </table:table-cell>
          <table:table-cell office:value-type="float" office:value="17.6" calcext:value-type="float">
            <text:p>17.6</text:p>
          </table:table-cell>
          <table:table-cell table:number-columns-repeated="2"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11:.D111])" office:value-type="string" office:string-value="a_op_1_15" calcext:value-type="string">
            <text:p>a_op_1_15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2:.D112])" office:value-type="string" office:string-value="a_op_3_14" calcext:value-type="string">
            <text:p>a_op_3_14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113:.D113])" office:value-type="string" office:string-value="a_op_4_2" calcext:value-type="string">
            <text:p>a_op_4_2</text:p>
          </table:table-cell>
          <table:table-cell office:value-type="float" office:value="6.27" calcext:value-type="float">
            <text:p>6.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date" office:date-value="2022-03-01" calcext:value-type="date">
            <text:p>01/03/22</text:p>
          </table:table-cell>
          <table:table-cell table:style-name="ce81" office:value-type="string" calcext:value-type="string">
            <text:p>good volum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14:.D114])" office:value-type="string" office:string-value="a_op_5_15" calcext:value-type="string">
            <text:p>a_op_5_15</text:p>
          </table:table-cell>
          <table:table-cell office:value-type="float" office:value="6.51" calcext:value-type="float">
            <text:p>6.51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string" calcext:value-type="string">
            <text:p>25/02/20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15:.D115])" office:value-type="string" office:string-value="a_op_6_1" calcext:value-type="string">
            <text:p>a_op_6_1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5.84</text:p>
          </table:table-cell>
          <table:table-cell table:style-name="ce81" office:value-type="string" calcext:value-type="string">
            <text:p>27.5</text:p>
          </table:table-cell>
          <table:table-cell office:value-type="string" calcext:value-type="string">
            <text:p>18/02/2022</text:p>
          </table:table-cell>
          <table:table-cell table:style-name="ce81" office:value-type="string" calcext:value-type="string">
            <text:p>good volum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6:.D116])" office:value-type="string" office:string-value="a_op_7_14" calcext:value-type="string">
            <text:p>a_op_7_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1</text:p>
          </table:table-cell>
          <table:table-cell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7:.D117])" office:value-type="string" office:string-value="a_op_8_14" calcext:value-type="string">
            <text:p>a_op_8_1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18:.D118])" office:value-type="string" office:string-value="a_op_9_1" calcext:value-type="string">
            <text:p>a_op_9_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6.8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2/02/2022</text:p>
          </table:table-cell>
          <table:table-cell table:style-name="ce81" office:value-type="string" calcext:value-type="string">
            <text:p>good volum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19:.D119])" office:value-type="string" office:string-value="m_op_2_15" calcext:value-type="string">
            <text:p>m_op_2_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0:.D120])" office:value-type="string" office:string-value="m_op_3_15" calcext:value-type="string">
            <text:p>m_op_3_15</text:p>
          </table:table-cell>
          <table:table-cell office:value-type="float" office:value="10.1" calcext:value-type="float">
            <text:p>10.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1:.D121])" office:value-type="string" office:string-value="m_op_4_15" calcext:value-type="string">
            <text:p>m_op_4_15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2:.D122])" office:value-type="string" office:string-value="m_op_5_15" calcext:value-type="string">
            <text:p>m_op_5_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3:.D123])" office:value-type="string" office:string-value="m_op_6_15" calcext:value-type="string">
            <text:p>m_op_6_15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4:.D124])" office:value-type="string" office:string-value="m_op_7_15" calcext:value-type="string">
            <text:p>m_op_7_15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25:.D125])" office:value-type="string" office:string-value="m_op_8_14" calcext:value-type="string">
            <text:p>m_op_8_14</text:p>
          </table:table-cell>
          <table:table-cell office:value-type="float" office:value="21.2" calcext:value-type="float">
            <text:p>21.2</text:p>
          </table:table-cell>
          <table:table-cell/>
          <table:table-cell table:style-name="ce63"/>
          <table:table-cell office:value-type="date" office:date-value="2022-03-01" calcext:value-type="date">
            <text:p>01/03/22</text:p>
          </table:table-cell>
          <table:table-cell table:style-name="ce81"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6:.D126])" office:value-type="string" office:string-value="m_op_9_15" calcext:value-type="string">
            <text:p>m_op_9_15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27:.D127])" office:value-type="string" office:string-value="m_op_10_1" calcext:value-type="string">
            <text:p>m_op_10_1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2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8:.D128])" office:value-type="string" office:string-value="m_op_10_15" calcext:value-type="string">
            <text:p>m_op_10_15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9:.D129])" office:value-type="string" office:string-value="p_op_3_15" calcext:value-type="string">
            <text:p>p_op_3_15</text:p>
          </table:table-cell>
          <table:table-cell office:value-type="float" office:value="8.12" calcext:value-type="float">
            <text:p>8.12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30:.D130])" office:value-type="string" office:string-value="p_op_4_15" calcext:value-type="string">
            <text:p>p_op_4_15</text:p>
          </table:table-cell>
          <table:table-cell office:value-type="float" office:value="5.57" calcext:value-type="float">
            <text:p>5.57</text:p>
          </table:table-cell>
          <table:table-cell office:value-type="float" office:value="15.3" calcext:value-type="float">
            <text:p>15.3</text:p>
          </table:table-cell>
          <table:table-cell/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formula="of:=COM.MICROSOFT.TEXTJOIN(&quot;_&quot;;0;[.A131:.D131])" office:value-type="string" office:string-value="p_op_5_5" calcext:value-type="string">
            <text:p>p_op_5_5</text:p>
          </table:table-cell>
          <table:table-cell office:value-type="float" office:value="7.01" calcext:value-type="float">
            <text:p>7.01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32:.D132])" office:value-type="string" office:string-value="a_op_2_15" calcext:value-type="string">
            <text:p>a_op_2_1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3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33:.D133])" office:value-type="string" office:string-value="a_op_3_15" calcext:value-type="string">
            <text:p>a_op_3_15</text:p>
          </table:table-cell>
          <table:table-cell office:value-type="float" office:value="7.32" calcext:value-type="float">
            <text:p>7.32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34:.D134])" office:value-type="string" office:string-value="a_op_6_14" calcext:value-type="string">
            <text:p>a_op_6_14</text:p>
          </table:table-cell>
          <table:table-cell office:value-type="float" office:value="9.87" calcext:value-type="float">
            <text:p>9.8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date" office:date-value="2022-03-01" calcext:value-type="date">
            <text:p>01/03/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35:.D135])" office:value-type="string" office:string-value="a_op_7_15" calcext:value-type="string">
            <text:p>a_op_7_15</text:p>
          </table:table-cell>
          <table:table-cell office:value-type="float" office:value="7.47" calcext:value-type="float">
            <text:p>7.47</text:p>
          </table:table-cell>
          <table:table-cell office:value-type="float" office:value="20.6" calcext:value-type="float">
            <text:p>20.6</text:p>
          </table:table-cell>
          <table:table-cell/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36:.D136])" office:value-type="string" office:string-value="a_op_8_15" calcext:value-type="string">
            <text:p>a_op_8_15</text:p>
          </table:table-cell>
          <table:table-cell office:value-type="float" office:value="4.38" calcext:value-type="float">
            <text:p>4.38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37:.D137])" office:value-type="string" office:string-value="a_op_9_15" calcext:value-type="string">
            <text:p>a_op_9_15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5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 table:formula="of:=COM.MICROSOFT.TEXTJOIN(&quot;_&quot;;0;[.A138:.D138])" office:value-type="string" office:string-value="a_op_10_1" calcext:value-type="string">
            <text:p>a_op_10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22/02/2022</text:p>
          </table:table-cell>
          <table:table-cell table:style-name="ce81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formula="of:=COM.MICROSOFT.TEXTJOIN(&quot;_&quot;;0;[.A139:.D139])" office:value-type="string" office:string-value="m_lf_4_4" calcext:value-type="string">
            <text:p>m_lf_4_4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date" office:date-value="2022-11-17" calcext:value-type="date">
            <text:p>17/11/22</text:p>
          </table:table-cell>
          <table:table-cell table:style-name="ce81" office:value-type="string" calcext:value-type="string">
            <text:p>32,7 m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40:.D140])" office:value-type="string" office:string-value="a_lf_9_4" calcext:value-type="string">
            <text:p>a_lf_9_4</text:p>
          </table:table-cell>
          <table:table-cell office:value-type="float" office:value="15.7" calcext:value-type="float">
            <text:p>15.7</text:p>
          </table:table-cell>
          <table:table-cell table:number-columns-repeated="2"/>
          <table:table-cell office:value-type="date" office:date-value="2022-11-17" calcext:value-type="date">
            <text:p>17/11/22</text:p>
          </table:table-cell>
          <table:table-cell table:style-name="ce81" office:value-type="string" calcext:value-type="string">
            <text:p>32,8 m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141:.D141])" office:value-type="string" office:string-value="a_lf_10_2" calcext:value-type="string">
            <text:p>a_lf_10_2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office:value-type="date" office:date-value="2022-11-17" calcext:value-type="date">
            <text:p>17/11/22</text:p>
          </table:table-cell>
          <table:table-cell table:style-name="ce81" office:value-type="string" calcext:value-type="string">
            <text:p>40,7 m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42:.D142])" office:value-type="string" office:string-value="p_lf_9_14" calcext:value-type="string">
            <text:p>p_lf_9_14</text:p>
          </table:table-cell>
          <table:table-cell office:value-type="float" office:value="9.74" calcext:value-type="float">
            <text:p>9.7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date" office:date-value="2022-11-18" calcext:value-type="date">
            <text:p>18/11/22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formula="of:=COM.MICROSOFT.TEXTJOIN(&quot;_&quot;;0;[.A143:.D143])" office:value-type="string" office:string-value="a_lf_4_4" calcext:value-type="string">
            <text:p>a_lf_4_4</text:p>
          </table:table-cell>
          <table:table-cell office:value-type="float" office:value="18.3" calcext:value-type="float">
            <text:p>18.3</text:p>
          </table:table-cell>
          <table:table-cell table:number-columns-repeated="2"/>
          <table:table-cell office:value-type="date" office:date-value="2022-11-18" calcext:value-type="date">
            <text:p>18/11/22</text:p>
          </table:table-cell>
          <table:table-cell table:style-name="ce81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144:.D144])" office:value-type="string" office:string-value="a_lf_6_9" calcext:value-type="string">
            <text:p>a_lf_6_9</text:p>
          </table:table-cell>
          <table:table-cell office:value-type="float" office:value="16.9" calcext:value-type="float">
            <text:p>16.9</text:p>
          </table:table-cell>
          <table:table-cell table:number-columns-repeated="2"/>
          <table:table-cell office:value-type="date" office:date-value="2022-11-18" calcext:value-type="date">
            <text:p>18/11/22</text:p>
          </table:table-cell>
          <table:table-cell table:style-name="ce81" office:value-type="float" office:value="43.2" calcext:value-type="float">
            <text:p>43.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145:.D145])" office:value-type="string" office:string-value="m_lf_4_7" calcext:value-type="string">
            <text:p>m_lf_4_7</text:p>
          </table:table-cell>
          <table:table-cell office:value-type="float" office:value="27.4" calcext:value-type="float">
            <text:p>27.4</text:p>
          </table:table-cell>
          <table:table-cell table:number-columns-repeated="2"/>
          <table:table-cell office:value-type="date" office:date-value="2022-11-21" calcext:value-type="date">
            <text:p>21/11/22</text:p>
          </table:table-cell>
          <table:table-cell table:style-name="ce81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formula="of:=COM.MICROSOFT.TEXTJOIN(&quot;_&quot;;0;[.A146:.D146])" office:value-type="string" office:string-value="p_lf_8_8" calcext:value-type="string">
            <text:p>p_lf_8_8</text:p>
          </table:table-cell>
          <table:table-cell office:value-type="float" office:value="8.43" calcext:value-type="float">
            <text:p>8.43</text:p>
          </table:table-cell>
          <table:table-cell table:style-name="ce80" office:value-type="float" office:value="17.3" calcext:value-type="float">
            <text:p>17.3</text:p>
          </table:table-cell>
          <table:table-cell/>
          <table:table-cell office:value-type="date" office:date-value="2022-11-21" calcext:value-type="date">
            <text:p>21/11/22</text:p>
          </table:table-cell>
          <table:table-cell table:style-name="ce81" office:value-type="float" office:value="42" calcext:value-type="float">
            <text:p>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147:.D147])" office:value-type="string" office:string-value="a_lf_10_7" calcext:value-type="string">
            <text:p>a_lf_10_7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date" office:date-value="2022-11-21" calcext:value-type="date">
            <text:p>21/11/22</text:p>
          </table:table-cell>
          <table:table-cell table:style-name="ce81" office:value-type="float" office:value="33.1" calcext:value-type="float">
            <text:p>33.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48:.D148])" office:value-type="string" office:string-value="a_lf_10_11" calcext:value-type="string">
            <text:p>a_lf_10_11</text:p>
          </table:table-cell>
          <table:table-cell office:value-type="float" office:value="15.5" calcext:value-type="float">
            <text:p>15.5</text:p>
          </table:table-cell>
          <table:table-cell table:number-columns-repeated="2"/>
          <table:table-cell office:value-type="date" office:date-value="2022-11-21" calcext:value-type="date">
            <text:p>21/11/22</text:p>
          </table:table-cell>
          <table:table-cell table:style-name="ce81" office:value-type="float" office:value="33.5" calcext:value-type="float">
            <text:p>33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149:.D149])" office:value-type="string" office:string-value="m_lf_1_6" calcext:value-type="string">
            <text:p>m_lf_1_6</text:p>
          </table:table-cell>
          <table:table-cell office:value-type="float" office:value="13.9" calcext:value-type="float">
            <text:p>13.9</text:p>
          </table:table-cell>
          <table:table-cell table:number-columns-repeated="2"/>
          <table:table-cell office:value-type="date" office:date-value="2022-11-29" calcext:value-type="date">
            <text:p>29/11/22</text:p>
          </table:table-cell>
          <table:table-cell table:style-name="ce81" office:value-type="float" office:value="21.8" calcext:value-type="float">
            <text:p>21.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50:.D150])" office:value-type="string" office:string-value="p_lf_10_14" calcext:value-type="string">
            <text:p>p_lf_10_14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date" office:date-value="2022-11-29" calcext:value-type="date">
            <text:p>29/11/22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151:.D151])" office:value-type="string" office:string-value="a_lf_2_9" calcext:value-type="string">
            <text:p>a_lf_2_9</text:p>
          </table:table-cell>
          <table:table-cell office:value-type="float" office:value="17.2" calcext:value-type="float">
            <text:p>17.2</text:p>
          </table:table-cell>
          <table:table-cell table:number-columns-repeated="2"/>
          <table:table-cell office:value-type="date" office:date-value="2022-11-29" calcext:value-type="date">
            <text:p>29/11/22</text:p>
          </table:table-cell>
          <table:table-cell table:style-name="ce81" office:value-type="float" office:value="19.6" calcext:value-type="float">
            <text:p>19.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52:.D152])" office:value-type="string" office:string-value="m_lf_6_12" calcext:value-type="string">
            <text:p>m_lf_6_12</text:p>
          </table:table-cell>
          <table:table-cell office:value-type="float" office:value="18.7" calcext:value-type="float">
            <text:p>18.7</text:p>
          </table:table-cell>
          <table:table-cell table:number-columns-repeated="2"/>
          <table:table-cell office:value-type="date" office:date-value="2022-11-30" calcext:value-type="date">
            <text:p>30/11/22</text:p>
          </table:table-cell>
          <table:table-cell table:style-name="ce81" office:value-type="float" office:value="23.6" calcext:value-type="float">
            <text:p>23.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153:.D153])" office:value-type="string" office:string-value="m_lf_10_2" calcext:value-type="string">
            <text:p>m_lf_10_2</text:p>
          </table:table-cell>
          <table:table-cell office:value-type="float" office:value="21.2" calcext:value-type="float">
            <text:p>21.2</text:p>
          </table:table-cell>
          <table:table-cell table:number-columns-repeated="2"/>
          <table:table-cell office:value-type="date" office:date-value="2022-11-30" calcext:value-type="date">
            <text:p>30/11/22</text:p>
          </table:table-cell>
          <table:table-cell table:style-name="ce81" office:value-type="float" office:value="22.8" calcext:value-type="float">
            <text:p>22.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154:.D154])" office:value-type="string" office:string-value="p_lf_8_9" calcext:value-type="string">
            <text:p>p_lf_8_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date" office:date-value="2022-11-30" calcext:value-type="date">
            <text:p>30/11/22</text:p>
          </table:table-cell>
          <table:table-cell table:style-name="ce81" office:value-type="float" office:value="20.1" calcext:value-type="float">
            <text:p>20.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155:.D155])" office:value-type="string" office:string-value="p_lf_9_7" calcext:value-type="string">
            <text:p>p_lf_9_7</text:p>
          </table:table-cell>
          <table:table-cell office:value-type="float" office:value="14.6" calcext:value-type="float">
            <text:p>14.6</text:p>
          </table:table-cell>
          <table:table-cell table:number-columns-repeated="2"/>
          <table:table-cell office:value-type="date" office:date-value="2022-11-30" calcext:value-type="date">
            <text:p>30/11/22</text:p>
          </table:table-cell>
          <table:table-cell table:style-name="ce81" office:value-type="float" office:value="21.3" calcext:value-type="float">
            <text:p>21.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56:.D156])" office:value-type="string" office:string-value="a_lf_3_11" calcext:value-type="string">
            <text:p>a_lf_3_11</text:p>
          </table:table-cell>
          <table:table-cell office:value-type="float" office:value="16.1" calcext:value-type="float">
            <text:p>16.1</text:p>
          </table:table-cell>
          <table:table-cell table:number-columns-repeated="2"/>
          <table:table-cell office:value-type="date" office:date-value="2022-11-30" calcext:value-type="date">
            <text:p>30/11/22</text:p>
          </table:table-cell>
          <table:table-cell table:style-name="ce81" office:value-type="float" office:value="22.7" calcext:value-type="float">
            <text:p>22.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157:.D157])" office:value-type="string" office:string-value="a_lf_9_5" calcext:value-type="string">
            <text:p>a_lf_9_5</text:p>
          </table:table-cell>
          <table:table-cell office:value-type="float" office:value="17.4" calcext:value-type="float">
            <text:p>17.4</text:p>
          </table:table-cell>
          <table:table-cell table:number-columns-repeated="2"/>
          <table:table-cell office:value-type="date" office:date-value="2022-11-30" calcext:value-type="date">
            <text:p>30/11/22</text:p>
          </table:table-cell>
          <table:table-cell table:style-name="ce81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158:.D158])" office:value-type="string" office:string-value="a_lf_10_8" calcext:value-type="string">
            <text:p>a_lf_10_8</text:p>
          </table:table-cell>
          <table:table-cell office:value-type="float" office:value="22.3" calcext:value-type="float">
            <text:p>22.3</text:p>
          </table:table-cell>
          <table:table-cell table:number-columns-repeated="2"/>
          <table:table-cell office:value-type="date" office:date-value="2022-11-30" calcext:value-type="date">
            <text:p>30/11/22</text:p>
          </table:table-cell>
          <table:table-cell table:style-name="ce81" office:value-type="float" office:value="25.4" calcext:value-type="float">
            <text:p>25.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table:style-name="ce56" office:value-type="string" calcext:value-type="string">
            <text:p>m</text:p>
          </table:table-cell>
          <table:table-cell table:style-name="ce65" office:value-type="string" calcext:value-type="string">
            <text:p>lf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formula="of:=COM.MICROSOFT.TEXTJOIN(&quot;_&quot;;0;[.A159:.D159])" office:value-type="string" office:string-value="m_lf_4_5" calcext:value-type="string">
            <text:p>m_lf_4_5</text:p>
          </table:table-cell>
          <table:table-cell table:style-name="ce83" office:value-type="float" office:value="22.3" calcext:value-type="float">
            <text:p>22.3</text:p>
          </table:table-cell>
          <table:table-cell table:style-name="ce83"/>
          <table:table-cell table:style-name="ce65"/>
          <table:table-cell table:style-name="ce93" office:value-type="date" office:date-value="2022-12-01" calcext:value-type="date">
            <text:p>01/12/22</text:p>
          </table:table-cell>
          <table:table-cell table:style-name="ce83" office:value-type="float" office:value="21.5" calcext:value-type="float">
            <text:p>21.5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table:style-name="ce56" office:value-type="string" calcext:value-type="string">
            <text:p>m</text:p>
          </table:table-cell>
          <table:table-cell table:style-name="ce65" office:value-type="string" calcext:value-type="string">
            <text:p>lf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7" calcext:value-type="float">
            <text:p>7</text:p>
          </table:table-cell>
          <table:table-cell table:formula="of:=COM.MICROSOFT.TEXTJOIN(&quot;_&quot;;0;[.A160:.D160])" office:value-type="string" office:string-value="m_lf_8_7" calcext:value-type="string">
            <text:p>m_lf_8_7</text:p>
          </table:table-cell>
          <table:table-cell table:style-name="ce83" office:value-type="float" office:value="27.9" calcext:value-type="float">
            <text:p>27.9</text:p>
          </table:table-cell>
          <table:table-cell table:style-name="ce83"/>
          <table:table-cell table:style-name="ce65"/>
          <table:table-cell table:style-name="ce93" office:value-type="date" office:date-value="2022-12-01" calcext:value-type="date">
            <text:p>01/12/22</text:p>
          </table:table-cell>
          <table:table-cell table:style-name="ce83" office:value-type="float" office:value="23.2" calcext:value-type="float">
            <text:p>23.2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table:style-name="ce56" office:value-type="string" calcext:value-type="string">
            <text:p>p</text:p>
          </table:table-cell>
          <table:table-cell table:style-name="ce65" office:value-type="string" calcext:value-type="string">
            <text:p>lf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" calcext:value-type="float">
            <text:p>9</text:p>
          </table:table-cell>
          <table:table-cell table:formula="of:=COM.MICROSOFT.TEXTJOIN(&quot;_&quot;;0;[.A161:.D161])" office:value-type="string" office:string-value="p_lf_1_9" calcext:value-type="string">
            <text:p>p_lf_1_9</text:p>
          </table:table-cell>
          <table:table-cell table:style-name="ce83" office:value-type="float" office:value="22.1" calcext:value-type="float">
            <text:p>22.1</text:p>
          </table:table-cell>
          <table:table-cell table:style-name="ce83"/>
          <table:table-cell table:style-name="ce65"/>
          <table:table-cell table:style-name="ce93" office:value-type="date" office:date-value="2022-12-01" calcext:value-type="date">
            <text:p>01/12/22</text:p>
          </table:table-cell>
          <table:table-cell table:style-name="ce83" office:value-type="float" office:value="24.3" calcext:value-type="float">
            <text:p>24.3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table:style-name="ce56" office:value-type="string" calcext:value-type="string">
            <text:p>p</text:p>
          </table:table-cell>
          <table:table-cell table:style-name="ce65" office:value-type="string" calcext:value-type="string">
            <text:p>lf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formula="of:=COM.MICROSOFT.TEXTJOIN(&quot;_&quot;;0;[.A162:.D162])" office:value-type="string" office:string-value="p_lf_7_6" calcext:value-type="string">
            <text:p>p_lf_7_6</text:p>
          </table:table-cell>
          <table:table-cell table:style-name="ce83" office:value-type="float" office:value="20.6" calcext:value-type="float">
            <text:p>20.6</text:p>
          </table:table-cell>
          <table:table-cell table:style-name="ce83"/>
          <table:table-cell table:style-name="ce65"/>
          <table:table-cell table:style-name="ce93" office:value-type="date" office:date-value="2022-12-01" calcext:value-type="date">
            <text:p>01/12/22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table:style-name="ce56" office:value-type="string" calcext:value-type="string">
            <text:p>p</text:p>
          </table:table-cell>
          <table:table-cell table:style-name="ce65" office:value-type="string" calcext:value-type="string">
            <text:p>lf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formula="of:=COM.MICROSOFT.TEXTJOIN(&quot;_&quot;;0;[.A163:.D163])" office:value-type="string" office:string-value="p_lf_10_2" calcext:value-type="string">
            <text:p>p_lf_10_2</text:p>
          </table:table-cell>
          <table:table-cell table:style-name="ce83" office:value-type="float" office:value="14.9" calcext:value-type="float">
            <text:p>14.9</text:p>
          </table:table-cell>
          <table:table-cell table:style-name="ce83"/>
          <table:table-cell table:style-name="ce65"/>
          <table:table-cell table:style-name="ce93" office:value-type="date" office:date-value="2022-12-01" calcext:value-type="date">
            <text:p>01/12/22</text:p>
          </table:table-cell>
          <table:table-cell table:style-name="ce83" office:value-type="float" office:value="21.8" calcext:value-type="float">
            <text:p>21.8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table:style-name="ce56" office:value-type="string" calcext:value-type="string">
            <text:p>a</text:p>
          </table:table-cell>
          <table:table-cell table:style-name="ce65" office:value-type="string" calcext:value-type="string">
            <text:p>lf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formula="of:=COM.MICROSOFT.TEXTJOIN(&quot;_&quot;;0;[.A164:.D164])" office:value-type="string" office:string-value="a_lf_6_2" calcext:value-type="string">
            <text:p>a_lf_6_2</text:p>
          </table:table-cell>
          <table:table-cell table:style-name="ce83" office:value-type="float" office:value="16.2" calcext:value-type="float">
            <text:p>16.2</text:p>
          </table:table-cell>
          <table:table-cell table:style-name="ce83"/>
          <table:table-cell table:style-name="ce65"/>
          <table:table-cell table:style-name="ce93" office:value-type="date" office:date-value="2022-12-01" calcext:value-type="date">
            <text:p>01/12/22</text:p>
          </table:table-cell>
          <table:table-cell table:style-name="ce83" office:value-type="float" office:value="23.1" calcext:value-type="float">
            <text:p>23.1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table:style-name="ce56" office:value-type="string" calcext:value-type="string">
            <text:p>a</text:p>
          </table:table-cell>
          <table:table-cell table:style-name="ce65" office:value-type="string" calcext:value-type="string">
            <text:p>lf</text:p>
          </table:table-cell>
          <table:table-cell table:number-columns-repeated="2" table:style-name="ce65" office:value-type="float" office:value="7" calcext:value-type="float">
            <text:p>7</text:p>
          </table:table-cell>
          <table:table-cell table:formula="of:=COM.MICROSOFT.TEXTJOIN(&quot;_&quot;;0;[.A165:.D165])" office:value-type="string" office:string-value="a_lf_7_7" calcext:value-type="string">
            <text:p>a_lf_7_7</text:p>
          </table:table-cell>
          <table:table-cell table:style-name="ce83" office:value-type="float" office:value="11.6" calcext:value-type="float">
            <text:p>11.6</text:p>
          </table:table-cell>
          <table:table-cell table:style-name="ce83"/>
          <table:table-cell table:style-name="ce65"/>
          <table:table-cell table:style-name="ce93" office:value-type="date" office:date-value="2022-12-01" calcext:value-type="date">
            <text:p>01/12/22</text:p>
          </table:table-cell>
          <table:table-cell table:style-name="ce83" office:value-type="float" office:value="24" calcext:value-type="float">
            <text:p>24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table:style-name="ce56" office:value-type="string" calcext:value-type="string">
            <text:p>a</text:p>
          </table:table-cell>
          <table:table-cell table:style-name="ce65" office:value-type="string" calcext:value-type="string">
            <text:p>lf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4" calcext:value-type="float">
            <text:p>4</text:p>
          </table:table-cell>
          <table:table-cell table:formula="of:=COM.MICROSOFT.TEXTJOIN(&quot;_&quot;;0;[.A166:.D166])" office:value-type="string" office:string-value="a_lf_10_4" calcext:value-type="string">
            <text:p>a_lf_10_4</text:p>
          </table:table-cell>
          <table:table-cell table:style-name="ce83" office:value-type="float" office:value="13.6" calcext:value-type="float">
            <text:p>13.6</text:p>
          </table:table-cell>
          <table:table-cell table:style-name="ce83"/>
          <table:table-cell table:style-name="ce65"/>
          <table:table-cell table:style-name="ce93" office:value-type="date" office:date-value="2022-12-01" calcext:value-type="date">
            <text:p>01/12/22</text:p>
          </table:table-cell>
          <table:table-cell table:style-name="ce83" office:value-type="float" office:value="20.5" calcext:value-type="float">
            <text:p>20.5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table:style-name="ce57" office:value-type="string" calcext:value-type="string">
            <text:p>m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1" calcext:value-type="float">
            <text:p>1</text:p>
          </table:table-cell>
          <table:table-cell table:style-name="ce75" office:value-type="float" office:value="7" calcext:value-type="float">
            <text:p>7</text:p>
          </table:table-cell>
          <table:table-cell table:formula="of:=COM.MICROSOFT.TEXTJOIN(&quot;_&quot;;0;[.A167:.D167])" office:value-type="string" office:string-value="m_lf_1_7" calcext:value-type="string">
            <text:p>m_lf_1_7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34.3" calcext:value-type="float">
            <text:p>34.3</text:p>
          </table:table-cell>
          <table:table-cell table:style-name="ce66"/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2.5" calcext:value-type="float">
            <text:p>22.5</text:p>
          </table:table-cell>
          <table:table-cell table:number-columns-repeated="2" table:style-name="ce83"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table:style-name="ce57" office:value-type="string" calcext:value-type="string">
            <text:p>m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3" calcext:value-type="float">
            <text:p>3</text:p>
          </table:table-cell>
          <table:table-cell table:style-name="ce75" office:value-type="float" office:value="12" calcext:value-type="float">
            <text:p>12</text:p>
          </table:table-cell>
          <table:table-cell table:formula="of:=COM.MICROSOFT.TEXTJOIN(&quot;_&quot;;0;[.A168:.D168])" office:value-type="string" office:string-value="m_lf_3_12" calcext:value-type="string">
            <text:p>m_lf_3_12</text:p>
          </table:table-cell>
          <table:table-cell table:style-name="ce84" office:value-type="float" office:value="15.6" calcext:value-type="float">
            <text:p>15.6</text:p>
          </table:table-cell>
          <table:table-cell table:style-name="ce84"/>
          <table:table-cell table:style-name="ce66"/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3.1" calcext:value-type="float">
            <text:p>23.1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table:style-name="ce57" office:value-type="string" calcext:value-type="string">
            <text:p>m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formula="of:=COM.MICROSOFT.TEXTJOIN(&quot;_&quot;;0;[.A169:.D169])" office:value-type="string" office:string-value="m_lf_4_3" calcext:value-type="string">
            <text:p>m_lf_4_3</text:p>
          </table:table-cell>
          <table:table-cell table:style-name="ce84" office:value-type="float" office:value="18.1" calcext:value-type="float">
            <text:p>18.1</text:p>
          </table:table-cell>
          <table:table-cell table:style-name="ce84"/>
          <table:table-cell table:style-name="ce66"/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4" calcext:value-type="float">
            <text:p>24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table:style-name="ce57" office:value-type="string" calcext:value-type="string">
            <text:p>m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6" calcext:value-type="float">
            <text:p>6</text:p>
          </table:table-cell>
          <table:table-cell table:style-name="ce75" office:value-type="float" office:value="9" calcext:value-type="float">
            <text:p>9</text:p>
          </table:table-cell>
          <table:table-cell table:formula="of:=COM.MICROSOFT.TEXTJOIN(&quot;_&quot;;0;[.A170:.D170])" office:value-type="string" office:string-value="m_lf_6_9" calcext:value-type="string">
            <text:p>m_lf_6_9</text:p>
          </table:table-cell>
          <table:table-cell table:style-name="ce84" office:value-type="float" office:value="19.2" calcext:value-type="float">
            <text:p>19.2</text:p>
          </table:table-cell>
          <table:table-cell table:style-name="ce84"/>
          <table:table-cell table:style-name="ce66"/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2.5" calcext:value-type="float">
            <text:p>22.5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table:style-name="ce57" office:value-type="string" calcext:value-type="string">
            <text:p>m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8" calcext:value-type="float">
            <text:p>8</text:p>
          </table:table-cell>
          <table:table-cell table:style-name="ce75" office:value-type="float" office:value="12" calcext:value-type="float">
            <text:p>12</text:p>
          </table:table-cell>
          <table:table-cell table:formula="of:=COM.MICROSOFT.TEXTJOIN(&quot;_&quot;;0;[.A171:.D171])" office:value-type="string" office:string-value="m_lf_8_12" calcext:value-type="string">
            <text:p>m_lf_8_12</text:p>
          </table:table-cell>
          <table:table-cell table:style-name="ce84" office:value-type="float" office:value="14.4" calcext:value-type="float">
            <text:p>14.4</text:p>
          </table:table-cell>
          <table:table-cell table:style-name="ce84"/>
          <table:table-cell table:style-name="ce66"/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3.7" calcext:value-type="float">
            <text:p>23.7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table:style-name="ce57" office:value-type="string" calcext:value-type="string">
            <text:p>m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8" calcext:value-type="float">
            <text:p>8</text:p>
          </table:table-cell>
          <table:table-cell table:style-name="ce75" office:value-type="float" office:value="14" calcext:value-type="float">
            <text:p>14</text:p>
          </table:table-cell>
          <table:table-cell table:formula="of:=COM.MICROSOFT.TEXTJOIN(&quot;_&quot;;0;[.A172:.D172])" office:value-type="string" office:string-value="m_lf_8_14" calcext:value-type="string">
            <text:p>m_lf_8_14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40" calcext:value-type="float">
            <text:p>40</text:p>
          </table:table-cell>
          <table:table-cell table:style-name="ce66"/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1.7" calcext:value-type="float">
            <text:p>21.7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table:style-name="ce57" office:value-type="string" calcext:value-type="string">
            <text:p>p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formula="of:=COM.MICROSOFT.TEXTJOIN(&quot;_&quot;;0;[.A173:.D173])" office:value-type="string" office:string-value="p_lf_1_2" calcext:value-type="string">
            <text:p>p_lf_1_2</text:p>
          </table:table-cell>
          <table:table-cell table:style-name="ce84" office:value-type="float" office:value="3.13" calcext:value-type="float">
            <text:p>3.13</text:p>
          </table:table-cell>
          <table:table-cell table:style-name="ce84" office:value-type="float" office:value="14.7" calcext:value-type="float">
            <text:p>14.7</text:p>
          </table:table-cell>
          <table:table-cell table:style-name="ce66"/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0.5" calcext:value-type="float">
            <text:p>20.5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table:style-name="ce57" office:value-type="string" calcext:value-type="string">
            <text:p>p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2" calcext:value-type="float">
            <text:p>2</text:p>
          </table:table-cell>
          <table:table-cell table:style-name="ce75" office:value-type="float" office:value="12" calcext:value-type="float">
            <text:p>12</text:p>
          </table:table-cell>
          <table:table-cell table:formula="of:=COM.MICROSOFT.TEXTJOIN(&quot;_&quot;;0;[.A174:.D174])" office:value-type="string" office:string-value="p_lf_2_12" calcext:value-type="string">
            <text:p>p_lf_2_12</text:p>
          </table:table-cell>
          <table:table-cell table:style-name="ce84" office:value-type="float" office:value="15.5" calcext:value-type="float">
            <text:p>15.5</text:p>
          </table:table-cell>
          <table:table-cell table:style-name="ce84"/>
          <table:table-cell table:style-name="ce66" office:value-type="string" calcext:value-type="string">
            <text:p><text:s/></text:p>
          </table:table-cell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3.6" calcext:value-type="float">
            <text:p>23.6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table:style-name="ce57" office:value-type="string" calcext:value-type="string">
            <text:p>p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4" calcext:value-type="float">
            <text:p>4</text:p>
          </table:table-cell>
          <table:table-cell table:style-name="ce75" office:value-type="float" office:value="14" calcext:value-type="float">
            <text:p>14</text:p>
          </table:table-cell>
          <table:table-cell table:formula="of:=COM.MICROSOFT.TEXTJOIN(&quot;_&quot;;0;[.A175:.D175])" office:value-type="string" office:string-value="p_lf_4_14" calcext:value-type="string">
            <text:p>p_lf_4_14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28.2" calcext:value-type="float">
            <text:p>28.2</text:p>
          </table:table-cell>
          <table:table-cell table:style-name="ce66"/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4.4" calcext:value-type="float">
            <text:p>24.4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table:style-name="ce57" office:value-type="string" calcext:value-type="string">
            <text:p>p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5" calcext:value-type="float">
            <text:p>5</text:p>
          </table:table-cell>
          <table:table-cell table:style-name="ce75" office:value-type="float" office:value="8" calcext:value-type="float">
            <text:p>8</text:p>
          </table:table-cell>
          <table:table-cell table:formula="of:=COM.MICROSOFT.TEXTJOIN(&quot;_&quot;;0;[.A176:.D176])" office:value-type="string" office:string-value="p_lf_5_8" calcext:value-type="string">
            <text:p>p_lf_5_8</text:p>
          </table:table-cell>
          <table:table-cell table:style-name="ce84" office:value-type="float" office:value="7.88" calcext:value-type="float">
            <text:p>7.88</text:p>
          </table:table-cell>
          <table:table-cell table:style-name="ce84" office:value-type="float" office:value="37.7" calcext:value-type="float">
            <text:p>37.7</text:p>
          </table:table-cell>
          <table:table-cell table:style-name="ce66"/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0.8" calcext:value-type="float">
            <text:p>20.8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table:style-name="ce57" office:value-type="string" calcext:value-type="string">
            <text:p>p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7" calcext:value-type="float">
            <text:p>7</text:p>
          </table:table-cell>
          <table:table-cell table:style-name="ce75" office:value-type="float" office:value="13" calcext:value-type="float">
            <text:p>13</text:p>
          </table:table-cell>
          <table:table-cell table:formula="of:=COM.MICROSOFT.TEXTJOIN(&quot;_&quot;;0;[.A177:.D177])" office:value-type="string" office:string-value="p_lf_7_13" calcext:value-type="string">
            <text:p>p_lf_7_13</text:p>
          </table:table-cell>
          <table:table-cell table:style-name="ce84" office:value-type="float" office:value="9.16" calcext:value-type="float">
            <text:p>9.16</text:p>
          </table:table-cell>
          <table:table-cell table:style-name="ce84" office:value-type="float" office:value="39" calcext:value-type="float">
            <text:p>39</text:p>
          </table:table-cell>
          <table:table-cell table:style-name="ce66"/>
          <table:table-cell table:style-name="ce94" office:value-type="date" office:date-value="2022-12-05" calcext:value-type="date">
            <text:p>05/12/22</text:p>
          </table:table-cell>
          <table:table-cell table:style-name="ce100" office:value-type="float" office:value="21.7" calcext:value-type="float">
            <text:p>21.7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table:style-name="ce57" office:value-type="string" calcext:value-type="string">
            <text:p>a</text:p>
          </table:table-cell>
          <table:table-cell table:style-name="ce66" office:value-type="string" calcext:value-type="string">
            <text:p>lf</text:p>
          </table:table-cell>
          <table:table-cell table:style-name="ce66" office:value-type="float" office:value="1" calcext:value-type="float">
            <text:p>1</text:p>
          </table:table-cell>
          <table:table-cell table:style-name="ce75" office:value-type="float" office:value="5" calcext:value-type="float">
            <text:p>5</text:p>
          </table:table-cell>
          <table:table-cell table:formula="of:=COM.MICROSOFT.TEXTJOIN(&quot;_&quot;;0;[.A178:.D178])" office:value-type="string" office:string-value="a_lf_1_5" calcext:value-type="string">
            <text:p>a_lf_1_5</text:p>
          </table:table-cell>
          <table:table-cell table:style-name="ce84" office:value-type="float" office:value="8.84" calcext:value-type="float">
            <text:p>8.84</text:p>
          </table:table-cell>
          <table:table-cell table:style-name="ce84" office:value-type="float" office:value="43.5" calcext:value-type="float">
            <text:p>43.5</text:p>
          </table:table-cell>
          <table:table-cell table:style-name="ce66"/>
          <table:table-cell table:style-name="ce94" office:value-type="date" office:date-value="2023-12-05" calcext:value-type="date">
            <text:p>05/12/23</text:p>
          </table:table-cell>
          <table:table-cell table:style-name="ce100" office:value-type="float" office:value="20.1" calcext:value-type="float">
            <text:p>20.1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12" calcext:value-type="float">
            <text:p>12</text:p>
          </table:table-cell>
          <table:table-cell table:formula="of:=COM.MICROSOFT.TEXTJOIN(&quot;_&quot;;0;[.A179:.D179])" office:value-type="string" office:string-value="a_lf_3_12" calcext:value-type="string">
            <text:p>a_lf_3_12</text:p>
          </table:table-cell>
          <table:table-cell table:style-name="ce85" office:value-type="float" office:value="11.5" calcext:value-type="float">
            <text:p>11.5</text:p>
          </table:table-cell>
          <table:table-cell table:style-name="ce85" office:value-type="float" office:value="48.5" calcext:value-type="float">
            <text:p>48.5</text:p>
          </table:table-cell>
          <table:table-cell table:style-name="ce67"/>
          <table:table-cell table:style-name="ce95" office:value-type="date" office:date-value="2022-12-05" calcext:value-type="date">
            <text:p>05/12/22</text:p>
          </table:table-cell>
          <table:table-cell table:style-name="ce101" office:value-type="float" office:value="22.5" calcext:value-type="float">
            <text:p>22.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formula="of:=COM.MICROSOFT.TEXTJOIN(&quot;_&quot;;0;[.A180:.D180])" office:value-type="string" office:string-value="a_lf_5_9" calcext:value-type="string">
            <text:p>a_lf_5_9</text:p>
          </table:table-cell>
          <table:table-cell table:style-name="ce85" office:value-type="float" office:value="8.5" calcext:value-type="float">
            <text:p>8.5</text:p>
          </table:table-cell>
          <table:table-cell table:style-name="ce85" office:value-type="float" office:value="41.3" calcext:value-type="float">
            <text:p>41.3</text:p>
          </table:table-cell>
          <table:table-cell table:style-name="ce67"/>
          <table:table-cell table:style-name="ce95" office:value-type="date" office:date-value="2022-12-05" calcext:value-type="date">
            <text:p>05/12/22</text:p>
          </table:table-cell>
          <table:table-cell table:style-name="ce101" office:value-type="float" office:value="23.6" calcext:value-type="float">
            <text:p>23.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formula="of:=COM.MICROSOFT.TEXTJOIN(&quot;_&quot;;0;[.A181:.D181])" office:value-type="string" office:string-value="a_lf_8_2" calcext:value-type="string">
            <text:p>a_lf_8_2</text:p>
          </table:table-cell>
          <table:table-cell table:style-name="ce85" office:value-type="float" office:value="12.8" calcext:value-type="float">
            <text:p>12.8</text:p>
          </table:table-cell>
          <table:table-cell table:style-name="ce85"/>
          <table:table-cell table:style-name="ce67"/>
          <table:table-cell table:style-name="ce95" office:value-type="date" office:date-value="2022-12-05" calcext:value-type="date">
            <text:p>05/12/22</text:p>
          </table:table-cell>
          <table:table-cell table:style-name="ce101" office:value-type="float" office:value="22" calcext:value-type="float">
            <text:p>22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9" calcext:value-type="float">
            <text:p>9</text:p>
          </table:table-cell>
          <table:table-cell table:style-name="ce76" office:value-type="float" office:value="2" calcext:value-type="float">
            <text:p>2</text:p>
          </table:table-cell>
          <table:table-cell table:formula="of:=COM.MICROSOFT.TEXTJOIN(&quot;_&quot;;0;[.A182:.D182])" office:value-type="string" office:string-value="a_lf_9_2" calcext:value-type="string">
            <text:p>a_lf_9_2</text:p>
          </table:table-cell>
          <table:table-cell table:style-name="ce85" office:value-type="float" office:value="18.5" calcext:value-type="float">
            <text:p>18.5</text:p>
          </table:table-cell>
          <table:table-cell table:style-name="ce85"/>
          <table:table-cell table:style-name="ce67"/>
          <table:table-cell table:style-name="ce95" office:value-type="date" office:date-value="2022-12-05" calcext:value-type="date">
            <text:p>05/12/22</text:p>
          </table:table-cell>
          <table:table-cell table:style-name="ce101" office:value-type="float" office:value="24.2" calcext:value-type="float">
            <text:p>24.2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table:style-name="ce58" office:value-type="string" calcext:value-type="string">
            <text:p>m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2" calcext:value-type="float">
            <text:p>2</text:p>
          </table:table-cell>
          <table:table-cell table:style-name="ce76" office:value-type="float" office:value="13" calcext:value-type="float">
            <text:p>13</text:p>
          </table:table-cell>
          <table:table-cell table:formula="of:=COM.MICROSOFT.TEXTJOIN(&quot;_&quot;;0;[.A183:.D183])" office:value-type="string" office:string-value="m_lf_2_13" calcext:value-type="string">
            <text:p>m_lf_2_13</text:p>
          </table:table-cell>
          <table:table-cell table:style-name="ce85" office:value-type="string" calcext:value-type="string">
            <text:p>too low</text:p>
          </table:table-cell>
          <table:table-cell table:style-name="ce85" office:value-type="float" office:value="29.1" calcext:value-type="float">
            <text:p>29.1</text:p>
          </table:table-cell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1.6" calcext:value-type="float">
            <text:p>21.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table:style-name="ce58" office:value-type="string" calcext:value-type="string">
            <text:p>m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4" calcext:value-type="float">
            <text:p>4</text:p>
          </table:table-cell>
          <table:table-cell table:style-name="ce76" office:value-type="float" office:value="14" calcext:value-type="float">
            <text:p>14</text:p>
          </table:table-cell>
          <table:table-cell table:formula="of:=COM.MICROSOFT.TEXTJOIN(&quot;_&quot;;0;[.A184:.D184])" office:value-type="string" office:string-value="m_lf_4_14" calcext:value-type="string">
            <text:p>m_lf_4_14</text:p>
          </table:table-cell>
          <table:table-cell table:style-name="ce85" office:value-type="float" office:value="7.63" calcext:value-type="float">
            <text:p>7.63</text:p>
          </table:table-cell>
          <table:table-cell table:style-name="ce85" office:value-type="float" office:value="11.9" calcext:value-type="float">
            <text:p>11.9</text:p>
          </table:table-cell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12.1" calcext:value-type="float">
            <text:p>12.1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table:style-name="ce58" office:value-type="string" calcext:value-type="string">
            <text:p>m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formula="of:=COM.MICROSOFT.TEXTJOIN(&quot;_&quot;;0;[.A185:.D185])" office:value-type="string" office:string-value="m_lf_6_4" calcext:value-type="string">
            <text:p>m_lf_6_4</text:p>
          </table:table-cell>
          <table:table-cell table:style-name="ce85" office:value-type="float" office:value="18.1" calcext:value-type="float">
            <text:p>18.1</text:p>
          </table:table-cell>
          <table:table-cell table:style-name="ce85"/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1" calcext:value-type="float">
            <text:p>21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table:style-name="ce58" office:value-type="string" calcext:value-type="string">
            <text:p>p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formula="of:=COM.MICROSOFT.TEXTJOIN(&quot;_&quot;;0;[.A186:.D186])" office:value-type="string" office:string-value="p_lf_1_14" calcext:value-type="string">
            <text:p>p_lf_1_14</text:p>
          </table:table-cell>
          <table:table-cell table:style-name="ce85" office:value-type="float" office:value="4.21" calcext:value-type="float">
            <text:p>4.21</text:p>
          </table:table-cell>
          <table:table-cell table:style-name="ce85" office:value-type="float" office:value="13.9" calcext:value-type="float">
            <text:p>13.9</text:p>
          </table:table-cell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4" calcext:value-type="float">
            <text:p>2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table:style-name="ce58" office:value-type="string" calcext:value-type="string">
            <text:p>p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formula="of:=COM.MICROSOFT.TEXTJOIN(&quot;_&quot;;0;[.A187:.D187])" office:value-type="string" office:string-value="p_lf_4_10" calcext:value-type="string">
            <text:p>p_lf_4_10</text:p>
          </table:table-cell>
          <table:table-cell table:style-name="ce85" office:value-type="float" office:value="18.6" calcext:value-type="float">
            <text:p>18.6</text:p>
          </table:table-cell>
          <table:table-cell table:style-name="ce85"/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2.4" calcext:value-type="float">
            <text:p>22.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table:style-name="ce58" office:value-type="string" calcext:value-type="string">
            <text:p>p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formula="of:=COM.MICROSOFT.TEXTJOIN(&quot;_&quot;;0;[.A188:.D188])" office:value-type="string" office:string-value="p_lf_5_9" calcext:value-type="string">
            <text:p>p_lf_5_9</text:p>
          </table:table-cell>
          <table:table-cell table:style-name="ce85" office:value-type="float" office:value="18.1" calcext:value-type="float">
            <text:p>18.1</text:p>
          </table:table-cell>
          <table:table-cell table:style-name="ce85"/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1.4" calcext:value-type="float">
            <text:p>21.4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table:style-name="ce58" office:value-type="string" calcext:value-type="string">
            <text:p>p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2" calcext:value-type="float">
            <text:p>2</text:p>
          </table:table-cell>
          <table:table-cell table:formula="of:=COM.MICROSOFT.TEXTJOIN(&quot;_&quot;;0;[.A189:.D189])" office:value-type="string" office:string-value="p_lf_6_2" calcext:value-type="string">
            <text:p>p_lf_6_2</text:p>
          </table:table-cell>
          <table:table-cell table:style-name="ce85" office:value-type="float" office:value="12.4" calcext:value-type="float">
            <text:p>12.4</text:p>
          </table:table-cell>
          <table:table-cell table:style-name="ce85"/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2.3" calcext:value-type="float">
            <text:p>22.3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table:style-name="ce58" office:value-type="string" calcext:value-type="string">
            <text:p>p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formula="of:=COM.MICROSOFT.TEXTJOIN(&quot;_&quot;;0;[.A190:.D190])" office:value-type="string" office:string-value="p_lf_8_3" calcext:value-type="string">
            <text:p>p_lf_8_3</text:p>
          </table:table-cell>
          <table:table-cell table:style-name="ce85" office:value-type="float" office:value="15.7" calcext:value-type="float">
            <text:p>15.7</text:p>
          </table:table-cell>
          <table:table-cell table:style-name="ce85"/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4.3" calcext:value-type="float">
            <text:p>24.3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table:style-name="ce58" office:value-type="string" calcext:value-type="string">
            <text:p>p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table:formula="of:=COM.MICROSOFT.TEXTJOIN(&quot;_&quot;;0;[.A191:.D191])" office:value-type="string" office:string-value="p_lf_9_12" calcext:value-type="string">
            <text:p>p_lf_9_12</text:p>
          </table:table-cell>
          <table:table-cell table:style-name="ce85" office:value-type="float" office:value="13.5" calcext:value-type="float">
            <text:p>13.5</text:p>
          </table:table-cell>
          <table:table-cell table:style-name="ce85"/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2.3" calcext:value-type="float">
            <text:p>22.3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2" calcext:value-type="float">
            <text:p>2</text:p>
          </table:table-cell>
          <table:table-cell table:style-name="ce76" office:value-type="float" office:value="10" calcext:value-type="float">
            <text:p>10</text:p>
          </table:table-cell>
          <table:table-cell table:formula="of:=COM.MICROSOFT.TEXTJOIN(&quot;_&quot;;0;[.A192:.D192])" office:value-type="string" office:string-value="a_lf_2_10" calcext:value-type="string">
            <text:p>a_lf_2_10</text:p>
          </table:table-cell>
          <table:table-cell table:style-name="ce85" office:value-type="float" office:value="15.4" calcext:value-type="float">
            <text:p>15.4</text:p>
          </table:table-cell>
          <table:table-cell table:style-name="ce85"/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1.8" calcext:value-type="float">
            <text:p>21.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11" calcext:value-type="float">
            <text:p>11</text:p>
          </table:table-cell>
          <table:table-cell table:formula="of:=COM.MICROSOFT.TEXTJOIN(&quot;_&quot;;0;[.A193:.D193])" office:value-type="string" office:string-value="a_lf_5_11" calcext:value-type="string">
            <text:p>a_lf_5_11</text:p>
          </table:table-cell>
          <table:table-cell table:style-name="ce85" office:value-type="float" office:value="14.6" calcext:value-type="float">
            <text:p>14.6</text:p>
          </table:table-cell>
          <table:table-cell table:style-name="ce85"/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1.8" calcext:value-type="float">
            <text:p>21.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9" calcext:value-type="float">
            <text:p>9</text:p>
          </table:table-cell>
          <table:table-cell table:style-name="ce76" office:value-type="float" office:value="8" calcext:value-type="float">
            <text:p>8</text:p>
          </table:table-cell>
          <table:table-cell table:formula="of:=COM.MICROSOFT.TEXTJOIN(&quot;_&quot;;0;[.A194:.D194])" office:value-type="string" office:string-value="a_lf_9_8" calcext:value-type="string">
            <text:p>a_lf_9_8</text:p>
          </table:table-cell>
          <table:table-cell table:style-name="ce85" office:value-type="float" office:value="21.5" calcext:value-type="float">
            <text:p>21.5</text:p>
          </table:table-cell>
          <table:table-cell table:style-name="ce85"/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0.9" calcext:value-type="float">
            <text:p>20.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formula="of:=COM.MICROSOFT.TEXTJOIN(&quot;_&quot;;0;[.A195:.D195])" office:value-type="string" office:string-value="a_lf_10_6" calcext:value-type="string">
            <text:p>a_lf_10_6</text:p>
          </table:table-cell>
          <table:table-cell table:style-name="ce85" office:value-type="float" office:value="14.8" calcext:value-type="float">
            <text:p>14.8</text:p>
          </table:table-cell>
          <table:table-cell table:style-name="ce85"/>
          <table:table-cell table:style-name="ce67"/>
          <table:table-cell table:style-name="ce95" office:value-type="date" office:date-value="2022-12-06" calcext:value-type="date">
            <text:p>06/12/22</text:p>
          </table:table-cell>
          <table:table-cell table:style-name="ce85" office:value-type="float" office:value="23.5" calcext:value-type="float">
            <text:p>23.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table:style-name="ce58" office:value-type="string" calcext:value-type="string">
            <text:p>m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9" calcext:value-type="float">
            <text:p>9</text:p>
          </table:table-cell>
          <table:table-cell table:formula="of:=COM.MICROSOFT.TEXTJOIN(&quot;_&quot;;0;[.A196:.D196])" office:value-type="string" office:string-value="m_lf_1_9" calcext:value-type="string">
            <text:p>m_lf_1_9</text:p>
          </table:table-cell>
          <table:table-cell table:style-name="ce85" office:value-type="float" office:value="24.2" calcext:value-type="float">
            <text:p>24.2</text:p>
          </table:table-cell>
          <table:table-cell table:style-name="ce85"/>
          <table:table-cell table:style-name="ce67"/>
          <table:table-cell table:style-name="ce95" office:value-type="date" office:date-value="2022-12-09" calcext:value-type="date">
            <text:p>09/12/22</text:p>
          </table:table-cell>
          <table:table-cell table:style-name="ce85" office:value-type="float" office:value="20.3" calcext:value-type="float">
            <text:p>20.3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table:style-name="ce58" office:value-type="string" calcext:value-type="string">
            <text:p>m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formula="of:=COM.MICROSOFT.TEXTJOIN(&quot;_&quot;;0;[.A197:.D197])" office:value-type="string" office:string-value="m_lf_3_6" calcext:value-type="string">
            <text:p>m_lf_3_6</text:p>
          </table:table-cell>
          <table:table-cell table:style-name="ce85" office:value-type="float" office:value="19.4" calcext:value-type="float">
            <text:p>19.4</text:p>
          </table:table-cell>
          <table:table-cell table:style-name="ce85"/>
          <table:table-cell table:style-name="ce67"/>
          <table:table-cell table:style-name="ce95" office:value-type="date" office:date-value="2022-12-09" calcext:value-type="date">
            <text:p>09/12/22</text:p>
          </table:table-cell>
          <table:table-cell table:style-name="ce85" office:value-type="float" office:value="23" calcext:value-type="float">
            <text:p>23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table:style-name="ce58" office:value-type="string" calcext:value-type="string">
            <text:p>m</text:p>
          </table:table-cell>
          <table:table-cell table:style-name="ce67" office:value-type="string" calcext:value-type="string">
            <text:p>lf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11" calcext:value-type="float">
            <text:p>11</text:p>
          </table:table-cell>
          <table:table-cell table:formula="of:=COM.MICROSOFT.TEXTJOIN(&quot;_&quot;;0;[.A198:.D198])" office:value-type="string" office:string-value="m_lf_5_11" calcext:value-type="string">
            <text:p>m_lf_5_11</text:p>
          </table:table-cell>
          <table:table-cell table:style-name="ce85" office:value-type="float" office:value="11.1" calcext:value-type="float">
            <text:p>11.1</text:p>
          </table:table-cell>
          <table:table-cell table:style-name="ce85" office:value-type="float" office:value="20.2" calcext:value-type="float">
            <text:p>20.2</text:p>
          </table:table-cell>
          <table:table-cell table:style-name="ce67"/>
          <table:table-cell table:style-name="ce95" office:value-type="date" office:date-value="2022-12-09" calcext:value-type="date">
            <text:p>09/12/22</text:p>
          </table:table-cell>
          <table:table-cell table:style-name="ce85" office:value-type="float" office:value="20.4" calcext:value-type="float">
            <text:p>20.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3" calcext:value-type="float">
            <text:p>3</text:p>
          </table:table-cell>
          <table:table-cell table:formula="of:=COM.MICROSOFT.TEXTJOIN(&quot;_&quot;;0;[.A199:.D199])" office:value-type="string" office:string-value="m_lf_9_3" calcext:value-type="string">
            <text:p>m_lf_9_3</text:p>
          </table:table-cell>
          <table:table-cell table:style-name="ce86" office:value-type="float" office:value="26.1" calcext:value-type="float">
            <text:p>26.1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2.2" calcext:value-type="float">
            <text:p>22.2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2" calcext:value-type="float">
            <text:p>12</text:p>
          </table:table-cell>
          <table:table-cell table:formula="of:=COM.MICROSOFT.TEXTJOIN(&quot;_&quot;;0;[.A200:.D200])" office:value-type="string" office:string-value="m_lf_10_12" calcext:value-type="string">
            <text:p>m_lf_10_12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14.8" calcext:value-type="float">
            <text:p>14.8</text:p>
          </table:table-cell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1.7" calcext:value-type="float">
            <text:p>21.7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table:style-name="ce59" office:value-type="string" calcext:value-type="string">
            <text:p>p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" calcext:value-type="float">
            <text:p>10</text:p>
          </table:table-cell>
          <table:table-cell table:formula="of:=COM.MICROSOFT.TEXTJOIN(&quot;_&quot;;0;[.A201:.D201])" office:value-type="string" office:string-value="p_lf_1_10" calcext:value-type="string">
            <text:p>p_lf_1_10</text:p>
          </table:table-cell>
          <table:table-cell table:style-name="ce86" office:value-type="float" office:value="10.9" calcext:value-type="float">
            <text:p>10.9</text:p>
          </table:table-cell>
          <table:table-cell table:style-name="ce86" office:value-type="float" office:value="15.1" calcext:value-type="float">
            <text:p>15.1</text:p>
          </table:table-cell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1.5" calcext:value-type="float">
            <text:p>21.5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table:style-name="ce59" office:value-type="string" calcext:value-type="string">
            <text:p>p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formula="of:=COM.MICROSOFT.TEXTJOIN(&quot;_&quot;;0;[.A202:.D202])" office:value-type="string" office:string-value="p_lf_5_6" calcext:value-type="string">
            <text:p>p_lf_5_6</text:p>
          </table:table-cell>
          <table:table-cell table:style-name="ce86" office:value-type="float" office:value="17.1" calcext:value-type="float">
            <text:p>17.1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2.5" calcext:value-type="float">
            <text:p>22.5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table:style-name="ce59" office:value-type="string" calcext:value-type="string">
            <text:p>p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3" calcext:value-type="float">
            <text:p>3</text:p>
          </table:table-cell>
          <table:table-cell table:formula="of:=COM.MICROSOFT.TEXTJOIN(&quot;_&quot;;0;[.A203:.D203])" office:value-type="string" office:string-value="p_lf_6_3" calcext:value-type="string">
            <text:p>p_lf_6_3</text:p>
          </table:table-cell>
          <table:table-cell table:style-name="ce86" office:value-type="float" office:value="17.2" calcext:value-type="float">
            <text:p>17.2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1.8" calcext:value-type="float">
            <text:p>21.8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table:style-name="ce59" office:value-type="string" calcext:value-type="string">
            <text:p>p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formula="of:=COM.MICROSOFT.TEXTJOIN(&quot;_&quot;;0;[.A204:.D204])" office:value-type="string" office:string-value="p_lf_8_12" calcext:value-type="string">
            <text:p>p_lf_8_12</text:p>
          </table:table-cell>
          <table:table-cell table:style-name="ce86" office:value-type="float" office:value="18" calcext:value-type="float">
            <text:p>18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1.6" calcext:value-type="float">
            <text:p>21.6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table:style-name="ce59" office:value-type="string" calcext:value-type="string">
            <text:p>p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6" calcext:value-type="float">
            <text:p>6</text:p>
          </table:table-cell>
          <table:table-cell table:formula="of:=COM.MICROSOFT.TEXTJOIN(&quot;_&quot;;0;[.A205:.D205])" office:value-type="string" office:string-value="p_lf_10_6" calcext:value-type="string">
            <text:p>p_lf_10_6</text:p>
          </table:table-cell>
          <table:table-cell table:style-name="ce86" office:value-type="float" office:value="17.5" calcext:value-type="float">
            <text:p>17.5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2.4" calcext:value-type="float">
            <text:p>22.4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table:style-name="ce59" office:value-type="string" calcext:value-type="string">
            <text:p>a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formula="of:=COM.MICROSOFT.TEXTJOIN(&quot;_&quot;;0;[.A206:.D206])" office:value-type="string" office:string-value="a_lf_1_4" calcext:value-type="string">
            <text:p>a_lf_1_4</text:p>
          </table:table-cell>
          <table:table-cell table:style-name="ce86" office:value-type="float" office:value="18.4" calcext:value-type="float">
            <text:p>18.4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1.5" calcext:value-type="float">
            <text:p>21.5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table:style-name="ce59" office:value-type="string" calcext:value-type="string">
            <text:p>a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formula="of:=COM.MICROSOFT.TEXTJOIN(&quot;_&quot;;0;[.A207:.D207])" office:value-type="string" office:string-value="a_lf_2_3" calcext:value-type="string">
            <text:p>a_lf_2_3</text:p>
          </table:table-cell>
          <table:table-cell table:style-name="ce86" office:value-type="float" office:value="17.8" calcext:value-type="float">
            <text:p>17.8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0.5" calcext:value-type="float">
            <text:p>20.5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table:style-name="ce59" office:value-type="string" calcext:value-type="string">
            <text:p>a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9" calcext:value-type="float">
            <text:p>9</text:p>
          </table:table-cell>
          <table:table-cell table:formula="of:=COM.MICROSOFT.TEXTJOIN(&quot;_&quot;;0;[.A208:.D208])" office:value-type="string" office:string-value="a_lf_3_9" calcext:value-type="string">
            <text:p>a_lf_3_9</text:p>
          </table:table-cell>
          <table:table-cell table:style-name="ce86" office:value-type="float" office:value="25.6" calcext:value-type="float">
            <text:p>25.6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2.6" calcext:value-type="float">
            <text:p>22.6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table:style-name="ce59" office:value-type="string" calcext:value-type="string">
            <text:p>a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6" calcext:value-type="float">
            <text:p>6</text:p>
          </table:table-cell>
          <table:table-cell table:formula="of:=COM.MICROSOFT.TEXTJOIN(&quot;_&quot;;0;[.A209:.D209])" office:value-type="string" office:string-value="a_lf_7_6" calcext:value-type="string">
            <text:p>a_lf_7_6</text:p>
          </table:table-cell>
          <table:table-cell table:style-name="ce86" office:value-type="float" office:value="16.8" calcext:value-type="float">
            <text:p>16.8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4.8" calcext:value-type="float">
            <text:p>24.8</text:p>
          </table:table-cell>
          <table:table-cell table:number-columns-repeated="2" table:style-name="ce105"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table:style-name="ce59" office:value-type="string" calcext:value-type="string">
            <text:p>a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formula="of:=COM.MICROSOFT.TEXTJOIN(&quot;_&quot;;0;[.A210:.D210])" office:value-type="string" office:string-value="a_lf_9_10" calcext:value-type="string">
            <text:p>a_lf_9_10</text:p>
          </table:table-cell>
          <table:table-cell table:style-name="ce86" office:value-type="float" office:value="18.9" calcext:value-type="float">
            <text:p>18.9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table:style-name="ce59" office:value-type="string" calcext:value-type="string">
            <text:p>a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2" calcext:value-type="float">
            <text:p>12</text:p>
          </table:table-cell>
          <table:table-cell table:formula="of:=COM.MICROSOFT.TEXTJOIN(&quot;_&quot;;0;[.A211:.D211])" office:value-type="string" office:string-value="a_lf_10_12" calcext:value-type="string">
            <text:p>a_lf_10_12</text:p>
          </table:table-cell>
          <table:table-cell table:style-name="ce86" office:value-type="float" office:value="23.9" calcext:value-type="float">
            <text:p>23.9</text:p>
          </table:table-cell>
          <table:table-cell table:style-name="ce86"/>
          <table:table-cell table:style-name="ce68"/>
          <table:table-cell table:style-name="ce96" office:value-type="date" office:date-value="2022-12-09" calcext:value-type="date">
            <text:p>09/12/22</text:p>
          </table:table-cell>
          <table:table-cell table:style-name="ce86" office:value-type="float" office:value="22.1" calcext:value-type="float">
            <text:p>22.1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formula="of:=COM.MICROSOFT.TEXTJOIN(&quot;_&quot;;0;[.A212:.D212])" office:value-type="string" office:string-value="m_lf_3_2" calcext:value-type="string">
            <text:p>m_lf_3_2</text:p>
          </table:table-cell>
          <table:table-cell table:style-name="ce86" office:value-type="float" office:value="76.1" calcext:value-type="float">
            <text:p>76.1</text:p>
          </table:table-cell>
          <table:table-cell table:style-name="ce86"/>
          <table:table-cell table:style-name="ce68"/>
          <table:table-cell table:style-name="ce96" office:value-type="date" office:date-value="2022-12-12" calcext:value-type="date">
            <text:p>12/12/22</text:p>
          </table:table-cell>
          <table:table-cell table:style-name="ce86" office:value-type="float" office:value="21.8" calcext:value-type="float">
            <text:p>21.8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9" calcext:value-type="float">
            <text:p>9</text:p>
          </table:table-cell>
          <table:table-cell table:formula="of:=COM.MICROSOFT.TEXTJOIN(&quot;_&quot;;0;[.A213:.D213])" office:value-type="string" office:string-value="m_lf_4_9" calcext:value-type="string">
            <text:p>m_lf_4_9</text:p>
          </table:table-cell>
          <table:table-cell table:style-name="ce86" office:value-type="float" office:value="56.3" calcext:value-type="float">
            <text:p>56.3</text:p>
          </table:table-cell>
          <table:table-cell table:style-name="ce86"/>
          <table:table-cell table:style-name="ce68"/>
          <table:table-cell table:style-name="ce96" office:value-type="date" office:date-value="2022-12-12" calcext:value-type="date">
            <text:p>12/12/22</text:p>
          </table:table-cell>
          <table:table-cell table:style-name="ce86" office:value-type="float" office:value="25" calcext:value-type="float">
            <text:p>25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3" calcext:value-type="float">
            <text:p>3</text:p>
          </table:table-cell>
          <table:table-cell table:formula="of:=COM.MICROSOFT.TEXTJOIN(&quot;_&quot;;0;[.A214:.D214])" office:value-type="string" office:string-value="m_lf_5_3" calcext:value-type="string">
            <text:p>m_lf_5_3</text:p>
          </table:table-cell>
          <table:table-cell table:style-name="ce86" office:value-type="float" office:value="41.7" calcext:value-type="float">
            <text:p>41.7</text:p>
          </table:table-cell>
          <table:table-cell table:style-name="ce86"/>
          <table:table-cell table:style-name="ce68"/>
          <table:table-cell table:style-name="ce96" office:value-type="date" office:date-value="2022-12-12" calcext:value-type="date">
            <text:p>12/12/22</text:p>
          </table:table-cell>
          <table:table-cell table:style-name="ce86" office:value-type="float" office:value="16.4" calcext:value-type="float">
            <text:p>16.4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" calcext:value-type="float">
            <text:p>10</text:p>
          </table:table-cell>
          <table:table-cell table:formula="of:=COM.MICROSOFT.TEXTJOIN(&quot;_&quot;;0;[.A215:.D215])" office:value-type="string" office:string-value="m_lf_7_10" calcext:value-type="string">
            <text:p>m_lf_7_10</text:p>
          </table:table-cell>
          <table:table-cell table:style-name="ce86" office:value-type="float" office:value="28.4" calcext:value-type="float">
            <text:p>28.4</text:p>
          </table:table-cell>
          <table:table-cell table:style-name="ce86"/>
          <table:table-cell table:style-name="ce68"/>
          <table:table-cell table:style-name="ce96" office:value-type="date" office:date-value="2022-12-12" calcext:value-type="date">
            <text:p>12/12/22</text:p>
          </table:table-cell>
          <table:table-cell table:style-name="ce86" office:value-type="float" office:value="23.4" calcext:value-type="float">
            <text:p>23.4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6" calcext:value-type="float">
            <text:p>6</text:p>
          </table:table-cell>
          <table:table-cell table:formula="of:=COM.MICROSOFT.TEXTJOIN(&quot;_&quot;;0;[.A216:.D216])" office:value-type="string" office:string-value="m_lf_8_6" calcext:value-type="string">
            <text:p>m_lf_8_6</text:p>
          </table:table-cell>
          <table:table-cell table:style-name="ce86" office:value-type="float" office:value="62.4" calcext:value-type="float">
            <text:p>62.4</text:p>
          </table:table-cell>
          <table:table-cell table:style-name="ce86"/>
          <table:table-cell table:style-name="ce68"/>
          <table:table-cell table:style-name="ce96" office:value-type="date" office:date-value="2022-12-12" calcext:value-type="date">
            <text:p>12/12/22</text:p>
          </table:table-cell>
          <table:table-cell table:style-name="ce86" office:value-type="float" office:value="21.6" calcext:value-type="float">
            <text:p>21.6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table:style-name="ce59" office:value-type="string" calcext:value-type="string">
            <text:p>p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formula="of:=COM.MICROSOFT.TEXTJOIN(&quot;_&quot;;0;[.A217:.D217])" office:value-type="string" office:string-value="p_lf_2_3" calcext:value-type="string">
            <text:p>p_lf_2_3</text:p>
          </table:table-cell>
          <table:table-cell table:style-name="ce86" office:value-type="float" office:value="68.2" calcext:value-type="float">
            <text:p>68.2</text:p>
          </table:table-cell>
          <table:table-cell table:style-name="ce86"/>
          <table:table-cell table:style-name="ce68"/>
          <table:table-cell table:style-name="ce96" office:value-type="date" office:date-value="2022-12-12" calcext:value-type="date">
            <text:p>12/12/22</text:p>
          </table:table-cell>
          <table:table-cell table:style-name="ce86" office:value-type="float" office:value="20.5" calcext:value-type="float">
            <text:p>20.5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table:style-name="ce59" office:value-type="string" calcext:value-type="string">
            <text:p>p</text:p>
          </table:table-cell>
          <table:table-cell table:style-name="ce68" office:value-type="string" calcext:value-type="string">
            <text:p>lf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formula="of:=COM.MICROSOFT.TEXTJOIN(&quot;_&quot;;0;[.A218:.D218])" office:value-type="string" office:string-value="p_lf_4_6" calcext:value-type="string">
            <text:p>p_lf_4_6</text:p>
          </table:table-cell>
          <table:table-cell table:style-name="ce86" office:value-type="float" office:value="64.4" calcext:value-type="float">
            <text:p>64.4</text:p>
          </table:table-cell>
          <table:table-cell table:style-name="ce86"/>
          <table:table-cell table:style-name="ce68"/>
          <table:table-cell table:style-name="ce96" office:value-type="date" office:date-value="2022-12-12" calcext:value-type="date">
            <text:p>12/12/22</text:p>
          </table:table-cell>
          <table:table-cell table:style-name="ce86" office:value-type="float" office:value="22.5" calcext:value-type="float">
            <text:p>22.5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formula="of:=COM.MICROSOFT.TEXTJOIN(&quot;_&quot;;0;[.A219:.D219])" office:value-type="string" office:string-value="p_lf_6_7" calcext:value-type="string">
            <text:p>p_lf_6_7</text:p>
          </table:table-cell>
          <table:table-cell table:style-name="ce87" office:value-type="float" office:value="72.7" calcext:value-type="float">
            <text:p>72.7</text:p>
          </table:table-cell>
          <table:table-cell table:style-name="ce87"/>
          <table:table-cell table:style-name="ce69"/>
          <table:table-cell table:style-name="ce97" office:value-type="date" office:date-value="2022-12-12" calcext:value-type="date">
            <text:p>12/12/22</text:p>
          </table:table-cell>
          <table:table-cell table:style-name="ce87" office:value-type="float" office:value="21.5" calcext:value-type="float">
            <text:p>21.5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6" calcext:value-type="float">
            <text:p>6</text:p>
          </table:table-cell>
          <table:table-cell table:style-name="ce78" office:value-type="float" office:value="14" calcext:value-type="float">
            <text:p>14</text:p>
          </table:table-cell>
          <table:table-cell table:formula="of:=COM.MICROSOFT.TEXTJOIN(&quot;_&quot;;0;[.A220:.D220])" office:value-type="string" office:string-value="p_lf_6_14" calcext:value-type="string">
            <text:p>p_lf_6_14</text:p>
          </table:table-cell>
          <table:table-cell table:style-name="ce87" office:value-type="float" office:value="108" calcext:value-type="float">
            <text:p>108</text:p>
          </table:table-cell>
          <table:table-cell table:style-name="ce87"/>
          <table:table-cell table:style-name="ce69"/>
          <table:table-cell table:style-name="ce97" office:value-type="date" office:date-value="2022-12-12" calcext:value-type="date">
            <text:p>12/12/22</text:p>
          </table:table-cell>
          <table:table-cell table:style-name="ce87" office:value-type="float" office:value="21" calcext:value-type="float">
            <text:p>21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formula="of:=COM.MICROSOFT.TEXTJOIN(&quot;_&quot;;0;[.A221:.D221])" office:value-type="string" office:string-value="p_lf_9_5" calcext:value-type="string">
            <text:p>p_lf_9_5</text:p>
          </table:table-cell>
          <table:table-cell table:style-name="ce87" office:value-type="float" office:value="57.9" calcext:value-type="float">
            <text:p>57.9</text:p>
          </table:table-cell>
          <table:table-cell table:style-name="ce87"/>
          <table:table-cell table:style-name="ce69"/>
          <table:table-cell table:style-name="ce97" office:value-type="date" office:date-value="2022-12-12" calcext:value-type="date">
            <text:p>12/12/22</text:p>
          </table:table-cell>
          <table:table-cell table:style-name="ce87" office:value-type="float" office:value="22" calcext:value-type="float">
            <text:p>22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10" calcext:value-type="float">
            <text:p>10</text:p>
          </table:table-cell>
          <table:table-cell table:style-name="ce78" office:value-type="float" office:value="12" calcext:value-type="float">
            <text:p>12</text:p>
          </table:table-cell>
          <table:table-cell table:formula="of:=COM.MICROSOFT.TEXTJOIN(&quot;_&quot;;0;[.A222:.D222])" office:value-type="string" office:string-value="p_lf_10_12" calcext:value-type="string">
            <text:p>p_lf_10_12</text:p>
          </table:table-cell>
          <table:table-cell table:style-name="ce87" office:value-type="float" office:value="69.3" calcext:value-type="float">
            <text:p>69.3</text:p>
          </table:table-cell>
          <table:table-cell table:style-name="ce87"/>
          <table:table-cell table:style-name="ce69"/>
          <table:table-cell table:style-name="ce97" office:value-type="date" office:date-value="2022-12-12" calcext:value-type="date">
            <text:p>12/12/22</text:p>
          </table:table-cell>
          <table:table-cell table:style-name="ce87" office:value-type="float" office:value="20.4" calcext:value-type="float">
            <text:p>20.4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formula="of:=COM.MICROSOFT.TEXTJOIN(&quot;_&quot;;0;[.A223:.D223])" office:value-type="string" office:string-value="a_lf_2_11" calcext:value-type="string">
            <text:p>a_lf_2_11</text:p>
          </table:table-cell>
          <table:table-cell table:style-name="ce87" office:value-type="float" office:value="64.5" calcext:value-type="float">
            <text:p>64.5</text:p>
          </table:table-cell>
          <table:table-cell table:style-name="ce87"/>
          <table:table-cell table:style-name="ce69"/>
          <table:table-cell table:style-name="ce97" office:value-type="date" office:date-value="2022-12-12" calcext:value-type="date">
            <text:p>12/12/22</text:p>
          </table:table-cell>
          <table:table-cell table:style-name="ce87" office:value-type="float" office:value="23.2" calcext:value-type="float">
            <text:p>23.2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formula="of:=COM.MICROSOFT.TEXTJOIN(&quot;_&quot;;0;[.A224:.D224])" office:value-type="string" office:string-value="a_lf_4_3" calcext:value-type="string">
            <text:p>a_lf_4_3</text:p>
          </table:table-cell>
          <table:table-cell table:style-name="ce87" office:value-type="float" office:value="87.6" calcext:value-type="float">
            <text:p>87.6</text:p>
          </table:table-cell>
          <table:table-cell table:style-name="ce87"/>
          <table:table-cell table:style-name="ce69"/>
          <table:table-cell table:style-name="ce97" office:value-type="date" office:date-value="2022-12-12" calcext:value-type="date">
            <text:p>12/12/22</text:p>
          </table:table-cell>
          <table:table-cell table:style-name="ce87" office:value-type="float" office:value="24" calcext:value-type="float">
            <text:p>24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formula="of:=COM.MICROSOFT.TEXTJOIN(&quot;_&quot;;0;[.A225:.D225])" office:value-type="string" office:string-value="a_lf_5_15" calcext:value-type="string">
            <text:p>a_lf_5_15</text:p>
          </table:table-cell>
          <table:table-cell table:style-name="ce87" office:value-type="float" office:value="66" calcext:value-type="float">
            <text:p>66</text:p>
          </table:table-cell>
          <table:table-cell table:style-name="ce87"/>
          <table:table-cell table:style-name="ce69"/>
          <table:table-cell table:style-name="ce97" office:value-type="date" office:date-value="2022-12-12" calcext:value-type="date">
            <text:p>12/12/22</text:p>
          </table:table-cell>
          <table:table-cell table:style-name="ce87" office:value-type="float" office:value="23.3" calcext:value-type="float">
            <text:p>23.3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7" calcext:value-type="float">
            <text:p>7</text:p>
          </table:table-cell>
          <table:table-cell table:style-name="ce78" office:value-type="float" office:value="4" calcext:value-type="float">
            <text:p>4</text:p>
          </table:table-cell>
          <table:table-cell table:formula="of:=COM.MICROSOFT.TEXTJOIN(&quot;_&quot;;0;[.A226:.D226])" office:value-type="string" office:string-value="a_lf_7_4" calcext:value-type="string">
            <text:p>a_lf_7_4</text:p>
          </table:table-cell>
          <table:table-cell table:style-name="ce87" office:value-type="float" office:value="64.6" calcext:value-type="float">
            <text:p>64.6</text:p>
          </table:table-cell>
          <table:table-cell table:style-name="ce87"/>
          <table:table-cell table:style-name="ce69"/>
          <table:table-cell table:style-name="ce97" office:value-type="date" office:date-value="2022-12-12" calcext:value-type="date">
            <text:p>12/12/22</text:p>
          </table:table-cell>
          <table:table-cell table:style-name="ce87" office:value-type="float" office:value="21.8" calcext:value-type="float">
            <text:p>21.8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formula="of:=COM.MICROSOFT.TEXTJOIN(&quot;_&quot;;0;[.A227:.D227])" office:value-type="string" office:string-value="a_lf_8_6" calcext:value-type="string">
            <text:p>a_lf_8_6</text:p>
          </table:table-cell>
          <table:table-cell table:style-name="ce87" office:value-type="float" office:value="78.4" calcext:value-type="float">
            <text:p>78.4</text:p>
          </table:table-cell>
          <table:table-cell table:style-name="ce87"/>
          <table:table-cell table:style-name="ce69"/>
          <table:table-cell table:style-name="ce97" office:value-type="date" office:date-value="2022-12-12" calcext:value-type="date">
            <text:p>12/12/22</text:p>
          </table:table-cell>
          <table:table-cell table:style-name="ce87" office:value-type="float" office:value="24.7" calcext:value-type="float">
            <text:p>24.7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table:style-name="ce60" office:value-type="string" calcext:value-type="string">
            <text:p>m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formula="of:=COM.MICROSOFT.TEXTJOIN(&quot;_&quot;;0;[.A228:.D228])" office:value-type="string" office:string-value="m_lf_1_14" calcext:value-type="string">
            <text:p>m_lf_1_14</text:p>
          </table:table-cell>
          <table:table-cell table:style-name="ce87" office:value-type="float" office:value="66" calcext:value-type="float">
            <text:p>66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22" calcext:value-type="float">
            <text:p>22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table:style-name="ce60" office:value-type="string" calcext:value-type="string">
            <text:p>m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formula="of:=COM.MICROSOFT.TEXTJOIN(&quot;_&quot;;0;[.A229:.D229])" office:value-type="string" office:string-value="m_lf_2_3" calcext:value-type="string">
            <text:p>m_lf_2_3</text:p>
          </table:table-cell>
          <table:table-cell table:style-name="ce87" office:value-type="float" office:value="38.2" calcext:value-type="float">
            <text:p>38.2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21.8" calcext:value-type="float">
            <text:p>21.8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table:style-name="ce60" office:value-type="string" calcext:value-type="string">
            <text:p>m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3" calcext:value-type="float">
            <text:p>3</text:p>
          </table:table-cell>
          <table:table-cell table:style-name="ce78" office:value-type="float" office:value="13" calcext:value-type="float">
            <text:p>13</text:p>
          </table:table-cell>
          <table:table-cell table:formula="of:=COM.MICROSOFT.TEXTJOIN(&quot;_&quot;;0;[.A230:.D230])" office:value-type="string" office:string-value="m_lf_3_13" calcext:value-type="string">
            <text:p>m_lf_3_13</text:p>
          </table:table-cell>
          <table:table-cell table:style-name="ce87" office:value-type="float" office:value="57" calcext:value-type="float">
            <text:p>57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23" calcext:value-type="float">
            <text:p>23</text:p>
          </table:table-cell>
          <table:table-cell table:number-columns-repeated="2" table:style-name="ce106"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table:style-name="ce60" office:value-type="string" calcext:value-type="string">
            <text:p>m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formula="of:=COM.MICROSOFT.TEXTJOIN(&quot;_&quot;;0;[.A231:.D231])" office:value-type="string" office:string-value="m_lf_4_6" calcext:value-type="string">
            <text:p>m_lf_4_6</text:p>
          </table:table-cell>
          <table:table-cell table:style-name="ce87" office:value-type="float" office:value="38.1" calcext:value-type="float">
            <text:p>38.1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23.1" calcext:value-type="float">
            <text:p>23.1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table:style-name="ce60" office:value-type="string" calcext:value-type="string">
            <text:p>m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6" calcext:value-type="float">
            <text:p>6</text:p>
          </table:table-cell>
          <table:table-cell table:style-name="ce78" office:value-type="float" office:value="10" calcext:value-type="float">
            <text:p>10</text:p>
          </table:table-cell>
          <table:table-cell table:formula="of:=COM.MICROSOFT.TEXTJOIN(&quot;_&quot;;0;[.A232:.D232])" office:value-type="string" office:string-value="m_lf_6_10" calcext:value-type="string">
            <text:p>m_lf_6_10</text:p>
          </table:table-cell>
          <table:table-cell table:style-name="ce87" office:value-type="float" office:value="36.3" calcext:value-type="float">
            <text:p>36.3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23.6" calcext:value-type="float">
            <text:p>23.6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table:style-name="ce60" office:value-type="string" calcext:value-type="string">
            <text:p>m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formula="of:=COM.MICROSOFT.TEXTJOIN(&quot;_&quot;;0;[.A233:.D233])" office:value-type="string" office:string-value="m_lf_10_3" calcext:value-type="string">
            <text:p>m_lf_10_3</text:p>
          </table:table-cell>
          <table:table-cell table:style-name="ce87" office:value-type="float" office:value="46.5" calcext:value-type="float">
            <text:p>46.5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21.8" calcext:value-type="float">
            <text:p>21.8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table:style-name="ce60" office:value-type="string" calcext:value-type="string">
            <text:p>m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10" calcext:value-type="float">
            <text:p>10</text:p>
          </table:table-cell>
          <table:table-cell table:style-name="ce78" office:value-type="float" office:value="9" calcext:value-type="float">
            <text:p>9</text:p>
          </table:table-cell>
          <table:table-cell table:formula="of:=COM.MICROSOFT.TEXTJOIN(&quot;_&quot;;0;[.A234:.D234])" office:value-type="string" office:string-value="m_lf_10_9" calcext:value-type="string">
            <text:p>m_lf_10_9</text:p>
          </table:table-cell>
          <table:table-cell table:style-name="ce87" office:value-type="float" office:value="38.5" calcext:value-type="float">
            <text:p>38.5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22.6" calcext:value-type="float">
            <text:p>22.6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2" calcext:value-type="float">
            <text:p>2</text:p>
          </table:table-cell>
          <table:table-cell table:style-name="ce78" office:value-type="float" office:value="10" calcext:value-type="float">
            <text:p>10</text:p>
          </table:table-cell>
          <table:table-cell table:formula="of:=COM.MICROSOFT.TEXTJOIN(&quot;_&quot;;0;[.A235:.D235])" office:value-type="string" office:string-value="p_lf_2_10" calcext:value-type="string">
            <text:p>p_lf_2_10</text:p>
          </table:table-cell>
          <table:table-cell table:style-name="ce87" office:value-type="float" office:value="66.4" calcext:value-type="float">
            <text:p>66.4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22.8" calcext:value-type="float">
            <text:p>22.8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formula="of:=COM.MICROSOFT.TEXTJOIN(&quot;_&quot;;0;[.A236:.D236])" office:value-type="string" office:string-value="p_lf_2_11" calcext:value-type="string">
            <text:p>p_lf_2_11</text:p>
          </table:table-cell>
          <table:table-cell table:style-name="ce87" office:value-type="float" office:value="47.3" calcext:value-type="float">
            <text:p>47.3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17.4" calcext:value-type="float">
            <text:p>17.4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3" calcext:value-type="float">
            <text:p>3</text:p>
          </table:table-cell>
          <table:table-cell table:style-name="ce78" office:value-type="float" office:value="8" calcext:value-type="float">
            <text:p>8</text:p>
          </table:table-cell>
          <table:table-cell table:formula="of:=COM.MICROSOFT.TEXTJOIN(&quot;_&quot;;0;[.A237:.D237])" office:value-type="string" office:string-value="p_lf_3_8" calcext:value-type="string">
            <text:p>p_lf_3_8</text:p>
          </table:table-cell>
          <table:table-cell table:style-name="ce87" office:value-type="float" office:value="51.4" calcext:value-type="float">
            <text:p>51.4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21.5" calcext:value-type="float">
            <text:p>21.5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style-name="ce69" office:value-type="string" calcext:value-type="string">
            <text:p>lf</text:p>
          </table:table-cell>
          <table:table-cell table:style-name="ce69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formula="of:=COM.MICROSOFT.TEXTJOIN(&quot;_&quot;;0;[.A238:.D238])" office:value-type="string" office:string-value="p_lf_3_10" calcext:value-type="string">
            <text:p>p_lf_3_10</text:p>
          </table:table-cell>
          <table:table-cell table:style-name="ce87" office:value-type="float" office:value="64.4" calcext:value-type="float">
            <text:p>64.4</text:p>
          </table:table-cell>
          <table:table-cell table:style-name="ce69" table:number-columns-repeated="2"/>
          <table:table-cell table:style-name="ce97" office:value-type="date" office:date-value="2022-12-13" calcext:value-type="date">
            <text:p>13/12/22</text:p>
          </table:table-cell>
          <table:table-cell table:style-name="ce87" office:value-type="float" office:value="23.2" calcext:value-type="float">
            <text:p>23.2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table:style-name="ce61" office:value-type="string" calcext:value-type="string">
            <text:p>p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5" calcext:value-type="float">
            <text:p>5</text:p>
          </table:table-cell>
          <table:table-cell table:style-name="ce79" office:value-type="float" office:value="3" calcext:value-type="float">
            <text:p>3</text:p>
          </table:table-cell>
          <table:table-cell table:formula="of:=COM.MICROSOFT.TEXTJOIN(&quot;_&quot;;0;[.A239:.D239])" office:value-type="string" office:string-value="p_lf_5_3" calcext:value-type="string">
            <text:p>p_lf_5_3</text:p>
          </table:table-cell>
          <table:table-cell table:style-name="ce88" office:value-type="float" office:value="51.9" calcext:value-type="float">
            <text:p>51.9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3.2" calcext:value-type="float">
            <text:p>23.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table:style-name="ce61" office:value-type="string" calcext:value-type="string">
            <text:p>p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7" calcext:value-type="float">
            <text:p>7</text:p>
          </table:table-cell>
          <table:table-cell table:style-name="ce79" office:value-type="float" office:value="10" calcext:value-type="float">
            <text:p>10</text:p>
          </table:table-cell>
          <table:table-cell table:formula="of:=COM.MICROSOFT.TEXTJOIN(&quot;_&quot;;0;[.A240:.D240])" office:value-type="string" office:string-value="p_lf_7_10" calcext:value-type="string">
            <text:p>p_lf_7_10</text:p>
          </table:table-cell>
          <table:table-cell table:style-name="ce88" office:value-type="float" office:value="63.7" calcext:value-type="float">
            <text:p>63.7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3.1" calcext:value-type="float">
            <text:p>23.1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table:style-name="ce61" office:value-type="string" calcext:value-type="string">
            <text:p>p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formula="of:=COM.MICROSOFT.TEXTJOIN(&quot;_&quot;;0;[.A241:.D241])" office:value-type="string" office:string-value="p_lf_9_8" calcext:value-type="string">
            <text:p>p_lf_9_8</text:p>
          </table:table-cell>
          <table:table-cell table:style-name="ce88" office:value-type="float" office:value="46" calcext:value-type="float">
            <text:p>46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3.1" calcext:value-type="float">
            <text:p>23.1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table:style-name="ce61" office:value-type="string" calcext:value-type="string">
            <text:p>p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formula="of:=COM.MICROSOFT.TEXTJOIN(&quot;_&quot;;0;[.A242:.D242])" office:value-type="string" office:string-value="p_lf_10_11" calcext:value-type="string">
            <text:p>p_lf_10_11</text:p>
          </table:table-cell>
          <table:table-cell table:style-name="ce88" office:value-type="float" office:value="18.4" calcext:value-type="float">
            <text:p>18.4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2.5" calcext:value-type="float">
            <text:p>22.5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1" calcext:value-type="float">
            <text:p>1</text:p>
          </table:table-cell>
          <table:table-cell table:style-name="ce79" office:value-type="float" office:value="9" calcext:value-type="float">
            <text:p>9</text:p>
          </table:table-cell>
          <table:table-cell table:formula="of:=COM.MICROSOFT.TEXTJOIN(&quot;_&quot;;0;[.A243:.D243])" office:value-type="string" office:string-value="a_lf_1_9" calcext:value-type="string">
            <text:p>a_lf_1_9</text:p>
          </table:table-cell>
          <table:table-cell table:style-name="ce88" office:value-type="float" office:value="65" calcext:value-type="float">
            <text:p>65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2.8" calcext:value-type="float">
            <text:p>22.8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2" calcext:value-type="float">
            <text:p>2</text:p>
          </table:table-cell>
          <table:table-cell table:style-name="ce79" office:value-type="float" office:value="12" calcext:value-type="float">
            <text:p>12</text:p>
          </table:table-cell>
          <table:table-cell table:formula="of:=COM.MICROSOFT.TEXTJOIN(&quot;_&quot;;0;[.A244:.D244])" office:value-type="string" office:string-value="a_lf_2_12" calcext:value-type="string">
            <text:p>a_lf_2_12</text:p>
          </table:table-cell>
          <table:table-cell table:style-name="ce88" office:value-type="float" office:value="33.6" calcext:value-type="float">
            <text:p>33.6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1.3" calcext:value-type="float">
            <text:p>21.3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3" calcext:value-type="float">
            <text:p>3</text:p>
          </table:table-cell>
          <table:table-cell table:style-name="ce79" office:value-type="float" office:value="10" calcext:value-type="float">
            <text:p>10</text:p>
          </table:table-cell>
          <table:table-cell table:formula="of:=COM.MICROSOFT.TEXTJOIN(&quot;_&quot;;0;[.A245:.D245])" office:value-type="string" office:string-value="a_lf_3_10" calcext:value-type="string">
            <text:p>a_lf_3_10</text:p>
          </table:table-cell>
          <table:table-cell table:style-name="ce88" office:value-type="float" office:value="36.5" calcext:value-type="float">
            <text:p>36.5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2.2" calcext:value-type="float">
            <text:p>22.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6" calcext:value-type="float">
            <text:p>6</text:p>
          </table:table-cell>
          <table:table-cell table:style-name="ce79" office:value-type="float" office:value="10" calcext:value-type="float">
            <text:p>10</text:p>
          </table:table-cell>
          <table:table-cell table:formula="of:=COM.MICROSOFT.TEXTJOIN(&quot;_&quot;;0;[.A246:.D246])" office:value-type="string" office:string-value="a_lf_6_10" calcext:value-type="string">
            <text:p>a_lf_6_10</text:p>
          </table:table-cell>
          <table:table-cell table:style-name="ce88" office:value-type="float" office:value="79.7" calcext:value-type="float">
            <text:p>79.7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0.3" calcext:value-type="float">
            <text:p>20.3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7" calcext:value-type="float">
            <text:p>7</text:p>
          </table:table-cell>
          <table:table-cell table:style-name="ce79" office:value-type="float" office:value="12" calcext:value-type="float">
            <text:p>12</text:p>
          </table:table-cell>
          <table:table-cell table:formula="of:=COM.MICROSOFT.TEXTJOIN(&quot;_&quot;;0;[.A247:.D247])" office:value-type="string" office:string-value="a_lf_7_12" calcext:value-type="string">
            <text:p>a_lf_7_12</text:p>
          </table:table-cell>
          <table:table-cell table:style-name="ce88" office:value-type="float" office:value="30.6" calcext:value-type="float">
            <text:p>30.6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4.3" calcext:value-type="float">
            <text:p>24.3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8" calcext:value-type="float">
            <text:p>8</text:p>
          </table:table-cell>
          <table:table-cell table:style-name="ce79" office:value-type="float" office:value="10" calcext:value-type="float">
            <text:p>10</text:p>
          </table:table-cell>
          <table:table-cell table:formula="of:=COM.MICROSOFT.TEXTJOIN(&quot;_&quot;;0;[.A248:.D248])" office:value-type="string" office:string-value="a_lf_8_10" calcext:value-type="string">
            <text:p>a_lf_8_10</text:p>
          </table:table-cell>
          <table:table-cell table:style-name="ce88" office:value-type="float" office:value="63.5" calcext:value-type="float">
            <text:p>63.5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0.4" calcext:value-type="float">
            <text:p>20.4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9" calcext:value-type="float">
            <text:p>9</text:p>
          </table:table-cell>
          <table:table-cell table:style-name="ce79" office:value-type="float" office:value="7" calcext:value-type="float">
            <text:p>7</text:p>
          </table:table-cell>
          <table:table-cell table:formula="of:=COM.MICROSOFT.TEXTJOIN(&quot;_&quot;;0;[.A249:.D249])" office:value-type="string" office:string-value="a_lf_9_7" calcext:value-type="string">
            <text:p>a_lf_9_7</text:p>
          </table:table-cell>
          <table:table-cell table:style-name="ce88" office:value-type="float" office:value="57.1" calcext:value-type="float">
            <text:p>57.1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2.6" calcext:value-type="float">
            <text:p>22.6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9" calcext:value-type="float">
            <text:p>9</text:p>
          </table:table-cell>
          <table:table-cell table:style-name="ce79" office:value-type="float" office:value="11" calcext:value-type="float">
            <text:p>11</text:p>
          </table:table-cell>
          <table:table-cell table:formula="of:=COM.MICROSOFT.TEXTJOIN(&quot;_&quot;;0;[.A250:.D250])" office:value-type="string" office:string-value="a_lf_9_11" calcext:value-type="string">
            <text:p>a_lf_9_11</text:p>
          </table:table-cell>
          <table:table-cell table:style-name="ce88" office:value-type="float" office:value="80.2" calcext:value-type="float">
            <text:p>80.2</text:p>
          </table:table-cell>
          <table:table-cell table:style-name="ce70" table:number-columns-repeated="2"/>
          <table:table-cell table:style-name="ce98" office:value-type="date" office:date-value="2022-12-13" calcext:value-type="date">
            <text:p>13/12/22</text:p>
          </table:table-cell>
          <table:table-cell table:style-name="ce88" office:value-type="float" office:value="22.2" calcext:value-type="float">
            <text:p>22.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table:style-name="ce61" office:value-type="string" calcext:value-type="string">
            <text:p>m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2" calcext:value-type="float">
            <text:p>2</text:p>
          </table:table-cell>
          <table:table-cell table:style-name="ce79" office:value-type="float" office:value="5" calcext:value-type="float">
            <text:p>5</text:p>
          </table:table-cell>
          <table:table-cell table:formula="of:=COM.MICROSOFT.TEXTJOIN(&quot;_&quot;;0;[.A251:.D251])" office:value-type="string" office:string-value="m_lf_2_5" calcext:value-type="string">
            <text:p>m_lf_2_5</text:p>
          </table:table-cell>
          <table:table-cell table:style-name="ce88" office:value-type="float" office:value="60.1" calcext:value-type="float">
            <text:p>60.1</text:p>
          </table:table-cell>
          <table:table-cell table:style-name="ce70" table:number-columns-repeated="2"/>
          <table:table-cell table:style-name="ce98" office:value-type="date" office:date-value="2022-12-14" calcext:value-type="date">
            <text:p>14/12/22</text:p>
          </table:table-cell>
          <table:table-cell table:style-name="ce88" office:value-type="float" office:value="24.5" calcext:value-type="float">
            <text:p>24.5</text:p>
          </table:table-cell>
          <table:table-cell table:number-columns-repeated="2" table:style-name="ce107"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table:style-name="ce61" office:value-type="string" calcext:value-type="string">
            <text:p>m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6" calcext:value-type="float">
            <text:p>6</text:p>
          </table:table-cell>
          <table:table-cell table:style-name="ce79" office:value-type="float" office:value="3" calcext:value-type="float">
            <text:p>3</text:p>
          </table:table-cell>
          <table:table-cell table:formula="of:=COM.MICROSOFT.TEXTJOIN(&quot;_&quot;;0;[.A252:.D252])" office:value-type="string" office:string-value="m_lf_6_3" calcext:value-type="string">
            <text:p>m_lf_6_3</text:p>
          </table:table-cell>
          <table:table-cell table:style-name="ce88" office:value-type="float" office:value="24.9" calcext:value-type="float">
            <text:p>24.9</text:p>
          </table:table-cell>
          <table:table-cell table:style-name="ce70" table:number-columns-repeated="2"/>
          <table:table-cell table:style-name="ce98" office:value-type="date" office:date-value="2022-12-14" calcext:value-type="date">
            <text:p>14/12/22</text:p>
          </table:table-cell>
          <table:table-cell table:style-name="ce88" office:value-type="float" office:value="10.8" calcext:value-type="float">
            <text:p>10.8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table:style-name="ce61" office:value-type="string" calcext:value-type="string">
            <text:p>m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8" calcext:value-type="float">
            <text:p>8</text:p>
          </table:table-cell>
          <table:table-cell table:style-name="ce79" office:value-type="float" office:value="3" calcext:value-type="float">
            <text:p>3</text:p>
          </table:table-cell>
          <table:table-cell table:formula="of:=COM.MICROSOFT.TEXTJOIN(&quot;_&quot;;0;[.A253:.D253])" office:value-type="string" office:string-value="m_lf_8_3" calcext:value-type="string">
            <text:p>m_lf_8_3</text:p>
          </table:table-cell>
          <table:table-cell table:style-name="ce88" office:value-type="float" office:value="67.7" calcext:value-type="float">
            <text:p>67.7</text:p>
          </table:table-cell>
          <table:table-cell table:style-name="ce70" table:number-columns-repeated="2"/>
          <table:table-cell table:style-name="ce98" office:value-type="date" office:date-value="2022-12-14" calcext:value-type="date">
            <text:p>14/12/22</text:p>
          </table:table-cell>
          <table:table-cell table:style-name="ce88" office:value-type="float" office:value="17.5" calcext:value-type="float">
            <text:p>17.5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table:style-name="ce61" office:value-type="string" calcext:value-type="string">
            <text:p>m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9" calcext:value-type="float">
            <text:p>9</text:p>
          </table:table-cell>
          <table:table-cell table:style-name="ce79" office:value-type="float" office:value="5" calcext:value-type="float">
            <text:p>5</text:p>
          </table:table-cell>
          <table:table-cell table:formula="of:=COM.MICROSOFT.TEXTJOIN(&quot;_&quot;;0;[.A254:.D254])" office:value-type="string" office:string-value="m_lf_9_5" calcext:value-type="string">
            <text:p>m_lf_9_5</text:p>
          </table:table-cell>
          <table:table-cell table:style-name="ce88" office:value-type="float" office:value="49.3" calcext:value-type="float">
            <text:p>49.3</text:p>
          </table:table-cell>
          <table:table-cell table:style-name="ce70" table:number-columns-repeated="2"/>
          <table:table-cell table:style-name="ce98" office:value-type="date" office:date-value="2022-12-14" calcext:value-type="date">
            <text:p>14/12/22</text:p>
          </table:table-cell>
          <table:table-cell table:style-name="ce88" office:value-type="float" office:value="22.6" calcext:value-type="float">
            <text:p>22.6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table:style-name="ce61" office:value-type="string" calcext:value-type="string">
            <text:p>m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9" calcext:value-type="float">
            <text:p>9</text:p>
          </table:table-cell>
          <table:table-cell table:style-name="ce79" office:value-type="float" office:value="14" calcext:value-type="float">
            <text:p>14</text:p>
          </table:table-cell>
          <table:table-cell table:formula="of:=COM.MICROSOFT.TEXTJOIN(&quot;_&quot;;0;[.A255:.D255])" office:value-type="string" office:string-value="m_lf_9_14" calcext:value-type="string">
            <text:p>m_lf_9_14</text:p>
          </table:table-cell>
          <table:table-cell table:style-name="ce88" office:value-type="float" office:value="62.4" calcext:value-type="float">
            <text:p>62.4</text:p>
          </table:table-cell>
          <table:table-cell table:style-name="ce70" table:number-columns-repeated="2"/>
          <table:table-cell table:style-name="ce98" office:value-type="date" office:date-value="2022-12-14" calcext:value-type="date">
            <text:p>14/12/22</text:p>
          </table:table-cell>
          <table:table-cell table:style-name="ce88" office:value-type="float" office:value="24" calcext:value-type="float">
            <text:p>24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table:style-name="ce61" office:value-type="string" calcext:value-type="string">
            <text:p>m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formula="of:=COM.MICROSOFT.TEXTJOIN(&quot;_&quot;;0;[.A256:.D256])" office:value-type="string" office:string-value="m_lf_10_5" calcext:value-type="string">
            <text:p>m_lf_10_5</text:p>
          </table:table-cell>
          <table:table-cell table:style-name="ce88" office:value-type="float" office:value="83.1" calcext:value-type="float">
            <text:p>83.1</text:p>
          </table:table-cell>
          <table:table-cell table:style-name="ce70" table:number-columns-repeated="2"/>
          <table:table-cell table:style-name="ce98" office:value-type="date" office:date-value="2022-12-14" calcext:value-type="date">
            <text:p>14/12/22</text:p>
          </table:table-cell>
          <table:table-cell table:style-name="ce88" office:value-type="float" office:value="22.2" calcext:value-type="float">
            <text:p>22.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table:style-name="ce61" office:value-type="string" calcext:value-type="string">
            <text:p>p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2" calcext:value-type="float">
            <text:p>2</text:p>
          </table:table-cell>
          <table:table-cell table:style-name="ce79" office:value-type="float" office:value="9" calcext:value-type="float">
            <text:p>9</text:p>
          </table:table-cell>
          <table:table-cell table:formula="of:=COM.MICROSOFT.TEXTJOIN(&quot;_&quot;;0;[.A257:.D257])" office:value-type="string" office:string-value="p_lf_2_9" calcext:value-type="string">
            <text:p>p_lf_2_9</text:p>
          </table:table-cell>
          <table:table-cell table:style-name="ce88" office:value-type="float" office:value="55.7" calcext:value-type="float">
            <text:p>55.7</text:p>
          </table:table-cell>
          <table:table-cell table:style-name="ce70" table:number-columns-repeated="2"/>
          <table:table-cell table:style-name="ce98" office:value-type="date" office:date-value="2022-12-14" calcext:value-type="date">
            <text:p>14/12/22</text:p>
          </table:table-cell>
          <table:table-cell table:style-name="ce88" office:value-type="float" office:value="22.4" calcext:value-type="float">
            <text:p>22.4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table:style-name="ce61" office:value-type="string" calcext:value-type="string">
            <text:p>p</text:p>
          </table:table-cell>
          <table:table-cell table:style-name="ce70" office:value-type="string" calcext:value-type="string">
            <text:p>lf</text:p>
          </table:table-cell>
          <table:table-cell table:style-name="ce70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formula="of:=COM.MICROSOFT.TEXTJOIN(&quot;_&quot;;0;[.A258:.D258])" office:value-type="string" office:string-value="p_lf_3_3" calcext:value-type="string">
            <text:p>p_lf_3_3</text:p>
          </table:table-cell>
          <table:table-cell table:style-name="ce88" office:value-type="float" office:value="41.7" calcext:value-type="float">
            <text:p>41.7</text:p>
          </table:table-cell>
          <table:table-cell table:style-name="ce70" table:number-columns-repeated="2"/>
          <table:table-cell table:style-name="ce98" office:value-type="date" office:date-value="2022-12-14" calcext:value-type="date">
            <text:p>14/12/22</text:p>
          </table:table-cell>
          <table:table-cell table:style-name="ce88" office:value-type="float" office:value="21.9" calcext:value-type="float">
            <text:p>21.9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59:.D259])" office:value-type="string" office:string-value="a_lf_1_2" calcext:value-type="string">
            <text:p>a_lf_1_2</text:p>
          </table:table-cell>
          <table:table-cell office:value-type="float" office:value="16.9" calcext:value-type="float">
            <text:p>16.9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formula="of:=COM.MICROSOFT.TEXTJOIN(&quot;_&quot;;0;[.A260:.D260])" office:value-type="string" office:string-value="a_lf_2_2" calcext:value-type="string">
            <text:p>a_lf_2_2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61:.D261])" office:value-type="string" office:string-value="a_lf_3_2" calcext:value-type="string">
            <text:p>a_lf_3_2</text:p>
          </table:table-cell>
          <table:table-cell office:value-type="float" office:value="43.6" calcext:value-type="float">
            <text:p>43.6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62:.D262])" office:value-type="string" office:string-value="a_lf_4_2" calcext:value-type="string">
            <text:p>a_lf_4_2</text:p>
          </table:table-cell>
          <table:table-cell office:value-type="float" office:value="63.9" calcext:value-type="float">
            <text:p>63.9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63:.D263])" office:value-type="string" office:string-value="a_lf_5_2" calcext:value-type="string">
            <text:p>a_lf_5_2</text:p>
          </table:table-cell>
          <table:table-cell office:value-type="float" office:value="41.1" calcext:value-type="float">
            <text:p>41.1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64:.D264])" office:value-type="string" office:string-value="a_lf_7_2" calcext:value-type="string">
            <text:p>a_lf_7_2</text:p>
          </table:table-cell>
          <table:table-cell office:value-type="float" office:value="41.1" calcext:value-type="float">
            <text:p>41.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65:.D265])" office:value-type="string" office:string-value="m_lf_1_2" calcext:value-type="string">
            <text:p>m_lf_1_2</text:p>
          </table:table-cell>
          <table:table-cell office:value-type="float" office:value="75.2" calcext:value-type="float">
            <text:p>75.2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formula="of:=COM.MICROSOFT.TEXTJOIN(&quot;_&quot;;0;[.A266:.D266])" office:value-type="string" office:string-value="m_lf_2_2" calcext:value-type="string">
            <text:p>m_lf_2_2</text:p>
          </table:table-cell>
          <table:table-cell office:value-type="float" office:value="58.2" calcext:value-type="float">
            <text:p>58.2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67:.D267])" office:value-type="string" office:string-value="m_lf_4_2" calcext:value-type="string">
            <text:p>m_lf_4_2</text:p>
          </table:table-cell>
          <table:table-cell office:value-type="float" office:value="64.4" calcext:value-type="float">
            <text:p>64.4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68:.D268])" office:value-type="string" office:string-value="m_lf_8_2" calcext:value-type="string">
            <text:p>m_lf_8_2</text:p>
          </table:table-cell>
          <table:table-cell office:value-type="float" office:value="30.1" calcext:value-type="float">
            <text:p>30.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69:.D269])" office:value-type="string" office:string-value="m_lf_9_2" calcext:value-type="string">
            <text:p>m_lf_9_2</text:p>
          </table:table-cell>
          <table:table-cell office:value-type="float" office:value="62.9" calcext:value-type="float">
            <text:p>62.9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formula="of:=COM.MICROSOFT.TEXTJOIN(&quot;_&quot;;0;[.A270:.D270])" office:value-type="string" office:string-value="p_lf_2_2" calcext:value-type="string">
            <text:p>p_lf_2_2</text:p>
          </table:table-cell>
          <table:table-cell office:value-type="float" office:value="40.1" calcext:value-type="float">
            <text:p>40.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71:.D271])" office:value-type="string" office:string-value="p_lf_3_2" calcext:value-type="string">
            <text:p>p_lf_3_2</text:p>
          </table:table-cell>
          <table:table-cell office:value-type="float" office:value="91.5" calcext:value-type="float">
            <text:p>91.5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72:.D272])" office:value-type="string" office:string-value="p_lf_4_2" calcext:value-type="string">
            <text:p>p_lf_4_2</text:p>
          </table:table-cell>
          <table:table-cell office:value-type="float" office:value="86.5" calcext:value-type="float">
            <text:p>86.5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73:.D273])" office:value-type="string" office:string-value="p_lf_5_2" calcext:value-type="string">
            <text:p>p_lf_5_2</text:p>
          </table:table-cell>
          <table:table-cell office:value-type="float" office:value="54.1" calcext:value-type="float">
            <text:p>54.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74:.D274])" office:value-type="string" office:string-value="p_lf_7_2" calcext:value-type="string">
            <text:p>p_lf_7_2</text:p>
          </table:table-cell>
          <table:table-cell office:value-type="float" office:value="53.5" calcext:value-type="float">
            <text:p>53.5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75:.D275])" office:value-type="string" office:string-value="p_lf_8_2" calcext:value-type="string">
            <text:p>p_lf_8_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276:.D276])" office:value-type="string" office:string-value="p_lf_9_2" calcext:value-type="string">
            <text:p>p_lf_9_2</text:p>
          </table:table-cell>
          <table:table-cell office:value-type="float" office:value="34.9" calcext:value-type="float">
            <text:p>34.9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77:.D277])" office:value-type="string" office:string-value="a_lf_1_3" calcext:value-type="string">
            <text:p>a_lf_1_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formula="of:=COM.MICROSOFT.TEXTJOIN(&quot;_&quot;;0;[.A278:.D278])" office:value-type="string" office:string-value="a_lf_3_3" calcext:value-type="string">
            <text:p>a_lf_3_3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79:.D279])" office:value-type="string" office:string-value="a_lf_5_3" calcext:value-type="string">
            <text:p>a_lf_5_3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80:.D280])" office:value-type="string" office:string-value="a_lf_6_3" calcext:value-type="string">
            <text:p>a_lf_6_3</text:p>
          </table:table-cell>
          <table:table-cell office:value-type="float" office:value="87.9" calcext:value-type="float">
            <text:p>87.9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81:.D281])" office:value-type="string" office:string-value="a_lf_7_3" calcext:value-type="string">
            <text:p>a_lf_7_3</text:p>
          </table:table-cell>
          <table:table-cell office:value-type="float" office:value="83.8" calcext:value-type="float">
            <text:p>83.8</text:p>
          </table:table-cell>
          <table:table-cell/>
          <table:table-cell table:style-name="ce63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82:.D282])" office:value-type="string" office:string-value="a_lf_8_3" calcext:value-type="string">
            <text:p>a_lf_8_3</text:p>
          </table:table-cell>
          <table:table-cell office:value-type="float" office:value="68.5" calcext:value-type="float">
            <text:p>68.5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83:.D283])" office:value-type="string" office:string-value="a_lf_9_3" calcext:value-type="string">
            <text:p>a_lf_9_3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84:.D284])" office:value-type="string" office:string-value="a_lf_10_3" calcext:value-type="string">
            <text:p>a_lf_10_3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85:.D285])" office:value-type="string" office:string-value="m_lf_1_3" calcext:value-type="string">
            <text:p>m_lf_1_3</text:p>
          </table:table-cell>
          <table:table-cell office:value-type="float" office:value="38.7" calcext:value-type="float">
            <text:p>38.7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formula="of:=COM.MICROSOFT.TEXTJOIN(&quot;_&quot;;0;[.A286:.D286])" office:value-type="string" office:string-value="m_lf_3_3" calcext:value-type="string">
            <text:p>m_lf_3_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87:.D287])" office:value-type="string" office:string-value="p_lf_1_3" calcext:value-type="string">
            <text:p>p_lf_1_3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88:.D288])" office:value-type="string" office:string-value="p_lf_4_3" calcext:value-type="string">
            <text:p>p_lf_4_3</text:p>
          </table:table-cell>
          <table:table-cell office:value-type="float" office:value="67.3" calcext:value-type="float">
            <text:p>67.3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89:.D289])" office:value-type="string" office:string-value="p_lf_7_3" calcext:value-type="string">
            <text:p>p_lf_7_3</text:p>
          </table:table-cell>
          <table:table-cell office:value-type="float" office:value="75.6" calcext:value-type="float">
            <text:p>75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90:.D290])" office:value-type="string" office:string-value="p_lf_9_3" calcext:value-type="string">
            <text:p>p_lf_9_3</text:p>
          </table:table-cell>
          <table:table-cell office:value-type="float" office:value="46.4" calcext:value-type="float">
            <text:p>46.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291:.D291])" office:value-type="string" office:string-value="p_lf_10_3" calcext:value-type="string">
            <text:p>p_lf_10_3</text:p>
          </table:table-cell>
          <table:table-cell office:value-type="float" office:value="45.6" calcext:value-type="float">
            <text:p>45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292:.D292])" office:value-type="string" office:string-value="a_lf_2_4" calcext:value-type="string">
            <text:p>a_lf_2_4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293:.D293])" office:value-type="string" office:string-value="a_lf_3_4" calcext:value-type="string">
            <text:p>a_lf_3_4</text:p>
          </table:table-cell>
          <table:table-cell office:value-type="float" office:value="15.5" calcext:value-type="float">
            <text:p>15.5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294:.D294])" office:value-type="string" office:string-value="a_lf_5_4" calcext:value-type="string">
            <text:p>a_lf_5_4</text:p>
          </table:table-cell>
          <table:table-cell office:value-type="float" office:value="57.5" calcext:value-type="float">
            <text:p>57.5</text:p>
          </table:table-cell>
          <table:table-cell table:style-name="ce63"/>
          <table:table-cell/>
          <table:table-cell office:value-type="date" office:date-value="2022-12-14" calcext:value-type="date">
            <text:p>14/12/22</text:p>
          </table:table-cell>
          <table:table-cell table:style-name="ce81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295:.D295])" office:value-type="string" office:string-value="a_lf_6_4" calcext:value-type="string">
            <text:p>a_lf_6_4</text:p>
          </table:table-cell>
          <table:table-cell office:value-type="float" office:value="49.5" calcext:value-type="float">
            <text:p>49.5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296:.D296])" office:value-type="string" office:string-value="a_lf_8_4" calcext:value-type="string">
            <text:p>a_lf_8_4</text:p>
          </table:table-cell>
          <table:table-cell office:value-type="float" office:value="24.8" calcext:value-type="float">
            <text:p>24.8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297:.D297])" office:value-type="string" office:string-value="m_lf_1_4" calcext:value-type="string">
            <text:p>m_lf_1_4</text:p>
          </table:table-cell>
          <table:table-cell office:value-type="float" office:value="87.5" calcext:value-type="float">
            <text:p>87.5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298:.D298])" office:value-type="string" office:string-value="m_lf_2_4" calcext:value-type="string">
            <text:p>m_lf_2_4</text:p>
          </table:table-cell>
          <table:table-cell office:value-type="float" office:value="93.3" calcext:value-type="float">
            <text:p>93.3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299:.D299])" office:value-type="string" office:string-value="m_lf_3_4" calcext:value-type="string">
            <text:p>m_lf_3_4</text:p>
          </table:table-cell>
          <table:table-cell office:value-type="float" office:value="96.6" calcext:value-type="float">
            <text:p>96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00:.D300])" office:value-type="string" office:string-value="m_lf_7_4" calcext:value-type="string">
            <text:p>m_lf_7_4</text:p>
          </table:table-cell>
          <table:table-cell office:value-type="float" office:value="56.3" calcext:value-type="float">
            <text:p>56.3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01:.D301])" office:value-type="string" office:string-value="m_lf_8_4" calcext:value-type="string">
            <text:p>m_lf_8_4</text:p>
          </table:table-cell>
          <table:table-cell office:value-type="float" office:value="55.2" calcext:value-type="float">
            <text:p>55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02:.D302])" office:value-type="string" office:string-value="m_lf_9_4" calcext:value-type="string">
            <text:p>m_lf_9_4</text:p>
          </table:table-cell>
          <table:table-cell office:value-type="float" office:value="89.8" calcext:value-type="float">
            <text:p>89.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03:.D303])" office:value-type="string" office:string-value="m_lf_10_4" calcext:value-type="string">
            <text:p>m_lf_10_4</text:p>
          </table:table-cell>
          <table:table-cell office:value-type="float" office:value="72.7" calcext:value-type="float">
            <text:p>72.7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04:.D304])" office:value-type="string" office:string-value="p_lf_1_4" calcext:value-type="string">
            <text:p>p_lf_1_4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05:.D305])" office:value-type="string" office:string-value="p_lf_2_4" calcext:value-type="string">
            <text:p>p_lf_2_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06:.D306])" office:value-type="string" office:string-value="p_lf_3_4" calcext:value-type="string">
            <text:p>p_lf_3_4</text:p>
          </table:table-cell>
          <table:table-cell office:value-type="float" office:value="55.8" calcext:value-type="float">
            <text:p>55.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formula="of:=COM.MICROSOFT.TEXTJOIN(&quot;_&quot;;0;[.A307:.D307])" office:value-type="string" office:string-value="p_lf_4_4" calcext:value-type="string">
            <text:p>p_lf_4_4</text:p>
          </table:table-cell>
          <table:table-cell office:value-type="float" office:value="67.7" calcext:value-type="float">
            <text:p>67.7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08:.D308])" office:value-type="string" office:string-value="p_lf_5_4" calcext:value-type="string">
            <text:p>p_lf_5_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09:.D309])" office:value-type="string" office:string-value="p_lf_6_4" calcext:value-type="string">
            <text:p>p_lf_6_4</text:p>
          </table:table-cell>
          <table:table-cell office:value-type="float" office:value="50.5" calcext:value-type="float">
            <text:p>50.5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10:.D310])" office:value-type="string" office:string-value="p_lf_7_4" calcext:value-type="string">
            <text:p>p_lf_7_4</text:p>
          </table:table-cell>
          <table:table-cell office:value-type="float" office:value="41.8" calcext:value-type="float">
            <text:p>41.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11:.D311])" office:value-type="string" office:string-value="p_lf_8_4" calcext:value-type="string">
            <text:p>p_lf_8_4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12:.D312])" office:value-type="string" office:string-value="p_lf_9_4" calcext:value-type="string">
            <text:p>p_lf_9_4</text:p>
          </table:table-cell>
          <table:table-cell office:value-type="float" office:value="51.7" calcext:value-type="float">
            <text:p>51.7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313:.D313])" office:value-type="string" office:string-value="p_lf_10_4" calcext:value-type="string">
            <text:p>p_lf_10_4</text:p>
          </table:table-cell>
          <table:table-cell office:value-type="float" office:value="63.6" calcext:value-type="float">
            <text:p>63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14:.D314])" office:value-type="string" office:string-value="a_lf_2_5" calcext:value-type="string">
            <text:p>a_lf_2_5</text:p>
          </table:table-cell>
          <table:table-cell office:value-type="float" office:value="41.6" calcext:value-type="float">
            <text:p>41.6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15:.D315])" office:value-type="string" office:string-value="a_lf_3_5" calcext:value-type="string">
            <text:p>a_lf_3_5</text:p>
          </table:table-cell>
          <table:table-cell office:value-type="float" office:value="42.1" calcext:value-type="float">
            <text:p>42.1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16:.D316])" office:value-type="string" office:string-value="a_lf_4_5" calcext:value-type="string">
            <text:p>a_lf_4_5</text:p>
          </table:table-cell>
          <table:table-cell office:value-type="float" office:value="42.2" calcext:value-type="float">
            <text:p>42.2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formula="of:=COM.MICROSOFT.TEXTJOIN(&quot;_&quot;;0;[.A317:.D317])" office:value-type="string" office:string-value="a_lf_5_5" calcext:value-type="string">
            <text:p>a_lf_5_5</text:p>
          </table:table-cell>
          <table:table-cell office:value-type="float" office:value="72.6" calcext:value-type="float">
            <text:p>72.6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18:.D318])" office:value-type="string" office:string-value="a_lf_6_5" calcext:value-type="string">
            <text:p>a_lf_6_5</text:p>
          </table:table-cell>
          <table:table-cell office:value-type="float" office:value="94.8" calcext:value-type="float">
            <text:p>94.8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19:.D319])" office:value-type="string" office:string-value="a_lf_7_5" calcext:value-type="string">
            <text:p>a_lf_7_5</text:p>
          </table:table-cell>
          <table:table-cell office:value-type="float" office:value="44.7" calcext:value-type="float">
            <text:p>44.7</text:p>
          </table:table-cell>
          <table:table-cell table:style-name="ce63"/>
          <table:table-cell/>
          <table:table-cell office:value-type="date" office:date-value="2022-12-14" calcext:value-type="date">
            <text:p>14/12/22</text:p>
          </table:table-cell>
          <table:table-cell table:style-name="ce81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20:.D320])" office:value-type="string" office:string-value="a_lf_10_5" calcext:value-type="string">
            <text:p>a_lf_10_5</text:p>
          </table:table-cell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21:.D321])" office:value-type="string" office:string-value="m_lf_1_5" calcext:value-type="string">
            <text:p>m_lf_1_5</text:p>
          </table:table-cell>
          <table:table-cell office:value-type="float" office:value="64.8" calcext:value-type="float">
            <text:p>64.8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22:.D322])" office:value-type="string" office:string-value="m_lf_3_5" calcext:value-type="string">
            <text:p>m_lf_3_5</text:p>
          </table:table-cell>
          <table:table-cell office:value-type="float" office:value="23.8" calcext:value-type="float">
            <text:p>23.8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formula="of:=COM.MICROSOFT.TEXTJOIN(&quot;_&quot;;0;[.A323:.D323])" office:value-type="string" office:string-value="m_lf_5_5" calcext:value-type="string">
            <text:p>m_lf_5_5</text:p>
          </table:table-cell>
          <table:table-cell office:value-type="float" office:value="16.8" calcext:value-type="float">
            <text:p>16.8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24:.D324])" office:value-type="string" office:string-value="m_lf_6_5" calcext:value-type="string">
            <text:p>m_lf_6_5</text:p>
          </table:table-cell>
          <table:table-cell office:value-type="float" office:value="52.7" calcext:value-type="float">
            <text:p>52.7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25:.D325])" office:value-type="string" office:string-value="m_lf_7_5" calcext:value-type="string">
            <text:p>m_lf_7_5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26:.D326])" office:value-type="string" office:string-value="m_lf_8_5" calcext:value-type="string">
            <text:p>m_lf_8_5</text:p>
          </table:table-cell>
          <table:table-cell office:value-type="float" office:value="51.7" calcext:value-type="float">
            <text:p>51.7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27:.D327])" office:value-type="string" office:string-value="p_lf_1_5" calcext:value-type="string">
            <text:p>p_lf_1_5</text:p>
          </table:table-cell>
          <table:table-cell office:value-type="float" office:value="5.84" calcext:value-type="float">
            <text:p>5.84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28:.D328])" office:value-type="string" office:string-value="p_lf_2_5" calcext:value-type="string">
            <text:p>p_lf_2_5</text:p>
          </table:table-cell>
          <table:table-cell office:value-type="float" office:value="63.4" calcext:value-type="float">
            <text:p>63.4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29:.D329])" office:value-type="string" office:string-value="p_lf_3_5" calcext:value-type="string">
            <text:p>p_lf_3_5</text:p>
          </table:table-cell>
          <table:table-cell office:value-type="float" office:value="30.6" calcext:value-type="float">
            <text:p>30.6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30:.D330])" office:value-type="string" office:string-value="p_lf_4_5" calcext:value-type="string">
            <text:p>p_lf_4_5</text:p>
          </table:table-cell>
          <table:table-cell office:value-type="float" office:value="38.7" calcext:value-type="float">
            <text:p>38.7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formula="of:=COM.MICROSOFT.TEXTJOIN(&quot;_&quot;;0;[.A331:.D331])" office:value-type="string" office:string-value="p_lf_5_5" calcext:value-type="string">
            <text:p>p_lf_5_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32:.D332])" office:value-type="string" office:string-value="p_lf_6_5" calcext:value-type="string">
            <text:p>p_lf_6_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33:.D333])" office:value-type="string" office:string-value="p_lf_8_5" calcext:value-type="string">
            <text:p>p_lf_8_5</text:p>
          </table:table-cell>
          <table:table-cell office:value-type="float" office:value="64.5" calcext:value-type="float">
            <text:p>64.5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334:.D334])" office:value-type="string" office:string-value="p_lf_10_5" calcext:value-type="string">
            <text:p>p_lf_10_5</text:p>
          </table:table-cell>
          <table:table-cell office:value-type="float" office:value="63.1" calcext:value-type="float">
            <text:p>63.1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35:.D335])" office:value-type="string" office:string-value="a_lf_1_6" calcext:value-type="string">
            <text:p>a_lf_1_6</text:p>
          </table:table-cell>
          <table:table-cell office:value-type="float" office:value="62.7" calcext:value-type="float">
            <text:p>62.7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36:.D336])" office:value-type="string" office:string-value="a_lf_2_6" calcext:value-type="string">
            <text:p>a_lf_2_6</text:p>
          </table:table-cell>
          <table:table-cell office:value-type="float" office:value="42.4" calcext:value-type="float">
            <text:p>42.4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37:.D337])" office:value-type="string" office:string-value="a_lf_3_6" calcext:value-type="string">
            <text:p>a_lf_3_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38:.D338])" office:value-type="string" office:string-value="a_lf_4_6" calcext:value-type="string">
            <text:p>a_lf_4_6</text:p>
          </table:table-cell>
          <table:table-cell office:value-type="float" office:value="52.2" calcext:value-type="float">
            <text:p>52.2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39:.D339])" office:value-type="string" office:string-value="a_lf_5_6" calcext:value-type="string">
            <text:p>a_lf_5_6</text:p>
          </table:table-cell>
          <table:table-cell office:value-type="float" office:value="24.1" calcext:value-type="float">
            <text:p>24.1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formula="of:=COM.MICROSOFT.TEXTJOIN(&quot;_&quot;;0;[.A340:.D340])" office:value-type="string" office:string-value="a_lf_6_6" calcext:value-type="string">
            <text:p>a_lf_6_6</text:p>
          </table:table-cell>
          <table:table-cell office:value-type="float" office:value="54.9" calcext:value-type="float">
            <text:p>54.9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41:.D341])" office:value-type="string" office:string-value="a_lf_9_6" calcext:value-type="string">
            <text:p>a_lf_9_6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42:.D342])" office:value-type="string" office:string-value="m_lf_2_6" calcext:value-type="string">
            <text:p>m_lf_2_6</text:p>
          </table:table-cell>
          <table:table-cell office:value-type="float" office:value="49.5" calcext:value-type="float">
            <text:p>49.5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formula="of:=COM.MICROSOFT.TEXTJOIN(&quot;_&quot;;0;[.A343:.D343])" office:value-type="string" office:string-value="m_lf_6_6" calcext:value-type="string">
            <text:p>m_lf_6_6</text:p>
          </table:table-cell>
          <table:table-cell office:value-type="float" office:value="45.7" calcext:value-type="float">
            <text:p>45.7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44:.D344])" office:value-type="string" office:string-value="m_lf_7_6" calcext:value-type="string">
            <text:p>m_lf_7_6</text:p>
          </table:table-cell>
          <table:table-cell office:value-type="float" office:value="18.9" calcext:value-type="float">
            <text:p>18.9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45:.D345])" office:value-type="string" office:string-value="m_lf_9_6" calcext:value-type="string">
            <text:p>m_lf_9_6</text:p>
          </table:table-cell>
          <table:table-cell office:value-type="float" office:value="43.6" calcext:value-type="float">
            <text:p>43.6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46:.D346])" office:value-type="string" office:string-value="m_lf_10_6" calcext:value-type="string">
            <text:p>m_lf_10_6</text:p>
          </table:table-cell>
          <table:table-cell office:value-type="float" office:value="70.4" calcext:value-type="float">
            <text:p>70.4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47:.D347])" office:value-type="string" office:string-value="p_lf_2_6" calcext:value-type="string">
            <text:p>p_lf_2_6</text:p>
          </table:table-cell>
          <table:table-cell office:value-type="float" office:value="72.8" calcext:value-type="float">
            <text:p>72.8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48:.D348])" office:value-type="string" office:string-value="p_lf_3_6" calcext:value-type="string">
            <text:p>p_lf_3_6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formula="of:=COM.MICROSOFT.TEXTJOIN(&quot;_&quot;;0;[.A349:.D349])" office:value-type="string" office:string-value="p_lf_6_6" calcext:value-type="string">
            <text:p>p_lf_6_6</text:p>
          </table:table-cell>
          <table:table-cell office:value-type="float" office:value="28.6" calcext:value-type="float">
            <text:p>28.6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50:.D350])" office:value-type="string" office:string-value="p_lf_8_6" calcext:value-type="string">
            <text:p>p_lf_8_6</text:p>
          </table:table-cell>
          <table:table-cell office:value-type="float" office:value="71.6" calcext:value-type="float">
            <text:p>71.6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351:.D351])" office:value-type="string" office:string-value="p_lf_9_6" calcext:value-type="string">
            <text:p>p_lf_9_6</text:p>
          </table:table-cell>
          <table:table-cell office:value-type="float" office:value="26.3" calcext:value-type="float">
            <text:p>26.3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52:.D352])" office:value-type="string" office:string-value="a_lf_1_7" calcext:value-type="string">
            <text:p>a_lf_1_7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53:.D353])" office:value-type="string" office:string-value="a_lf_2_7" calcext:value-type="string">
            <text:p>a_lf_2_7</text:p>
          </table:table-cell>
          <table:table-cell office:value-type="float" office:value="87.6" calcext:value-type="float">
            <text:p>87.6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54:.D354])" office:value-type="string" office:string-value="a_lf_3_7" calcext:value-type="string">
            <text:p>a_lf_3_7</text:p>
          </table:table-cell>
          <table:table-cell office:value-type="float" office:value="83.1" calcext:value-type="float">
            <text:p>83.1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55:.D355])" office:value-type="string" office:string-value="a_lf_4_7" calcext:value-type="string">
            <text:p>a_lf_4_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56:.D356])" office:value-type="string" office:string-value="a_lf_5_7" calcext:value-type="string">
            <text:p>a_lf_5_7</text:p>
          </table:table-cell>
          <table:table-cell office:value-type="float" office:value="42.2" calcext:value-type="float">
            <text:p>42.2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57:.D357])" office:value-type="string" office:string-value="a_lf_6_7" calcext:value-type="string">
            <text:p>a_lf_6_7</text:p>
          </table:table-cell>
          <table:table-cell office:value-type="float" office:value="56.2" calcext:value-type="float">
            <text:p>56.2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58:.D358])" office:value-type="string" office:string-value="a_lf_8_7" calcext:value-type="string">
            <text:p>a_lf_8_7</text:p>
          </table:table-cell>
          <table:table-cell office:value-type="float" office:value="67.7" calcext:value-type="float">
            <text:p>67.7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59:.D359])" office:value-type="string" office:string-value="m_lf_2_7" calcext:value-type="string">
            <text:p>m_lf_2_7</text:p>
          </table:table-cell>
          <table:table-cell office:value-type="float" office:value="85.3" calcext:value-type="float">
            <text:p>85.3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60:.D360])" office:value-type="string" office:string-value="m_lf_3_7" calcext:value-type="string">
            <text:p>m_lf_3_7</text:p>
          </table:table-cell>
          <table:table-cell office:value-type="float" office:value="76.5" calcext:value-type="float">
            <text:p>76.5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61:.D361])" office:value-type="string" office:string-value="m_lf_6_7" calcext:value-type="string">
            <text:p>m_lf_6_7</text:p>
          </table:table-cell>
          <table:table-cell office:value-type="float" office:value="53.4" calcext:value-type="float">
            <text:p>53.4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formula="of:=COM.MICROSOFT.TEXTJOIN(&quot;_&quot;;0;[.A362:.D362])" office:value-type="string" office:string-value="m_lf_7_7" calcext:value-type="string">
            <text:p>m_lf_7_7</text:p>
          </table:table-cell>
          <table:table-cell office:value-type="float" office:value="24.1" calcext:value-type="float">
            <text:p>24.1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63:.D363])" office:value-type="string" office:string-value="m_lf_9_7" calcext:value-type="string">
            <text:p>m_lf_9_7</text:p>
          </table:table-cell>
          <table:table-cell office:value-type="float" office:value="31.8" calcext:value-type="float">
            <text:p>31.8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64:.D364])" office:value-type="string" office:string-value="m_lf_10_7" calcext:value-type="string">
            <text:p>m_lf_10_7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65:.D365])" office:value-type="string" office:string-value="p_lf_1_7" calcext:value-type="string">
            <text:p>p_lf_1_7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66:.D366])" office:value-type="string" office:string-value="p_lf_2_7" calcext:value-type="string">
            <text:p>p_lf_2_7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67:.D367])" office:value-type="string" office:string-value="p_lf_3_7" calcext:value-type="string">
            <text:p>p_lf_3_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68:.D368])" office:value-type="string" office:string-value="p_lf_4_7" calcext:value-type="string">
            <text:p>p_lf_4_7</text:p>
          </table:table-cell>
          <table:table-cell office:value-type="float" office:value="37" calcext:value-type="float">
            <text:p>37</text:p>
          </table:table-cell>
          <table:table-cell table:style-name="ce63"/>
          <table:table-cell/>
          <table:table-cell office:value-type="date" office:date-value="2022-12-14" calcext:value-type="date">
            <text:p>14/12/22</text:p>
          </table:table-cell>
          <table:table-cell table:style-name="ce8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69:.D369])" office:value-type="string" office:string-value="p_lf_5_7" calcext:value-type="string">
            <text:p>p_lf_5_7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formula="of:=COM.MICROSOFT.TEXTJOIN(&quot;_&quot;;0;[.A370:.D370])" office:value-type="string" office:string-value="p_lf_7_7" calcext:value-type="string">
            <text:p>p_lf_7_7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71:.D371])" office:value-type="string" office:string-value="p_lf_8_7" calcext:value-type="string">
            <text:p>p_lf_8_7</text:p>
          </table:table-cell>
          <table:table-cell office:value-type="float" office:value="34.9" calcext:value-type="float">
            <text:p>34.9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372:.D372])" office:value-type="string" office:string-value="p_lf_10_7" calcext:value-type="string">
            <text:p>p_lf_10_7</text:p>
          </table:table-cell>
          <table:table-cell office:value-type="float" office:value="35.9" calcext:value-type="float">
            <text:p>35.9</text:p>
          </table:table-cell>
          <table:table-cell table:number-columns-repeated="2"/>
          <table:table-cell table:style-name="ce91" office:value-type="date" office:date-value="2023-03-23" calcext:value-type="date">
            <text:p>23/03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73:.D373])" office:value-type="string" office:string-value="a_lf_1_8" calcext:value-type="string">
            <text:p>a_lf_1_8</text:p>
          </table:table-cell>
          <table:table-cell office:value-type="float" office:value="60.7" calcext:value-type="float">
            <text:p>60.7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74:.D374])" office:value-type="string" office:string-value="a_lf_2_8" calcext:value-type="string">
            <text:p>a_lf_2_8</text:p>
          </table:table-cell>
          <table:table-cell office:value-type="float" office:value="42.1" calcext:value-type="float">
            <text:p>42.1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75:.D375])" office:value-type="string" office:string-value="a_lf_3_8" calcext:value-type="string">
            <text:p>a_lf_3_8</text:p>
          </table:table-cell>
          <table:table-cell office:value-type="float" office:value="32.4" calcext:value-type="float">
            <text:p>32.4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76:.D376])" office:value-type="string" office:string-value="a_lf_4_8" calcext:value-type="string">
            <text:p>a_lf_4_8</text:p>
          </table:table-cell>
          <table:table-cell office:value-type="float" office:value="60.7" calcext:value-type="float">
            <text:p>60.7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77:.D377])" office:value-type="string" office:string-value="a_lf_5_8" calcext:value-type="string">
            <text:p>a_lf_5_8</text:p>
          </table:table-cell>
          <table:table-cell office:value-type="float" office:value="35.2" calcext:value-type="float">
            <text:p>35.2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78:.D378])" office:value-type="string" office:string-value="a_lf_6_8" calcext:value-type="string">
            <text:p>a_lf_6_8</text:p>
          </table:table-cell>
          <table:table-cell office:value-type="float" office:value="79.1" calcext:value-type="float">
            <text:p>79.1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79:.D379])" office:value-type="string" office:string-value="a_lf_7_8" calcext:value-type="string">
            <text:p>a_lf_7_8</text:p>
          </table:table-cell>
          <table:table-cell office:value-type="float" office:value="54.6" calcext:value-type="float">
            <text:p>54.6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formula="of:=COM.MICROSOFT.TEXTJOIN(&quot;_&quot;;0;[.A380:.D380])" office:value-type="string" office:string-value="a_lf_8_8" calcext:value-type="string">
            <text:p>a_lf_8_8</text:p>
          </table:table-cell>
          <table:table-cell office:value-type="float" office:value="60.5" calcext:value-type="float">
            <text:p>60.5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81:.D381])" office:value-type="string" office:string-value="m_lf_1_8" calcext:value-type="string">
            <text:p>m_lf_1_8</text:p>
          </table:table-cell>
          <table:table-cell office:value-type="float" office:value="22.3" calcext:value-type="float">
            <text:p>22.3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82:.D382])" office:value-type="string" office:string-value="m_lf_2_8" calcext:value-type="string">
            <text:p>m_lf_2_8</text:p>
          </table:table-cell>
          <table:table-cell office:value-type="float" office:value="24.1" calcext:value-type="float">
            <text:p>24.1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83:.D383])" office:value-type="string" office:string-value="m_lf_4_8" calcext:value-type="string">
            <text:p>m_lf_4_8</text:p>
          </table:table-cell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84:.D384])" office:value-type="string" office:string-value="m_lf_5_8" calcext:value-type="string">
            <text:p>m_lf_5_8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85:.D385])" office:value-type="string" office:string-value="m_lf_6_8" calcext:value-type="string">
            <text:p>m_lf_6_8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86:.D386])" office:value-type="string" office:string-value="m_lf_7_8" calcext:value-type="string">
            <text:p>m_lf_7_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formula="of:=COM.MICROSOFT.TEXTJOIN(&quot;_&quot;;0;[.A387:.D387])" office:value-type="string" office:string-value="m_lf_8_8" calcext:value-type="string">
            <text:p>m_lf_8_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88:.D388])" office:value-type="string" office:string-value="m_lf_9_8" calcext:value-type="string">
            <text:p>m_lf_9_8</text:p>
          </table:table-cell>
          <table:table-cell office:value-type="float" office:value="23.8" calcext:value-type="float">
            <text:p>23.8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89:.D389])" office:value-type="string" office:string-value="m_lf_10_8" calcext:value-type="string">
            <text:p>m_lf_10_8</text:p>
          </table:table-cell>
          <table:table-cell table:style-name="ce63" office:value-type="float" office:value="21" calcext:value-type="float">
            <text:p>21</text:p>
          </table:table-cell>
          <table:table-cell table:style-name="ce63"/>
          <table:table-cell/>
          <table:table-cell office:value-type="string" calcext:value-type="string">
            <text:p>27/02/23</text:p>
          </table:table-cell>
          <table:table-cell table:style-name="ce81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90:.D390])" office:value-type="string" office:string-value="p_lf_1_8" calcext:value-type="string">
            <text:p>p_lf_1_8</text:p>
          </table:table-cell>
          <table:table-cell office:value-type="float" office:value="2.91" calcext:value-type="float">
            <text:p>2.91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91:.D391])" office:value-type="string" office:string-value="p_lf_2_8" calcext:value-type="string">
            <text:p>p_lf_2_8</text:p>
          </table:table-cell>
          <table:table-cell office:value-type="float" office:value="62.2" calcext:value-type="float">
            <text:p>62.2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92:.D392])" office:value-type="string" office:string-value="p_lf_4_8" calcext:value-type="string">
            <text:p>p_lf_4_8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93:.D393])" office:value-type="string" office:string-value="p_lf_6_8" calcext:value-type="string">
            <text:p>p_lf_6_8</text:p>
          </table:table-cell>
          <table:table-cell office:value-type="float" office:value="41.4" calcext:value-type="float">
            <text:p>41.4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94:.D394])" office:value-type="string" office:string-value="p_lf_7_8" calcext:value-type="string">
            <text:p>p_lf_7_8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 table:style-name="ce81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395:.D395])" office:value-type="string" office:string-value="p_lf_10_8" calcext:value-type="string">
            <text:p>p_lf_10_8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396:.D396])" office:value-type="string" office:string-value="a_lf_4_9" calcext:value-type="string">
            <text:p>a_lf_4_9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397:.D397])" office:value-type="string" office:string-value="a_lf_7_9" calcext:value-type="string">
            <text:p>a_lf_7_9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398:.D398])" office:value-type="string" office:string-value="a_lf_8_9" calcext:value-type="string">
            <text:p>a_lf_8_9</text:p>
          </table:table-cell>
          <table:table-cell office:value-type="float" office:value="86.8" calcext:value-type="float">
            <text:p>86.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formula="of:=COM.MICROSOFT.TEXTJOIN(&quot;_&quot;;0;[.A399:.D399])" office:value-type="string" office:string-value="a_lf_9_9" calcext:value-type="string">
            <text:p>a_lf_9_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400:.D400])" office:value-type="string" office:string-value="a_lf_10_9" calcext:value-type="string">
            <text:p>a_lf_10_9</text:p>
          </table:table-cell>
          <table:table-cell office:value-type="float" office:value="70.1" calcext:value-type="float">
            <text:p>70.1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401:.D401])" office:value-type="string" office:string-value="m_lf_2_9" calcext:value-type="string">
            <text:p>m_lf_2_9</text:p>
          </table:table-cell>
          <table:table-cell office:value-type="float" office:value="71.3" calcext:value-type="float">
            <text:p>71.3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402:.D402])" office:value-type="string" office:string-value="m_lf_3_9" calcext:value-type="string">
            <text:p>m_lf_3_9</text:p>
          </table:table-cell>
          <table:table-cell office:value-type="float" office:value="85.9" calcext:value-type="float">
            <text:p>85.9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403:.D403])" office:value-type="string" office:string-value="m_lf_5_9" calcext:value-type="string">
            <text:p>m_lf_5_9</text:p>
          </table:table-cell>
          <table:table-cell office:value-type="float" office:value="33.2" calcext:value-type="float">
            <text:p>33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404:.D404])" office:value-type="string" office:string-value="m_lf_8_9" calcext:value-type="string">
            <text:p>m_lf_8_9</text:p>
          </table:table-cell>
          <table:table-cell office:value-type="float" office:value="64.8" calcext:value-type="float">
            <text:p>64.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formula="of:=COM.MICROSOFT.TEXTJOIN(&quot;_&quot;;0;[.A405:.D405])" office:value-type="string" office:string-value="m_lf_9_9" calcext:value-type="string">
            <text:p>m_lf_9_9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406:.D406])" office:value-type="string" office:string-value="p_lf_3_9" calcext:value-type="string">
            <text:p>p_lf_3_9</text:p>
          </table:table-cell>
          <table:table-cell office:value-type="float" office:value="75.7" calcext:value-type="float">
            <text:p>75.7</text:p>
          </table:table-cell>
          <table:table-cell table:style-name="ce63"/>
          <table:table-cell/>
          <table:table-cell office:value-type="date" office:date-value="2022-12-14" calcext:value-type="date">
            <text:p>14/12/22</text:p>
          </table:table-cell>
          <table:table-cell table:style-name="ce81" office:value-type="float" office:value="22.8" calcext:value-type="float">
            <text:p>22.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407:.D407])" office:value-type="string" office:string-value="p_lf_4_9" calcext:value-type="string">
            <text:p>p_lf_4_9</text:p>
          </table:table-cell>
          <table:table-cell office:value-type="float" office:value="91.8" calcext:value-type="float">
            <text:p>91.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408:.D408])" office:value-type="string" office:string-value="p_lf_6_9" calcext:value-type="string">
            <text:p>p_lf_6_9</text:p>
          </table:table-cell>
          <table:table-cell office:value-type="float" office:value="89.4" calcext:value-type="float">
            <text:p>89.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409:.D409])" office:value-type="string" office:string-value="p_lf_7_9" calcext:value-type="string">
            <text:p>p_lf_7_9</text:p>
          </table:table-cell>
          <table:table-cell office:value-type="float" office:value="82.8" calcext:value-type="float">
            <text:p>82.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410:.D410])" office:value-type="string" office:string-value="p_lf_10_9" calcext:value-type="string">
            <text:p>p_lf_10_9</text:p>
          </table:table-cell>
          <table:table-cell office:value-type="float" office:value="54.2" calcext:value-type="float">
            <text:p>54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11:.D411])" office:value-type="string" office:string-value="a_lf_1_11" calcext:value-type="string">
            <text:p>a_lf_1_11</text:p>
          </table:table-cell>
          <table:table-cell office:value-type="float" office:value="64.6" calcext:value-type="float">
            <text:p>64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12:.D412])" office:value-type="string" office:string-value="a_lf_4_11" calcext:value-type="string">
            <text:p>a_lf_4_11</text:p>
          </table:table-cell>
          <table:table-cell office:value-type="float" office:value="88.4" calcext:value-type="float">
            <text:p>88.4</text:p>
          </table:table-cell>
          <table:table-cell table:style-name="ce63"/>
          <table:table-cell/>
          <table:table-cell office:value-type="date" office:date-value="2022-12-14" calcext:value-type="date">
            <text:p>14/12/22</text:p>
          </table:table-cell>
          <table:table-cell table:style-name="ce81" office:value-type="float" office:value="22.1" calcext:value-type="float">
            <text:p>22.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13:.D413])" office:value-type="string" office:string-value="a_lf_6_11" calcext:value-type="string">
            <text:p>a_lf_6_11</text:p>
          </table:table-cell>
          <table:table-cell office:value-type="float" office:value="63.5" calcext:value-type="float">
            <text:p>63.5</text:p>
          </table:table-cell>
          <table:table-cell table:style-name="ce63"/>
          <table:table-cell/>
          <table:table-cell office:value-type="date" office:date-value="2022-12-14" calcext:value-type="date">
            <text:p>14/12/22</text:p>
          </table:table-cell>
          <table:table-cell table:style-name="ce8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14:.D414])" office:value-type="string" office:string-value="a_lf_7_11" calcext:value-type="string">
            <text:p>a_lf_7_11</text:p>
          </table:table-cell>
          <table:table-cell office:value-type="float" office:value="47.8" calcext:value-type="float">
            <text:p>47.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15:.D415])" office:value-type="string" office:string-value="a_lf_8_11" calcext:value-type="string">
            <text:p>a_lf_8_11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16:.D416])" office:value-type="string" office:string-value="m_lf_1_11" calcext:value-type="string">
            <text:p>m_lf_1_11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17:.D417])" office:value-type="string" office:string-value="m_lf_2_11" calcext:value-type="string">
            <text:p>m_lf_2_1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18:.D418])" office:value-type="string" office:string-value="m_lf_3_11" calcext:value-type="string">
            <text:p>m_lf_3_11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19:.D419])" office:value-type="string" office:string-value="m_lf_4_11" calcext:value-type="string">
            <text:p>m_lf_4_11</text:p>
          </table:table-cell>
          <table:table-cell office:value-type="float" office:value="21.2" calcext:value-type="float">
            <text:p>21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20:.D420])" office:value-type="string" office:string-value="m_lf_6_11" calcext:value-type="string">
            <text:p>m_lf_6_11</text:p>
          </table:table-cell>
          <table:table-cell office:value-type="float" office:value="90.1" calcext:value-type="float">
            <text:p>90.1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21:.D421])" office:value-type="string" office:string-value="m_lf_8_11" calcext:value-type="string">
            <text:p>m_lf_8_11</text:p>
          </table:table-cell>
          <table:table-cell office:value-type="float" office:value="99.2" calcext:value-type="float">
            <text:p>99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22:.D422])" office:value-type="string" office:string-value="m_lf_9_11" calcext:value-type="string">
            <text:p>m_lf_9_11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23:.D423])" office:value-type="string" office:string-value="m_lf_10_11" calcext:value-type="string">
            <text:p>m_lf_10_11</text:p>
          </table:table-cell>
          <table:table-cell office:value-type="float" office:value="94.2" calcext:value-type="float">
            <text:p>94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24:.D424])" office:value-type="string" office:string-value="p_lf_1_11" calcext:value-type="string">
            <text:p>p_lf_1_11</text:p>
          </table:table-cell>
          <table:table-cell office:value-type="float" office:value="47.7" calcext:value-type="float">
            <text:p>47.7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25:.D425])" office:value-type="string" office:string-value="p_lf_3_11" calcext:value-type="string">
            <text:p>p_lf_3_11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26:.D426])" office:value-type="string" office:string-value="p_lf_4_11" calcext:value-type="string">
            <text:p>p_lf_4_11</text:p>
          </table:table-cell>
          <table:table-cell office:value-type="float" office:value="84.4" calcext:value-type="float">
            <text:p>84.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27:.D427])" office:value-type="string" office:string-value="p_lf_5_11" calcext:value-type="string">
            <text:p>p_lf_5_11</text:p>
          </table:table-cell>
          <table:table-cell office:value-type="float" office:value="55.7" calcext:value-type="float">
            <text:p>55.7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28:.D428])" office:value-type="string" office:string-value="p_lf_6_11" calcext:value-type="string">
            <text:p>p_lf_6_11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29:.D429])" office:value-type="string" office:string-value="p_lf_7_11" calcext:value-type="string">
            <text:p>p_lf_7_11</text:p>
          </table:table-cell>
          <table:table-cell office:value-type="float" office:value="81.6" calcext:value-type="float">
            <text:p>81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30:.D430])" office:value-type="string" office:string-value="p_lf_8_11" calcext:value-type="string">
            <text:p>p_lf_8_11</text:p>
          </table:table-cell>
          <table:table-cell office:value-type="float" office:value="51.5" calcext:value-type="float">
            <text:p>51.5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431:.D431])" office:value-type="string" office:string-value="p_lf_9_11" calcext:value-type="string">
            <text:p>p_lf_9_11</text:p>
          </table:table-cell>
          <table:table-cell office:value-type="float" office:value="57.9" calcext:value-type="float">
            <text:p>57.9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32:.D432])" office:value-type="string" office:string-value="a_lf_2_13" calcext:value-type="string">
            <text:p>a_lf_2_13</text:p>
          </table:table-cell>
          <table:table-cell office:value-type="float" office:value="59.1" calcext:value-type="float">
            <text:p>59.1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33:.D433])" office:value-type="string" office:string-value="a_lf_4_13" calcext:value-type="string">
            <text:p>a_lf_4_13</text:p>
          </table:table-cell>
          <table:table-cell office:value-type="float" office:value="89.3" calcext:value-type="float">
            <text:p>89.3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34:.D434])" office:value-type="string" office:string-value="a_lf_5_13" calcext:value-type="string">
            <text:p>a_lf_5_13</text:p>
          </table:table-cell>
          <table:table-cell office:value-type="float" office:value="55.7" calcext:value-type="float">
            <text:p>55.7</text:p>
          </table:table-cell>
          <table:table-cell table:style-name="ce63"/>
          <table:table-cell/>
          <table:table-cell office:value-type="date" office:date-value="2022-12-14" calcext:value-type="date">
            <text:p>14/12/22</text:p>
          </table:table-cell>
          <table:table-cell table:style-name="ce81" office:value-type="float" office:value="22.5" calcext:value-type="float">
            <text:p>22.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35:.D435])" office:value-type="string" office:string-value="a_lf_6_13" calcext:value-type="string">
            <text:p>a_lf_6_13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36:.D436])" office:value-type="string" office:string-value="a_lf_7_13" calcext:value-type="string">
            <text:p>a_lf_7_13</text:p>
          </table:table-cell>
          <table:table-cell office:value-type="float" office:value="37.6" calcext:value-type="float">
            <text:p>37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37:.D437])" office:value-type="string" office:string-value="a_lf_8_13" calcext:value-type="string">
            <text:p>a_lf_8_13</text:p>
          </table:table-cell>
          <table:table-cell office:value-type="float" office:value="72.7" calcext:value-type="float">
            <text:p>72.7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38:.D438])" office:value-type="string" office:string-value="a_lf_9_13" calcext:value-type="string">
            <text:p>a_lf_9_13</text:p>
          </table:table-cell>
          <table:table-cell office:value-type="float" office:value="38.6" calcext:value-type="float">
            <text:p>38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 table:style-name="ce81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39:.D439])" office:value-type="string" office:string-value="a_lf_10_13" calcext:value-type="string">
            <text:p>a_lf_10_13</text:p>
          </table:table-cell>
          <table:table-cell office:value-type="float" office:value="71.7" calcext:value-type="float">
            <text:p>71.7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40:.D440])" office:value-type="string" office:string-value="m_lf_1_13" calcext:value-type="string">
            <text:p>m_lf_1_13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41:.D441])" office:value-type="string" office:string-value="m_lf_4_13" calcext:value-type="string">
            <text:p>m_lf_4_13</text:p>
          </table:table-cell>
          <table:table-cell office:value-type="float" office:value="44.9" calcext:value-type="float">
            <text:p>44.9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42:.D442])" office:value-type="string" office:string-value="m_lf_5_13" calcext:value-type="string">
            <text:p>m_lf_5_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43:.D443])" office:value-type="string" office:string-value="m_lf_6_13" calcext:value-type="string">
            <text:p>m_lf_6_13</text:p>
          </table:table-cell>
          <table:table-cell office:value-type="float" office:value="63.1" calcext:value-type="float">
            <text:p>63.1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44:.D444])" office:value-type="string" office:string-value="m_lf_7_13" calcext:value-type="string">
            <text:p>m_lf_7_13</text:p>
          </table:table-cell>
          <table:table-cell office:value-type="float" office:value="11.77" calcext:value-type="float">
            <text:p>11.77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45:.D445])" office:value-type="string" office:string-value="m_lf_8_13" calcext:value-type="string">
            <text:p>m_lf_8_13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46:.D446])" office:value-type="string" office:string-value="m_lf_9_13" calcext:value-type="string">
            <text:p>m_lf_9_13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47:.D447])" office:value-type="string" office:string-value="m_lf_10_13" calcext:value-type="string">
            <text:p>m_lf_10_13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48:.D448])" office:value-type="string" office:string-value="p_lf_2_13" calcext:value-type="string">
            <text:p>p_lf_2_13</text:p>
          </table:table-cell>
          <table:table-cell office:value-type="float" office:value="58.8" calcext:value-type="float">
            <text:p>58.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49:.D449])" office:value-type="string" office:string-value="p_lf_3_13" calcext:value-type="string">
            <text:p>p_lf_3_1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50:.D450])" office:value-type="string" office:string-value="p_lf_4_13" calcext:value-type="string">
            <text:p>p_lf_4_13</text:p>
          </table:table-cell>
          <table:table-cell office:value-type="float" office:value="60.6" calcext:value-type="float">
            <text:p>60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51:.D451])" office:value-type="string" office:string-value="p_lf_5_13" calcext:value-type="string">
            <text:p>p_lf_5_13</text:p>
          </table:table-cell>
          <table:table-cell office:value-type="float" office:value="55.4" calcext:value-type="float">
            <text:p>55.4</text:p>
          </table:table-cell>
          <table:table-cell table:style-name="ce63"/>
          <table:table-cell/>
          <table:table-cell office:value-type="date" office:date-value="2022-12-14" calcext:value-type="date">
            <text:p>14/12/22</text:p>
          </table:table-cell>
          <table:table-cell table:style-name="ce81" office:value-type="float" office:value="20.6" calcext:value-type="float">
            <text:p>20.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52:.D452])" office:value-type="string" office:string-value="p_lf_6_13" calcext:value-type="string">
            <text:p>p_lf_6_13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53:.D453])" office:value-type="string" office:string-value="p_lf_8_13" calcext:value-type="string">
            <text:p>p_lf_8_13</text:p>
          </table:table-cell>
          <table:table-cell office:value-type="float" office:value="58.4" calcext:value-type="float">
            <text:p>58.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54:.D454])" office:value-type="string" office:string-value="p_lf_9_13" calcext:value-type="string">
            <text:p>p_lf_9_13</text:p>
          </table:table-cell>
          <table:table-cell office:value-type="float" office:value="38.8" calcext:value-type="float">
            <text:p>38.8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455:.D455])" office:value-type="string" office:string-value="p_lf_10_13" calcext:value-type="string">
            <text:p>p_lf_10_13</text:p>
          </table:table-cell>
          <table:table-cell office:value-type="float" office:value="81.6" calcext:value-type="float">
            <text:p>81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456:.D456])" office:value-type="string" office:string-value="a_lf_7_15" calcext:value-type="string">
            <text:p>a_lf_7_15</text:p>
          </table:table-cell>
          <table:table-cell office:value-type="float" office:value="44.2" calcext:value-type="float">
            <text:p>44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457:.D457])" office:value-type="string" office:string-value="a_lf_9_15" calcext:value-type="string">
            <text:p>a_lf_9_15</text:p>
          </table:table-cell>
          <table:table-cell office:value-type="float" office:value="73.6" calcext:value-type="float">
            <text:p>73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458:.D458])" office:value-type="string" office:string-value="a_lf_10_15" calcext:value-type="string">
            <text:p>a_lf_10_1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59:.D459])" office:value-type="string" office:string-value="a_op_1_2" calcext:value-type="string">
            <text:p>a_op_1_2</text:p>
          </table:table-cell>
          <table:table-cell office:value-type="float" office:value="33.1" calcext:value-type="float">
            <text:p>33.1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formula="of:=COM.MICROSOFT.TEXTJOIN(&quot;_&quot;;0;[.A460:.D460])" office:value-type="string" office:string-value="a_op_2_2" calcext:value-type="string">
            <text:p>a_op_2_2</text:p>
          </table:table-cell>
          <table:table-cell office:value-type="float" office:value="38.1" calcext:value-type="float">
            <text:p>38.1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61:.D461])" office:value-type="string" office:string-value="a_op_3_2" calcext:value-type="string">
            <text:p>a_op_3_2</text:p>
          </table:table-cell>
          <table:table-cell office:value-type="float" office:value="33.9" calcext:value-type="float">
            <text:p>33.9</text:p>
          </table:table-cell>
          <table:table-cell table:style-name="ce88"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62:.D462])" office:value-type="string" office:string-value="a_op_5_2" calcext:value-type="string">
            <text:p>a_op_5_2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.6" calcext:value-type="float">
            <text:p>23.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63:.D463])" office:value-type="string" office:string-value="a_op_6_2" calcext:value-type="string">
            <text:p>a_op_6_2</text:p>
          </table:table-cell>
          <table:table-cell office:value-type="float" office:value="42.9" calcext:value-type="float">
            <text:p>42.9</text:p>
          </table:table-cell>
          <table:table-cell table:style-name="ce90"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1.6" calcext:value-type="float">
            <text:p>21.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64:.D464])" office:value-type="string" office:string-value="a_op_7_2" calcext:value-type="string">
            <text:p>a_op_7_2</text:p>
          </table:table-cell>
          <table:table-cell office:value-type="float" office:value="38.1" calcext:value-type="float">
            <text:p>38.1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1.3" calcext:value-type="float">
            <text:p>21.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65:.D465])" office:value-type="string" office:string-value="a_op_8_2" calcext:value-type="string">
            <text:p>a_op_8_2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0.9" calcext:value-type="float">
            <text:p>20.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66:.D466])" office:value-type="string" office:string-value="a_op_9_2" calcext:value-type="string">
            <text:p>a_op_9_2</text:p>
          </table:table-cell>
          <table:table-cell office:value-type="float" office:value="50.6" calcext:value-type="float">
            <text:p>50.6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2.1" calcext:value-type="float">
            <text:p>22.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67:.D467])" office:value-type="string" office:string-value="a_op_10_2" calcext:value-type="string">
            <text:p>a_op_10_2</text:p>
          </table:table-cell>
          <table:table-cell office:value-type="float" office:value="54.7" calcext:value-type="float">
            <text:p>54.7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68:.D468])" office:value-type="string" office:string-value="m_op_1_2" calcext:value-type="string">
            <text:p>m_op_1_2</text:p>
          </table:table-cell>
          <table:table-cell office:value-type="float" office:value="18.8" calcext:value-type="float">
            <text:p>18.8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1.3" calcext:value-type="float">
            <text:p>21.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formula="of:=COM.MICROSOFT.TEXTJOIN(&quot;_&quot;;0;[.A469:.D469])" office:value-type="string" office:string-value="m_op_2_2" calcext:value-type="string">
            <text:p>m_op_2_2</text:p>
          </table:table-cell>
          <table:table-cell office:value-type="float" office:value="30.1" calcext:value-type="float">
            <text:p>30.1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4.4" calcext:value-type="float">
            <text:p>24.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70:.D470])" office:value-type="string" office:string-value="m_op_3_2" calcext:value-type="string">
            <text:p>m_op_3_2</text:p>
          </table:table-cell>
          <table:table-cell office:value-type="float" office:value="28.3" calcext:value-type="float">
            <text:p>28.3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1.6" calcext:value-type="float">
            <text:p>21.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71:.D471])" office:value-type="string" office:string-value="m_op_4_2" calcext:value-type="string">
            <text:p>m_op_4_2</text:p>
          </table:table-cell>
          <table:table-cell office:value-type="float" office:value="41.4" calcext:value-type="float">
            <text:p>41.4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72:.D472])" office:value-type="string" office:string-value="m_op_5_2" calcext:value-type="string">
            <text:p>m_op_5_2</text:p>
          </table:table-cell>
          <table:table-cell office:value-type="float" office:value="59.2" calcext:value-type="float">
            <text:p>59.2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6.6" calcext:value-type="float">
            <text:p>26.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73:.D473])" office:value-type="string" office:string-value="m_op_6_2" calcext:value-type="string">
            <text:p>m_op_6_2</text:p>
          </table:table-cell>
          <table:table-cell office:value-type="float" office:value="29.2" calcext:value-type="float">
            <text:p>29.2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4.4" calcext:value-type="float">
            <text:p>24.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74:.D474])" office:value-type="string" office:string-value="m_op_7_2" calcext:value-type="string">
            <text:p>m_op_7_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2.2" calcext:value-type="float">
            <text:p>22.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75:.D475])" office:value-type="string" office:string-value="m_op_8_2" calcext:value-type="string">
            <text:p>m_op_8_2</text:p>
          </table:table-cell>
          <table:table-cell office:value-type="float" office:value="46.5" calcext:value-type="float">
            <text:p>46.5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1.4" calcext:value-type="float">
            <text:p>21.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76:.D476])" office:value-type="string" office:string-value="m_op_9_2" calcext:value-type="string">
            <text:p>m_op_9_2</text:p>
          </table:table-cell>
          <table:table-cell office:value-type="float" office:value="43.1" calcext:value-type="float">
            <text:p>43.1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.6" calcext:value-type="float">
            <text:p>23.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77:.D477])" office:value-type="string" office:string-value="m_op_10_2" calcext:value-type="string">
            <text:p>m_op_10_2</text:p>
          </table:table-cell>
          <table:table-cell office:value-type="float" office:value="52.5" calcext:value-type="float">
            <text:p>52.5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2.4" calcext:value-type="float">
            <text:p>22.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78:.D478])" office:value-type="string" office:string-value="p_op_1_2" calcext:value-type="string">
            <text:p>p_op_1_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formula="of:=COM.MICROSOFT.TEXTJOIN(&quot;_&quot;;0;[.A479:.D479])" office:value-type="string" office:string-value="p_op_2_2" calcext:value-type="string">
            <text:p>p_op_2_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80:.D480])" office:value-type="string" office:string-value="p_op_3_2" calcext:value-type="string">
            <text:p>p_op_3_2</text:p>
          </table:table-cell>
          <table:table-cell office:value-type="float" office:value="23.4" calcext:value-type="float">
            <text:p>23.4</text:p>
          </table:table-cell>
          <table:table-cell/>
          <table:table-cell table:style-name="ce63"/>
          <table:table-cell office:value-type="date" office:date-value="2023-02-06" calcext:value-type="date">
            <text:p>06/02/23</text:p>
          </table:table-cell>
          <table:table-cell office:value-type="float" office:value="23.4" calcext:value-type="float">
            <text:p>23.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81:.D481])" office:value-type="string" office:string-value="p_op_4_2" calcext:value-type="string">
            <text:p>p_op_4_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63"/>
          <table:table-cell office:value-type="date" office:date-value="2023-02-06" calcext:value-type="date">
            <text:p>06/02/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482:.D482])" office:value-type="string" office:string-value="p_op_5_2" calcext:value-type="string">
            <text:p>p_op_5_2</text:p>
          </table:table-cell>
          <table:table-cell office:value-type="float" office:value="20.2" calcext:value-type="float">
            <text:p>20.2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0.2" calcext:value-type="float">
            <text:p>20.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83:.D483])" office:value-type="string" office:string-value="a_op_1_3" calcext:value-type="string">
            <text:p>a_op_1_3</text:p>
          </table:table-cell>
          <table:table-cell office:value-type="float" office:value="22.3" calcext:value-type="float">
            <text:p>22.3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84:.D484])" office:value-type="string" office:string-value="a_op_2_3" calcext:value-type="string">
            <text:p>a_op_2_3</text:p>
          </table:table-cell>
          <table:table-cell office:value-type="float" office:value="6.43" calcext:value-type="float">
            <text:p>6.43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formula="of:=COM.MICROSOFT.TEXTJOIN(&quot;_&quot;;0;[.A485:.D485])" office:value-type="string" office:string-value="a_op_3_3" calcext:value-type="string">
            <text:p>a_op_3_3</text:p>
          </table:table-cell>
          <table:table-cell office:value-type="float" office:value="28.2" calcext:value-type="float">
            <text:p>28.2</text:p>
          </table:table-cell>
          <table:table-cell table:style-name="ce88"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86:.D486])" office:value-type="string" office:string-value="a_op_4_3" calcext:value-type="string">
            <text:p>a_op_4_3</text:p>
          </table:table-cell>
          <table:table-cell office:value-type="float" office:value="28.7" calcext:value-type="float">
            <text:p>28.7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87:.D487])" office:value-type="string" office:string-value="a_op_5_3" calcext:value-type="string">
            <text:p>a_op_5_3</text:p>
          </table:table-cell>
          <table:table-cell office:value-type="float" office:value="5.97" calcext:value-type="float">
            <text:p>5.97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88:.D488])" office:value-type="string" office:string-value="a_op_6_3" calcext:value-type="string">
            <text:p>a_op_6_3</text:p>
          </table:table-cell>
          <table:table-cell office:value-type="float" office:value="12.8" calcext:value-type="float">
            <text:p>12.8</text:p>
          </table:table-cell>
          <table:table-cell table:style-name="ce90"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89:.D489])" office:value-type="string" office:string-value="a_op_7_3" calcext:value-type="string">
            <text:p>a_op_7_3</text:p>
          </table:table-cell>
          <table:table-cell office:value-type="float" office:value="28.6" calcext:value-type="float">
            <text:p>28.6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90:.D490])" office:value-type="string" office:string-value="a_op_8_3" calcext:value-type="string">
            <text:p>a_op_8_3</text:p>
          </table:table-cell>
          <table:table-cell office:value-type="float" office:value="5.85" calcext:value-type="float">
            <text:p>5.85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91:.D491])" office:value-type="string" office:string-value="a_op_9_3" calcext:value-type="string">
            <text:p>a_op_9_3</text:p>
          </table:table-cell>
          <table:table-cell office:value-type="float" office:value="9.73" calcext:value-type="float">
            <text:p>9.73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92:.D492])" office:value-type="string" office:string-value="a_op_10_3" calcext:value-type="string">
            <text:p>a_op_10_3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93:.D493])" office:value-type="string" office:string-value="m_op_1_3" calcext:value-type="string">
            <text:p>m_op_1_3</text:p>
          </table:table-cell>
          <table:table-cell office:value-type="float" office:value="7.92" calcext:value-type="float">
            <text:p>7.92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94:.D494])" office:value-type="string" office:string-value="m_op_2_3" calcext:value-type="string">
            <text:p>m_op_2_3</text:p>
          </table:table-cell>
          <table:table-cell office:value-type="float" office:value="15.7" calcext:value-type="float">
            <text:p>15.7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formula="of:=COM.MICROSOFT.TEXTJOIN(&quot;_&quot;;0;[.A495:.D495])" office:value-type="string" office:string-value="m_op_3_3" calcext:value-type="string">
            <text:p>m_op_3_3</text:p>
          </table:table-cell>
          <table:table-cell office:value-type="float" office:value="5.95" calcext:value-type="float">
            <text:p>5.95</text:p>
          </table:table-cell>
          <table:table-cell office:value-type="float" office:value="11.4" calcext:value-type="float">
            <text:p>11.4</text:p>
          </table:table-cell>
          <table:table-cell table:style-name="ce63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96:.D496])" office:value-type="string" office:string-value="m_op_4_3" calcext:value-type="string">
            <text:p>m_op_4_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97:.D497])" office:value-type="string" office:string-value="m_op_5_3" calcext:value-type="string">
            <text:p>m_op_5_3</text:p>
          </table:table-cell>
          <table:table-cell office:value-type="float" office:value="18.7" calcext:value-type="float">
            <text:p>18.7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98:.D498])" office:value-type="string" office:string-value="m_op_6_3" calcext:value-type="string">
            <text:p>m_op_6_3</text:p>
          </table:table-cell>
          <table:table-cell office:value-type="float" office:value="10.7" calcext:value-type="float">
            <text:p>10.7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499:.D499])" office:value-type="string" office:string-value="m_op_7_3" calcext:value-type="string">
            <text:p>m_op_7_3</text:p>
          </table:table-cell>
          <table:table-cell office:value-type="float" office:value="12.6" calcext:value-type="float">
            <text:p>12.6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500:.D500])" office:value-type="string" office:string-value="m_op_8_3" calcext:value-type="string">
            <text:p>m_op_8_3</text:p>
          </table:table-cell>
          <table:table-cell office:value-type="float" office:value="14.6" calcext:value-type="float">
            <text:p>14.6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501:.D501])" office:value-type="string" office:string-value="m_op_9_3" calcext:value-type="string">
            <text:p>m_op_9_3</text:p>
          </table:table-cell>
          <table:table-cell office:value-type="float" office:value="10.2" calcext:value-type="float">
            <text:p>10.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502:.D502])" office:value-type="string" office:string-value="m_op_10_3" calcext:value-type="string">
            <text:p>m_op_10_3</text:p>
          </table:table-cell>
          <table:table-cell office:value-type="float" office:value="7.98" calcext:value-type="float">
            <text:p>7.98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503:.D503])" office:value-type="string" office:string-value="p_op_1_3" calcext:value-type="string">
            <text:p>p_op_1_3</text:p>
          </table:table-cell>
          <table:table-cell office:value-type="float" office:value="16.7" calcext:value-type="float">
            <text:p>16.7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504:.D504])" office:value-type="string" office:string-value="p_op_2_3" calcext:value-type="string">
            <text:p>p_op_2_3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formula="of:=COM.MICROSOFT.TEXTJOIN(&quot;_&quot;;0;[.A505:.D505])" office:value-type="string" office:string-value="p_op_3_3" calcext:value-type="string">
            <text:p>p_op_3_3</text:p>
          </table:table-cell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506:.D506])" office:value-type="string" office:string-value="p_op_4_3" calcext:value-type="string">
            <text:p>p_op_4_3</text:p>
          </table:table-cell>
          <table:table-cell office:value-type="float" office:value="17.1" calcext:value-type="float">
            <text:p>17.1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507:.D507])" office:value-type="string" office:string-value="p_op_5_3" calcext:value-type="string">
            <text:p>p_op_5_3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08:.D508])" office:value-type="string" office:string-value="a_op_1_5" calcext:value-type="string">
            <text:p>a_op_1_5</text:p>
          </table:table-cell>
          <table:table-cell office:value-type="float" office:value="9.41" calcext:value-type="float">
            <text:p>9.41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string" calcext:value-type="string">
            <text:p>15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09:.D509])" office:value-type="string" office:string-value="a_op_2_5" calcext:value-type="string">
            <text:p>a_op_2_5</text:p>
          </table:table-cell>
          <table:table-cell office:value-type="float" office:value="34.1" calcext:value-type="float">
            <text:p>34.1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10:.D510])" office:value-type="string" office:string-value="a_op_3_5" calcext:value-type="string">
            <text:p>a_op_3_5</text:p>
          </table:table-cell>
          <table:table-cell office:value-type="float" office:value="20.2" calcext:value-type="float">
            <text:p>20.2</text:p>
          </table:table-cell>
          <table:table-cell table:style-name="ce90"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11:.D511])" office:value-type="string" office:string-value="a_op_4_5" calcext:value-type="string">
            <text:p>a_op_4_5</text:p>
          </table:table-cell>
          <table:table-cell office:value-type="float" office:value="12.7" calcext:value-type="float">
            <text:p>12.7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formula="of:=COM.MICROSOFT.TEXTJOIN(&quot;_&quot;;0;[.A512:.D512])" office:value-type="string" office:string-value="a_op_5_5" calcext:value-type="string">
            <text:p>a_op_5_5</text:p>
          </table:table-cell>
          <table:table-cell office:value-type="float" office:value="6.38" calcext:value-type="float">
            <text:p>6.38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string" calcext:value-type="string">
            <text:p>15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13:.D513])" office:value-type="string" office:string-value="a_op_6_5" calcext:value-type="string">
            <text:p>a_op_6_5</text:p>
          </table:table-cell>
          <table:table-cell office:value-type="float" office:value="7.92" calcext:value-type="float">
            <text:p>7.9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15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14:.D514])" office:value-type="string" office:string-value="a_op_7_5" calcext:value-type="string">
            <text:p>a_op_7_5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15:.D515])" office:value-type="string" office:string-value="a_op_8_5" calcext:value-type="string">
            <text:p>a_op_8_5</text:p>
          </table:table-cell>
          <table:table-cell office:value-type="float" office:value="5.66" calcext:value-type="float">
            <text:p>5.66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15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16:.D516])" office:value-type="string" office:string-value="a_op_9_5" calcext:value-type="string">
            <text:p>a_op_9_5</text:p>
          </table:table-cell>
          <table:table-cell office:value-type="float" office:value="4.79" calcext:value-type="float">
            <text:p>4.79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string" calcext:value-type="string">
            <text:p>15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17:.D517])" office:value-type="string" office:string-value="a_op_10_5" calcext:value-type="string">
            <text:p>a_op_10_5</text:p>
          </table:table-cell>
          <table:table-cell office:value-type="float" office:value="7.23" calcext:value-type="float">
            <text:p>7.23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15/02/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18:.D518])" office:value-type="string" office:string-value="m_op_1_5" calcext:value-type="string">
            <text:p>m_op_1_5</text:p>
          </table:table-cell>
          <table:table-cell office:value-type="float" office:value="37.5" calcext:value-type="float">
            <text:p>37.5</text:p>
          </table:table-cell>
          <table:table-cell table:number-columns-repeated="2"/>
          <table:table-cell office:value-type="date" office:date-value="2023-02-07" calcext:value-type="date">
            <text:p>07/02/23</text:p>
          </table:table-cell>
          <table:table-cell office:value-type="float" office:value="22.8" calcext:value-type="float">
            <text:p>22.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19:.D519])" office:value-type="string" office:string-value="m_op_2_5" calcext:value-type="string">
            <text:p>m_op_2_5</text:p>
          </table:table-cell>
          <table:table-cell office:value-type="float" office:value="29.5" calcext:value-type="float">
            <text:p>29.5</text:p>
          </table:table-cell>
          <table:table-cell table:number-columns-repeated="2"/>
          <table:table-cell office:value-type="date" office:date-value="2023-02-07" calcext:value-type="date">
            <text:p>07/02/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20:.D520])" office:value-type="string" office:string-value="m_op_3_5" calcext:value-type="string">
            <text:p>m_op_3_5</text:p>
          </table:table-cell>
          <table:table-cell office:value-type="float" office:value="14.9" calcext:value-type="float">
            <text:p>14.9</text:p>
          </table:table-cell>
          <table:table-cell table:number-columns-repeated="2"/>
          <table:table-cell office:value-type="date" office:date-value="2023-02-07" calcext:value-type="date">
            <text:p>07/02/23</text:p>
          </table:table-cell>
          <table:table-cell office:value-type="float" office:value="21.3" calcext:value-type="float">
            <text:p>21.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21:.D521])" office:value-type="string" office:string-value="m_op_4_5" calcext:value-type="string">
            <text:p>m_op_4_5</text:p>
          </table:table-cell>
          <table:table-cell office:value-type="float" office:value="34.9" calcext:value-type="float">
            <text:p>34.9</text:p>
          </table:table-cell>
          <table:table-cell table:number-columns-repeated="2"/>
          <table:table-cell office:value-type="date" office:date-value="2023-02-07" calcext:value-type="date">
            <text:p>07/02/2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formula="of:=COM.MICROSOFT.TEXTJOIN(&quot;_&quot;;0;[.A522:.D522])" office:value-type="string" office:string-value="m_op_5_5" calcext:value-type="string">
            <text:p>m_op_5_5</text:p>
          </table:table-cell>
          <table:table-cell office:value-type="float" office:value="58.8" calcext:value-type="float">
            <text:p>58.8</text:p>
          </table:table-cell>
          <table:table-cell table:number-columns-repeated="2"/>
          <table:table-cell office:value-type="date" office:date-value="2023-02-07" calcext:value-type="date">
            <text:p>07/02/23</text:p>
          </table:table-cell>
          <table:table-cell office:value-type="float" office:value="21.3" calcext:value-type="float">
            <text:p>21.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23:.D523])" office:value-type="string" office:string-value="m_op_6_5" calcext:value-type="string">
            <text:p>m_op_6_5</text:p>
          </table:table-cell>
          <table:table-cell office:value-type="float" office:value="57.5" calcext:value-type="float">
            <text:p>57.5</text:p>
          </table:table-cell>
          <table:table-cell table:number-columns-repeated="2"/>
          <table:table-cell office:value-type="date" office:date-value="2023-02-07" calcext:value-type="date">
            <text:p>07/02/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24:.D524])" office:value-type="string" office:string-value="m_op_7_5" calcext:value-type="string">
            <text:p>m_op_7_5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date" office:date-value="2023-02-07" calcext:value-type="date">
            <text:p>07/02/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25:.D525])" office:value-type="string" office:string-value="m_op_8_5" calcext:value-type="string">
            <text:p>m_op_8_5</text:p>
          </table:table-cell>
          <table:table-cell office:value-type="float" office:value="52.3" calcext:value-type="float">
            <text:p>52.3</text:p>
          </table:table-cell>
          <table:table-cell table:number-columns-repeated="2"/>
          <table:table-cell office:value-type="date" office:date-value="2023-02-07" calcext:value-type="date">
            <text:p>07/02/23</text:p>
          </table:table-cell>
          <table:table-cell office:value-type="float" office:value="24.2" calcext:value-type="float">
            <text:p>24.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26:.D526])" office:value-type="string" office:string-value="m_op_9_5" calcext:value-type="string">
            <text:p>m_op_9_5</text:p>
          </table:table-cell>
          <table:table-cell office:value-type="float" office:value="52.9" calcext:value-type="float">
            <text:p>52.9</text:p>
          </table:table-cell>
          <table:table-cell table:number-columns-repeated="2"/>
          <table:table-cell office:value-type="date" office:date-value="2023-02-07" calcext:value-type="date">
            <text:p>07/02/23</text:p>
          </table:table-cell>
          <table:table-cell office:value-type="float" office:value="22.3" calcext:value-type="float">
            <text:p>22.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27:.D527])" office:value-type="string" office:string-value="m_op_10_5" calcext:value-type="string">
            <text:p>m_op_10_5</text:p>
          </table:table-cell>
          <table:table-cell office:value-type="float" office:value="73.3" calcext:value-type="float">
            <text:p>73.3</text:p>
          </table:table-cell>
          <table:table-cell/>
          <table:table-cell table:style-name="ce63"/>
          <table:table-cell office:value-type="date" office:date-value="2023-02-07" calcext:value-type="date">
            <text:p>07/02/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28:.D528])" office:value-type="string" office:string-value="p_op_1_5" calcext:value-type="string">
            <text:p>p_op_1_5</text:p>
          </table:table-cell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29:.D529])" office:value-type="string" office:string-value="p_op_2_5" calcext:value-type="string">
            <text:p>p_op_2_5</text:p>
          </table:table-cell>
          <table:table-cell office:value-type="float" office:value="9.05" calcext:value-type="float">
            <text:p>9.05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string" calcext:value-type="string">
            <text:p>15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30:.D530])" office:value-type="string" office:string-value="p_op_3_5" calcext:value-type="string">
            <text:p>p_op_3_5</text:p>
          </table:table-cell>
          <table:table-cell office:value-type="float" office:value="7.81" calcext:value-type="float">
            <text:p>7.81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string" calcext:value-type="string">
            <text:p>15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531:.D531])" office:value-type="string" office:string-value="p_op_4_5" calcext:value-type="string">
            <text:p>p_op_4_5</text:p>
          </table:table-cell>
          <table:table-cell office:value-type="float" office:value="19.7" calcext:value-type="float">
            <text:p>19.7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32:.D532])" office:value-type="string" office:string-value="a_op_1_6" calcext:value-type="string">
            <text:p>a_op_1_6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33:.D533])" office:value-type="string" office:string-value="a_op_2_6" calcext:value-type="string">
            <text:p>a_op_2_6</text:p>
          </table:table-cell>
          <table:table-cell office:value-type="float" office:value="40.6" calcext:value-type="float">
            <text:p>40.6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34:.D534])" office:value-type="string" office:string-value="a_op_3_6" calcext:value-type="string">
            <text:p>a_op_3_6</text:p>
          </table:table-cell>
          <table:table-cell office:value-type="float" office:value="29.4" calcext:value-type="float">
            <text:p>29.4</text:p>
          </table:table-cell>
          <table:table-cell table:style-name="ce90"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35:.D535])" office:value-type="string" office:string-value="a_op_4_6" calcext:value-type="string">
            <text:p>a_op_4_6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36:.D536])" office:value-type="string" office:string-value="a_op_5_6" calcext:value-type="string">
            <text:p>a_op_5_6</text:p>
          </table:table-cell>
          <table:table-cell office:value-type="float" office:value="8.89" calcext:value-type="float">
            <text:p>8.89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string" calcext:value-type="string">
            <text:p>22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formula="of:=COM.MICROSOFT.TEXTJOIN(&quot;_&quot;;0;[.A537:.D537])" office:value-type="string" office:string-value="a_op_6_6" calcext:value-type="string">
            <text:p>a_op_6_6</text:p>
          </table:table-cell>
          <table:table-cell office:value-type="float" office:value="17.2" calcext:value-type="float">
            <text:p>17.2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38:.D538])" office:value-type="string" office:string-value="a_op_7_6" calcext:value-type="string">
            <text:p>a_op_7_6</text:p>
          </table:table-cell>
          <table:table-cell office:value-type="float" office:value="36.6" calcext:value-type="float">
            <text:p>36.6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39:.D539])" office:value-type="string" office:string-value="a_op_8_6" calcext:value-type="string">
            <text:p>a_op_8_6</text:p>
          </table:table-cell>
          <table:table-cell office:value-type="float" office:value="18.6" calcext:value-type="float">
            <text:p>18.6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40:.D540])" office:value-type="string" office:string-value="a_op_9_6" calcext:value-type="string">
            <text:p>a_op_9_6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41:.D541])" office:value-type="string" office:string-value="a_op_10_6" calcext:value-type="string">
            <text:p>a_op_10_6</text:p>
          </table:table-cell>
          <table:table-cell office:value-type="float" office:value="28.4" calcext:value-type="float">
            <text:p>28.4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42:.D542])" office:value-type="string" office:string-value="m_op_1_6" calcext:value-type="string">
            <text:p>m_op_1_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43:.D543])" office:value-type="string" office:string-value="m_op_2_6" calcext:value-type="string">
            <text:p>m_op_2_6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44:.D544])" office:value-type="string" office:string-value="m_op_3_6" calcext:value-type="string">
            <text:p>m_op_3_6</text:p>
          </table:table-cell>
          <table:table-cell office:value-type="float" office:value="10.9" calcext:value-type="float">
            <text:p>10.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45:.D545])" office:value-type="string" office:string-value="m_op_4_6" calcext:value-type="string">
            <text:p>m_op_4_6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46:.D546])" office:value-type="string" office:string-value="m_op_5_6" calcext:value-type="string">
            <text:p>m_op_5_6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formula="of:=COM.MICROSOFT.TEXTJOIN(&quot;_&quot;;0;[.A547:.D547])" office:value-type="string" office:string-value="m_op_6_6" calcext:value-type="string">
            <text:p>m_op_6_6</text:p>
          </table:table-cell>
          <table:table-cell office:value-type="float" office:value="15.8" calcext:value-type="float">
            <text:p>15.8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48:.D548])" office:value-type="string" office:string-value="m_op_7_6" calcext:value-type="string">
            <text:p>m_op_7_6</text:p>
          </table:table-cell>
          <table:table-cell office:value-type="float" office:value="16.8" calcext:value-type="float">
            <text:p>16.8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49:.D549])" office:value-type="string" office:string-value="m_op_8_6" calcext:value-type="string">
            <text:p>m_op_8_6</text:p>
          </table:table-cell>
          <table:table-cell office:value-type="float" office:value="23.4" calcext:value-type="float">
            <text:p>23.4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50:.D550])" office:value-type="string" office:string-value="m_op_9_6" calcext:value-type="string">
            <text:p>m_op_9_6</text:p>
          </table:table-cell>
          <table:table-cell office:value-type="float" office:value="24.6" calcext:value-type="float">
            <text:p>24.6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51:.D551])" office:value-type="string" office:string-value="m_op_10_6" calcext:value-type="string">
            <text:p>m_op_10_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52:.D552])" office:value-type="string" office:string-value="p_op_1_6" calcext:value-type="string">
            <text:p>p_op_1_6</text:p>
          </table:table-cell>
          <table:table-cell office:value-type="float" office:value="13.9" calcext:value-type="float">
            <text:p>13.9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53:.D553])" office:value-type="string" office:string-value="p_op_2_6" calcext:value-type="string">
            <text:p>p_op_2_6</text:p>
          </table:table-cell>
          <table:table-cell office:value-type="float" office:value="38.5" calcext:value-type="float">
            <text:p>38.5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54:.D554])" office:value-type="string" office:string-value="p_op_3_6" calcext:value-type="string">
            <text:p>p_op_3_6</text:p>
          </table:table-cell>
          <table:table-cell office:value-type="float" office:value="18.4" calcext:value-type="float">
            <text:p>18.4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555:.D555])" office:value-type="string" office:string-value="p_op_4_6" calcext:value-type="string">
            <text:p>p_op_4_6</text:p>
          </table:table-cell>
          <table:table-cell office:value-type="float" office:value="34.4" calcext:value-type="float">
            <text:p>34.4</text:p>
          </table:table-cell>
          <table:table-cell table:number-columns-repeated="2"/>
          <table:table-cell office:value-type="string" calcext:value-type="string">
            <text:p>22/02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56:.D556])" office:value-type="string" office:string-value="a_op_1_7" calcext:value-type="string">
            <text:p>a_op_1_7</text:p>
          </table:table-cell>
          <table:table-cell office:value-type="float" office:value="37.8" calcext:value-type="float">
            <text:p>37.8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57:.D557])" office:value-type="string" office:string-value="a_op_2_7" calcext:value-type="string">
            <text:p>a_op_2_7</text:p>
          </table:table-cell>
          <table:table-cell office:value-type="float" office:value="61.8" calcext:value-type="float">
            <text:p>61.8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58:.D558])" office:value-type="string" office:string-value="a_op_3_7" calcext:value-type="string">
            <text:p>a_op_3_7</text:p>
          </table:table-cell>
          <table:table-cell office:value-type="float" office:value="28.7" calcext:value-type="float">
            <text:p>28.7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59:.D559])" office:value-type="string" office:string-value="a_op_4_7" calcext:value-type="string">
            <text:p>a_op_4_7</text:p>
          </table:table-cell>
          <table:table-cell office:value-type="float" office:value="20.6" calcext:value-type="float">
            <text:p>20.6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60:.D560])" office:value-type="string" office:string-value="a_op_5_7" calcext:value-type="string">
            <text:p>a_op_5_7</text:p>
          </table:table-cell>
          <table:table-cell office:value-type="float" office:value="33.1" calcext:value-type="float">
            <text:p>33.1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61:.D561])" office:value-type="string" office:string-value="a_op_6_7" calcext:value-type="string">
            <text:p>a_op_6_7</text:p>
          </table:table-cell>
          <table:table-cell office:value-type="float" office:value="18.1" calcext:value-type="float">
            <text:p>18.1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formula="of:=COM.MICROSOFT.TEXTJOIN(&quot;_&quot;;0;[.A562:.D562])" office:value-type="string" office:string-value="a_op_7_7" calcext:value-type="string">
            <text:p>a_op_7_7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63:.D563])" office:value-type="string" office:string-value="a_op_8_7" calcext:value-type="string">
            <text:p>a_op_8_7</text:p>
          </table:table-cell>
          <table:table-cell office:value-type="float" office:value="17.2" calcext:value-type="float">
            <text:p>17.2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64:.D564])" office:value-type="string" office:string-value="a_op_9_7" calcext:value-type="string">
            <text:p>a_op_9_7</text:p>
          </table:table-cell>
          <table:table-cell office:value-type="float" office:value="21.8" calcext:value-type="float">
            <text:p>21.8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65:.D565])" office:value-type="string" office:string-value="a_op_10_7" calcext:value-type="string">
            <text:p>a_op_10_7</text:p>
          </table:table-cell>
          <table:table-cell office:value-type="float" office:value="18.3" calcext:value-type="float">
            <text:p>18.3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66:.D566])" office:value-type="string" office:string-value="m_op_1_7" calcext:value-type="string">
            <text:p>m_op_1_7</text:p>
          </table:table-cell>
          <table:table-cell office:value-type="float" office:value="14.3" calcext:value-type="float">
            <text:p>14.3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67:.D567])" office:value-type="string" office:string-value="m_op_2_7" calcext:value-type="string">
            <text:p>m_op_2_7</text:p>
          </table:table-cell>
          <table:table-cell office:value-type="float" office:value="25.9" calcext:value-type="float">
            <text:p>25.9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68:.D568])" office:value-type="string" office:string-value="m_op_3_7" calcext:value-type="string">
            <text:p>m_op_3_7</text:p>
          </table:table-cell>
          <table:table-cell office:value-type="float" office:value="20.2" calcext:value-type="float">
            <text:p>20.2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69:.D569])" office:value-type="string" office:string-value="m_op_4_7" calcext:value-type="string">
            <text:p>m_op_4_7</text:p>
          </table:table-cell>
          <table:table-cell office:value-type="float" office:value="32.8" calcext:value-type="float">
            <text:p>32.8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70:.D570])" office:value-type="string" office:string-value="m_op_5_7" calcext:value-type="string">
            <text:p>m_op_5_7</text:p>
          </table:table-cell>
          <table:table-cell office:value-type="float" office:value="23.9" calcext:value-type="float">
            <text:p>23.9</text:p>
          </table:table-cell>
          <table:table-cell/>
          <table:table-cell table:style-name="ce63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71:.D571])" office:value-type="string" office:string-value="m_op_6_7" calcext:value-type="string">
            <text:p>m_op_6_7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formula="of:=COM.MICROSOFT.TEXTJOIN(&quot;_&quot;;0;[.A572:.D572])" office:value-type="string" office:string-value="m_op_7_7" calcext:value-type="string">
            <text:p>m_op_7_7</text:p>
          </table:table-cell>
          <table:table-cell office:value-type="float" office:value="16.8" calcext:value-type="float">
            <text:p>16.8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73:.D573])" office:value-type="string" office:string-value="m_op_8_7" calcext:value-type="string">
            <text:p>m_op_8_7</text:p>
          </table:table-cell>
          <table:table-cell office:value-type="float" office:value="17.3" calcext:value-type="float">
            <text:p>17.3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74:.D574])" office:value-type="string" office:string-value="m_op_9_7" calcext:value-type="string">
            <text:p>m_op_9_7</text:p>
          </table:table-cell>
          <table:table-cell office:value-type="float" office:value="19.6" calcext:value-type="float">
            <text:p>19.6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75:.D575])" office:value-type="string" office:string-value="m_op_10_7" calcext:value-type="string">
            <text:p>m_op_10_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date" office:date-value="2023-03-23" calcext:value-type="date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76:.D576])" office:value-type="string" office:string-value="p_op_1_7" calcext:value-type="string">
            <text:p>p_op_1_7</text:p>
          </table:table-cell>
          <table:table-cell office:value-type="float" office:value="32.9" calcext:value-type="float">
            <text:p>32.9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77:.D577])" office:value-type="string" office:string-value="p_op_2_7" calcext:value-type="string">
            <text:p>p_op_2_7</text:p>
          </table:table-cell>
          <table:table-cell office:value-type="float" office:value="25.5" calcext:value-type="float">
            <text:p>25.5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78:.D578])" office:value-type="string" office:string-value="p_op_3_7" calcext:value-type="string">
            <text:p>p_op_3_7</text:p>
          </table:table-cell>
          <table:table-cell office:value-type="float" office:value="51.7" calcext:value-type="float">
            <text:p>51.7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579:.D579])" office:value-type="string" office:string-value="p_op_4_7" calcext:value-type="string">
            <text:p>p_op_4_7</text:p>
          </table:table-cell>
          <table:table-cell office:value-type="float" office:value="41.2" calcext:value-type="float">
            <text:p>41.2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80:.D580])" office:value-type="string" office:string-value="a_op_1_8" calcext:value-type="string">
            <text:p>a_op_1_8</text:p>
          </table:table-cell>
          <table:table-cell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81:.D581])" office:value-type="string" office:string-value="a_op_2_8" calcext:value-type="string">
            <text:p>a_op_2_8</text:p>
          </table:table-cell>
          <table:table-cell office:value-type="float" office:value="38.1" calcext:value-type="float">
            <text:p>38.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82:.D582])" office:value-type="string" office:string-value="a_op_3_8" calcext:value-type="string">
            <text:p>a_op_3_8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83:.D583])" office:value-type="string" office:string-value="a_op_4_8" calcext:value-type="string">
            <text:p>a_op_4_8</text:p>
          </table:table-cell>
          <table:table-cell office:value-type="float" office:value="14.5" calcext:value-type="float">
            <text:p>14.5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84:.D584])" office:value-type="string" office:string-value="a_op_5_8" calcext:value-type="string">
            <text:p>a_op_5_8</text:p>
          </table:table-cell>
          <table:table-cell office:value-type="float" office:value="9.3" calcext:value-type="float">
            <text:p>9.3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85:.D585])" office:value-type="string" office:string-value="a_op_6_8" calcext:value-type="string">
            <text:p>a_op_6_8</text:p>
          </table:table-cell>
          <table:table-cell office:value-type="float" office:value="10.5" calcext:value-type="float">
            <text:p>10.5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86:.D586])" office:value-type="string" office:string-value="a_op_7_8" calcext:value-type="string">
            <text:p>a_op_7_8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formula="of:=COM.MICROSOFT.TEXTJOIN(&quot;_&quot;;0;[.A587:.D587])" office:value-type="string" office:string-value="a_op_8_8" calcext:value-type="string">
            <text:p>a_op_8_8</text:p>
          </table:table-cell>
          <table:table-cell office:value-type="float" office:value="14.6" calcext:value-type="float">
            <text:p>14.6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88:.D588])" office:value-type="string" office:string-value="a_op_9_8" calcext:value-type="string">
            <text:p>a_op_9_8</text:p>
          </table:table-cell>
          <table:table-cell office:value-type="float" office:value="8.63" calcext:value-type="float">
            <text:p>8.63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89:.D589])" office:value-type="string" office:string-value="a_op_10_8" calcext:value-type="string">
            <text:p>a_op_10_8</text:p>
          </table:table-cell>
          <table:table-cell office:value-type="float" office:value="8.61" calcext:value-type="float">
            <text:p>8.61</text:p>
          </table:table-cell>
          <table:table-cell office:value-type="float" office:value="13.6" calcext:value-type="float">
            <text:p>13.6</text:p>
          </table:table-cell>
          <table:table-cell table:style-name="ce63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90:.D590])" office:value-type="string" office:string-value="m_op_1_8" calcext:value-type="string">
            <text:p>m_op_1_8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91:.D591])" office:value-type="string" office:string-value="m_op_2_8" calcext:value-type="string">
            <text:p>m_op_2_8</text:p>
          </table:table-cell>
          <table:table-cell office:value-type="float" office:value="8.12" calcext:value-type="float">
            <text:p>8.12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92:.D592])" office:value-type="string" office:string-value="m_op_3_8" calcext:value-type="string">
            <text:p>m_op_3_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93:.D593])" office:value-type="string" office:string-value="m_op_4_8" calcext:value-type="string">
            <text:p>m_op_4_8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94:.D594])" office:value-type="string" office:string-value="m_op_5_8" calcext:value-type="string">
            <text:p>m_op_5_8</text:p>
          </table:table-cell>
          <table:table-cell office:value-type="float" office:value="14.1" calcext:value-type="float">
            <text:p>14.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95:.D595])" office:value-type="string" office:string-value="m_op_6_8" calcext:value-type="string">
            <text:p>m_op_6_8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96:.D596])" office:value-type="string" office:string-value="m_op_7_8" calcext:value-type="string">
            <text:p>m_op_7_8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formula="of:=COM.MICROSOFT.TEXTJOIN(&quot;_&quot;;0;[.A597:.D597])" office:value-type="string" office:string-value="m_op_8_8" calcext:value-type="string">
            <text:p>m_op_8_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98:.D598])" office:value-type="string" office:string-value="m_op_9_8" calcext:value-type="string">
            <text:p>m_op_9_8</text:p>
          </table:table-cell>
          <table:table-cell office:value-type="float" office:value="15.1" calcext:value-type="float">
            <text:p>15.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599:.D599])" office:value-type="string" office:string-value="m_op_10_8" calcext:value-type="string">
            <text:p>m_op_10_8</text:p>
          </table:table-cell>
          <table:table-cell office:value-type="float" office:value="16.8" calcext:value-type="float">
            <text:p>16.8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600:.D600])" office:value-type="string" office:string-value="p_op_1_8" calcext:value-type="string">
            <text:p>p_op_1_8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601:.D601])" office:value-type="string" office:string-value="p_op_2_8" calcext:value-type="string">
            <text:p>p_op_2_8</text:p>
          </table:table-cell>
          <table:table-cell office:value-type="float" office:value="20.1" calcext:value-type="float">
            <text:p>20.1</text:p>
          </table:table-cell>
          <table:table-cell/>
          <table:table-cell table:style-name="ce63"/>
          <table:table-cell office:value-type="string" calcext:value-type="string">
            <text:p>24/02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602:.D602])" office:value-type="string" office:string-value="p_op_3_8" calcext:value-type="string">
            <text:p>p_op_3_8</text:p>
          </table:table-cell>
          <table:table-cell office:value-type="float" office:value="19.7" calcext:value-type="float">
            <text:p>19.7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603:.D603])" office:value-type="string" office:string-value="p_op_4_8" calcext:value-type="string">
            <text:p>p_op_4_8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04:.D604])" office:value-type="string" office:string-value="a_op_1_10" calcext:value-type="string">
            <text:p>a_op_1_10</text:p>
          </table:table-cell>
          <table:table-cell office:value-type="float" office:value="52.4" calcext:value-type="float">
            <text:p>52.4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05:.D605])" office:value-type="string" office:string-value="a_op_2_10" calcext:value-type="string">
            <text:p>a_op_2_10</text:p>
          </table:table-cell>
          <table:table-cell office:value-type="float" office:value="19.4" calcext:value-type="float">
            <text:p>19.4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06:.D606])" office:value-type="string" office:string-value="a_op_3_10" calcext:value-type="string">
            <text:p>a_op_3_1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07:.D607])" office:value-type="string" office:string-value="a_op_4_10" calcext:value-type="string">
            <text:p>a_op_4_10</text:p>
          </table:table-cell>
          <table:table-cell office:value-type="float" office:value="38.2" calcext:value-type="float">
            <text:p>38.2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08:.D608])" office:value-type="string" office:string-value="a_op_5_10" calcext:value-type="string">
            <text:p>a_op_5_10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09:.D609])" office:value-type="string" office:string-value="a_op_6_10" calcext:value-type="string">
            <text:p>a_op_6_10</text:p>
          </table:table-cell>
          <table:table-cell office:value-type="float" office:value="52.8" calcext:value-type="float">
            <text:p>52.8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10:.D610])" office:value-type="string" office:string-value="a_op_7_10" calcext:value-type="string">
            <text:p>a_op_7_10</text:p>
          </table:table-cell>
          <table:table-cell office:value-type="float" office:value="41.8" calcext:value-type="float">
            <text:p>41.8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11:.D611])" office:value-type="string" office:string-value="a_op_8_10" calcext:value-type="string">
            <text:p>a_op_8_10</text:p>
          </table:table-cell>
          <table:table-cell office:value-type="float" office:value="43.2" calcext:value-type="float">
            <text:p>43.2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12:.D612])" office:value-type="string" office:string-value="a_op_9_10" calcext:value-type="string">
            <text:p>a_op_9_10</text:p>
          </table:table-cell>
          <table:table-cell office:value-type="float" office:value="54.8" calcext:value-type="float">
            <text:p>54.8</text:p>
          </table:table-cell>
          <table:table-cell/>
          <table:table-cell table:style-name="ce63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formula="of:=COM.MICROSOFT.TEXTJOIN(&quot;_&quot;;0;[.A613:.D613])" office:value-type="string" office:string-value="a_op_10_10" calcext:value-type="string">
            <text:p>a_op_10_10</text:p>
          </table:table-cell>
          <table:table-cell office:value-type="float" office:value="45.7" calcext:value-type="float">
            <text:p>45.7</text:p>
          </table:table-cell>
          <table:table-cell/>
          <table:table-cell table:style-name="ce63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14:.D614])" office:value-type="string" office:string-value="m_op_1_10" calcext:value-type="string">
            <text:p>m_op_1_10</text:p>
          </table:table-cell>
          <table:table-cell office:value-type="float" office:value="37.8" calcext:value-type="float">
            <text:p>37.8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15:.D615])" office:value-type="string" office:string-value="m_op_2_10" calcext:value-type="string">
            <text:p>m_op_2_10</text:p>
          </table:table-cell>
          <table:table-cell office:value-type="float" office:value="33.7" calcext:value-type="float">
            <text:p>33.7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16:.D616])" office:value-type="string" office:string-value="m_op_3_10" calcext:value-type="string">
            <text:p>m_op_3_10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17:.D617])" office:value-type="string" office:string-value="m_op_4_10" calcext:value-type="string">
            <text:p>m_op_4_10</text:p>
          </table:table-cell>
          <table:table-cell office:value-type="float" office:value="50.5" calcext:value-type="float">
            <text:p>50.5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18:.D618])" office:value-type="string" office:string-value="m_op_5_10" calcext:value-type="string">
            <text:p>m_op_5_10</text:p>
          </table:table-cell>
          <table:table-cell office:value-type="float" office:value="62.8" calcext:value-type="float">
            <text:p>62.8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19:.D619])" office:value-type="string" office:string-value="m_op_6_10" calcext:value-type="string">
            <text:p>m_op_6_10</text:p>
          </table:table-cell>
          <table:table-cell office:value-type="float" office:value="36.8" calcext:value-type="float">
            <text:p>36.8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20:.D620])" office:value-type="string" office:string-value="m_op_7_10" calcext:value-type="string">
            <text:p>m_op_7_10</text:p>
          </table:table-cell>
          <table:table-cell office:value-type="float" office:value="43.8" calcext:value-type="float">
            <text:p>43.8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21:.D621])" office:value-type="string" office:string-value="m_op_8_10" calcext:value-type="string">
            <text:p>m_op_8_10</text:p>
          </table:table-cell>
          <table:table-cell office:value-type="float" office:value="42.3" calcext:value-type="float">
            <text:p>42.3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22:.D622])" office:value-type="string" office:string-value="m_op_9_10" calcext:value-type="string">
            <text:p>m_op_9_10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formula="of:=COM.MICROSOFT.TEXTJOIN(&quot;_&quot;;0;[.A623:.D623])" office:value-type="string" office:string-value="m_op_10_10" calcext:value-type="string">
            <text:p>m_op_10_10</text:p>
          </table:table-cell>
          <table:table-cell office:value-type="float" office:value="17.5" calcext:value-type="float">
            <text:p>17.5</text:p>
          </table:table-cell>
          <table:table-cell/>
          <table:table-cell table:style-name="ce63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24:.D624])" office:value-type="string" office:string-value="p_op_1_10" calcext:value-type="string">
            <text:p>p_op_1_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25:.D625])" office:value-type="string" office:string-value="p_op_2_10" calcext:value-type="string">
            <text:p>p_op_2_10</text:p>
          </table:table-cell>
          <table:table-cell office:value-type="float" office:value="39.3" calcext:value-type="float">
            <text:p>39.3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26:.D626])" office:value-type="string" office:string-value="p_op_3_10" calcext:value-type="string">
            <text:p>p_op_3_10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627:.D627])" office:value-type="string" office:string-value="p_op_4_10" calcext:value-type="string">
            <text:p>p_op_4_10</text:p>
          </table:table-cell>
          <table:table-cell office:value-type="float" office:value="34.8" calcext:value-type="float">
            <text:p>34.8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28:.D628])" office:value-type="string" office:string-value="a_op_1_13" calcext:value-type="string">
            <text:p>a_op_1_13</text:p>
          </table:table-cell>
          <table:table-cell office:value-type="float" office:value="22.1" calcext:value-type="float">
            <text:p>22.1</text:p>
          </table:table-cell>
          <table:table-cell/>
          <table:table-cell table:style-name="ce63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29:.D629])" office:value-type="string" office:string-value="a_op_2_13" calcext:value-type="string">
            <text:p>a_op_2_13</text:p>
          </table:table-cell>
          <table:table-cell office:value-type="float" office:value="72.9" calcext:value-type="float">
            <text:p>72.9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30:.D630])" office:value-type="string" office:string-value="a_op_3_13" calcext:value-type="string">
            <text:p>a_op_3_13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31:.D631])" office:value-type="string" office:string-value="a_op_4_13" calcext:value-type="string">
            <text:p>a_op_4_13</text:p>
          </table:table-cell>
          <table:table-cell office:value-type="float" office:value="20.7" calcext:value-type="float">
            <text:p>20.7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32:.D632])" office:value-type="string" office:string-value="a_op_5_13" calcext:value-type="string">
            <text:p>a_op_5_13</text:p>
          </table:table-cell>
          <table:table-cell office:value-type="float" office:value="19.8" calcext:value-type="float">
            <text:p>19.8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33:.D633])" office:value-type="string" office:string-value="a_op_6_13" calcext:value-type="string">
            <text:p>a_op_6_13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34:.D634])" office:value-type="string" office:string-value="a_op_7_13" calcext:value-type="string">
            <text:p>a_op_7_13</text:p>
          </table:table-cell>
          <table:table-cell office:value-type="float" office:value="48.1" calcext:value-type="float">
            <text:p>48.1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35:.D635])" office:value-type="string" office:string-value="a_op_8_13" calcext:value-type="string">
            <text:p>a_op_8_13</text:p>
          </table:table-cell>
          <table:table-cell office:value-type="float" office:value="24.1" calcext:value-type="float">
            <text:p>24.1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36:.D636])" office:value-type="string" office:string-value="a_op_9_13" calcext:value-type="string">
            <text:p>a_op_9_13</text:p>
          </table:table-cell>
          <table:table-cell office:value-type="float" office:value="16.7" calcext:value-type="float">
            <text:p>16.7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37:.D637])" office:value-type="string" office:string-value="a_op_10_13" calcext:value-type="string">
            <text:p>a_op_10_13</text:p>
          </table:table-cell>
          <table:table-cell office:value-type="float" office:value="20.6" calcext:value-type="float">
            <text:p>20.6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638:.D638])" office:value-type="string" office:string-value="m_op_1_13" calcext:value-type="string">
            <text:p>m_op_1_13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39:.D639])" office:value-type="string" office:string-value="a_sh_1_2" calcext:value-type="string">
            <text:p>a_sh_1_2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formula="of:=COM.MICROSOFT.TEXTJOIN(&quot;_&quot;;0;[.A640:.D640])" office:value-type="string" office:string-value="a_sh_2_2" calcext:value-type="string">
            <text:p>a_sh_2_2</text:p>
          </table:table-cell>
          <table:table-cell office:value-type="float" office:value="68.1" calcext:value-type="float">
            <text:p>68.1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.1" calcext:value-type="float">
            <text:p>23.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41:.D641])" office:value-type="string" office:string-value="a_sh_3_2" calcext:value-type="string">
            <text:p>a_sh_3_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2.2" calcext:value-type="float">
            <text:p>22.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42:.D642])" office:value-type="string" office:string-value="a_sh_4_2" calcext:value-type="string">
            <text:p>a_sh_4_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string" calcext:value-type="string">
            <text:p>24.7 mg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43:.D643])" office:value-type="string" office:string-value="a_sh_5_2" calcext:value-type="string">
            <text:p>a_sh_5_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0.3" calcext:value-type="float">
            <text:p>20.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44:.D644])" office:value-type="string" office:string-value="a_sh_6_2" calcext:value-type="string">
            <text:p>a_sh_6_2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0.2" calcext:value-type="float">
            <text:p>20.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45:.D645])" office:value-type="string" office:string-value="a_sh_7_2" calcext:value-type="string">
            <text:p>a_sh_7_2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46:.D646])" office:value-type="string" office:string-value="a_sh_8_2" calcext:value-type="string">
            <text:p>a_sh_8_2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1.7" calcext:value-type="float">
            <text:p>21.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47:.D647])" office:value-type="string" office:string-value="a_sh_9_2" calcext:value-type="string">
            <text:p>a_sh_9_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0.8" calcext:value-type="float">
            <text:p>20.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48:.D648])" office:value-type="string" office:string-value="a_sh_10_2" calcext:value-type="string">
            <text:p>a_sh_10_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49:.D649])" office:value-type="string" office:string-value="m_sh_1_2" calcext:value-type="string">
            <text:p>m_sh_1_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formula="of:=COM.MICROSOFT.TEXTJOIN(&quot;_&quot;;0;[.A650:.D650])" office:value-type="string" office:string-value="m_sh_2_2" calcext:value-type="string">
            <text:p>m_sh_2_2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2.5" calcext:value-type="float">
            <text:p>22.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51:.D651])" office:value-type="string" office:string-value="m_sh_3_2" calcext:value-type="string">
            <text:p>m_sh_3_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52:.D652])" office:value-type="string" office:string-value="m_sh_4_2" calcext:value-type="string">
            <text:p>m_sh_4_2</text:p>
          </table:table-cell>
          <table:table-cell office:value-type="float" office:value="134" calcext:value-type="float">
            <text:p>134</text:p>
          </table:table-cell>
          <table:table-cell table:style-name="ce80"/>
          <table:table-cell/>
          <table:table-cell office:value-type="date" office:date-value="2023-02-06" calcext:value-type="date">
            <text:p>06/02/23</text:p>
          </table:table-cell>
          <table:table-cell office:value-type="float" office:value="24.1" calcext:value-type="float">
            <text:p>24.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53:.D653])" office:value-type="string" office:string-value="m_sh_5_2" calcext:value-type="string">
            <text:p>m_sh_5_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54:.D654])" office:value-type="string" office:string-value="m_sh_6_2" calcext:value-type="string">
            <text:p>m_sh_6_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55:.D655])" office:value-type="string" office:string-value="m_sh_8_2" calcext:value-type="string">
            <text:p>m_sh_8_2</text:p>
          </table:table-cell>
          <table:table-cell office:value-type="float" office:value="52.4" calcext:value-type="float">
            <text:p>52.4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56:.D656])" office:value-type="string" office:string-value="m_sh_9_2" calcext:value-type="string">
            <text:p>m_sh_9_2</text:p>
          </table:table-cell>
          <table:table-cell office:value-type="float" office:value="63.3" calcext:value-type="float">
            <text:p>63.3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57:.D657])" office:value-type="string" office:string-value="m_sh_10_2" calcext:value-type="string">
            <text:p>m_sh_10_2</text:p>
          </table:table-cell>
          <table:table-cell office:value-type="float" office:value="71.2" calcext:value-type="float">
            <text:p>71.2</text:p>
          </table:table-cell>
          <table:table-cell/>
          <table:table-cell table:style-name="ce63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58:.D658])" office:value-type="string" office:string-value="p_sh_1_2" calcext:value-type="string">
            <text:p>p_sh_1_2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1.3" calcext:value-type="float">
            <text:p>21.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formula="of:=COM.MICROSOFT.TEXTJOIN(&quot;_&quot;;0;[.A659:.D659])" office:value-type="string" office:string-value="p_sh_2_2" calcext:value-type="string">
            <text:p>p_sh_2_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4.5" calcext:value-type="float">
            <text:p>24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60:.D660])" office:value-type="string" office:string-value="p_sh_3_2" calcext:value-type="string">
            <text:p>p_sh_3_2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61:.D661])" office:value-type="string" office:string-value="p_sh_4_2" calcext:value-type="string">
            <text:p>p_sh_4_2</text:p>
          </table:table-cell>
          <table:table-cell office:value-type="float" office:value="74.7" calcext:value-type="float">
            <text:p>74.7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0.7" calcext:value-type="float">
            <text:p>20.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62:.D662])" office:value-type="string" office:string-value="p_sh_5_2" calcext:value-type="string">
            <text:p>p_sh_5_2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63"/>
          <table:table-cell office:value-type="date" office:date-value="2023-02-06" calcext:value-type="date">
            <text:p>06/02/23</text:p>
          </table:table-cell>
          <table:table-cell office:value-type="float" office:value="24.3" calcext:value-type="float">
            <text:p>24.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63:.D663])" office:value-type="string" office:string-value="p_sh_6_2" calcext:value-type="string">
            <text:p>p_sh_6_2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63"/>
          <table:table-cell office:value-type="date" office:date-value="2023-02-06" calcext:value-type="date">
            <text:p>06/02/23</text:p>
          </table:table-cell>
          <table:table-cell office:value-type="float" office:value="20.7" calcext:value-type="float">
            <text:p>20.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64:.D664])" office:value-type="string" office:string-value="p_sh_7_2" calcext:value-type="string">
            <text:p>p_sh_7_2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4.3" calcext:value-type="float">
            <text:p>24.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65:.D665])" office:value-type="string" office:string-value="p_sh_8_2" calcext:value-type="string">
            <text:p>p_sh_8_2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0.7" calcext:value-type="float">
            <text:p>20.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66:.D666])" office:value-type="string" office:string-value="p_sh_9_2" calcext:value-type="string">
            <text:p>p_sh_9_2</text:p>
          </table:table-cell>
          <table:table-cell office:value-type="float" office:value="93.8" calcext:value-type="float">
            <text:p>93.8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0.5" calcext:value-type="float">
            <text:p>20.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formula="of:=COM.MICROSOFT.TEXTJOIN(&quot;_&quot;;0;[.A667:.D667])" office:value-type="string" office:string-value="p_sh_10_2" calcext:value-type="string">
            <text:p>p_sh_10_2</text:p>
          </table:table-cell>
          <table:table-cell office:value-type="float" office:value="93.7" calcext:value-type="float">
            <text:p>93.7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0.2" calcext:value-type="float">
            <text:p>20.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68:.D668])" office:value-type="string" office:string-value="a_sh_1_3" calcext:value-type="string">
            <text:p>a_sh_1_3</text:p>
          </table:table-cell>
          <table:table-cell office:value-type="float" office:value="35.8" calcext:value-type="float">
            <text:p>35.8</text:p>
          </table:table-cell>
          <table:table-cell/>
          <table:table-cell table:style-name="ce63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69:.D669])" office:value-type="string" office:string-value="a_sh_2_3" calcext:value-type="string">
            <text:p>a_sh_2_3</text:p>
          </table:table-cell>
          <table:table-cell office:value-type="float" office:value="27.1" calcext:value-type="float">
            <text:p>27.1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formula="of:=COM.MICROSOFT.TEXTJOIN(&quot;_&quot;;0;[.A670:.D670])" office:value-type="string" office:string-value="a_sh_3_3" calcext:value-type="string">
            <text:p>a_sh_3_3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63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71:.D671])" office:value-type="string" office:string-value="a_sh_4_3" calcext:value-type="string">
            <text:p>a_sh_4_3</text:p>
          </table:table-cell>
          <table:table-cell office:value-type="float" office:value="36.8" calcext:value-type="float">
            <text:p>36.8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72:.D672])" office:value-type="string" office:string-value="a_sh_5_3" calcext:value-type="string">
            <text:p>a_sh_5_3</text:p>
          </table:table-cell>
          <table:table-cell office:value-type="float" office:value="29.7" calcext:value-type="float">
            <text:p>29.7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73:.D673])" office:value-type="string" office:string-value="a_sh_6_3" calcext:value-type="string">
            <text:p>a_sh_6_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74:.D674])" office:value-type="string" office:string-value="a_sh_7_3" calcext:value-type="string">
            <text:p>a_sh_7_3</text:p>
          </table:table-cell>
          <table:table-cell office:value-type="float" office:value="27.9" calcext:value-type="float">
            <text:p>27.9</text:p>
          </table:table-cell>
          <table:table-cell/>
          <table:table-cell table:style-name="ce63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75:.D675])" office:value-type="string" office:string-value="a_sh_8_3" calcext:value-type="string">
            <text:p>a_sh_8_3</text:p>
          </table:table-cell>
          <table:table-cell office:value-type="float" office:value="33.1" calcext:value-type="float">
            <text:p>33.1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76:.D676])" office:value-type="string" office:string-value="a_sh_9_3" calcext:value-type="string">
            <text:p>a_sh_9_3</text:p>
          </table:table-cell>
          <table:table-cell office:value-type="float" office:value="67.6" calcext:value-type="float">
            <text:p>67.6</text:p>
          </table:table-cell>
          <table:table-cell/>
          <table:table-cell table:style-name="ce63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77:.D677])" office:value-type="string" office:string-value="a_sh_10_3" calcext:value-type="string">
            <text:p>a_sh_10_3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78:.D678])" office:value-type="string" office:string-value="m_sh_1_3" calcext:value-type="string">
            <text:p>m_sh_1_3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79:.D679])" office:value-type="string" office:string-value="m_sh_2_3" calcext:value-type="string">
            <text:p>m_sh_2_3</text:p>
          </table:table-cell>
          <table:table-cell office:value-type="float" office:value="26.4" calcext:value-type="float">
            <text:p>26.4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formula="of:=COM.MICROSOFT.TEXTJOIN(&quot;_&quot;;0;[.A680:.D680])" office:value-type="string" office:string-value="m_sh_3_3" calcext:value-type="string">
            <text:p>m_sh_3_3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81:.D681])" office:value-type="string" office:string-value="m_sh_4_3" calcext:value-type="string">
            <text:p>m_sh_4_3</text:p>
          </table:table-cell>
          <table:table-cell office:value-type="float" office:value="75.8" calcext:value-type="float">
            <text:p>75.8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82:.D682])" office:value-type="string" office:string-value="m_sh_5_3" calcext:value-type="string">
            <text:p>m_sh_5_3</text:p>
          </table:table-cell>
          <table:table-cell office:value-type="float" office:value="87.6" calcext:value-type="float">
            <text:p>87.6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83:.D683])" office:value-type="string" office:string-value="m_sh_6_3" calcext:value-type="string">
            <text:p>m_sh_6_3</text:p>
          </table:table-cell>
          <table:table-cell office:value-type="float" office:value="27.3" calcext:value-type="float">
            <text:p>27.3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84:.D684])" office:value-type="string" office:string-value="m_sh_7_3" calcext:value-type="string">
            <text:p>m_sh_7_3</text:p>
          </table:table-cell>
          <table:table-cell office:value-type="float" office:value="42.6" calcext:value-type="float">
            <text:p>42.6</text:p>
          </table:table-cell>
          <table:table-cell table:number-columns-repeated="2"/>
          <table:table-cell office:value-type="date" office:date-value="2023-02-06" calcext:value-type="date">
            <text:p>06/02/2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85:.D685])" office:value-type="string" office:string-value="m_sh_8_3" calcext:value-type="string">
            <text:p>m_sh_8_3</text:p>
          </table:table-cell>
          <table:table-cell office:value-type="float" office:value="36.6" calcext:value-type="float">
            <text:p>36.6</text:p>
          </table:table-cell>
          <table:table-cell/>
          <table:table-cell table:style-name="ce63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86:.D686])" office:value-type="string" office:string-value="m_sh_9_3" calcext:value-type="string">
            <text:p>m_sh_9_3</text:p>
          </table:table-cell>
          <table:table-cell office:value-type="float" office:value="61.6" calcext:value-type="float">
            <text:p>61.6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87:.D687])" office:value-type="string" office:string-value="m_sh_10_3" calcext:value-type="string">
            <text:p>m_sh_10_3</text:p>
          </table:table-cell>
          <table:table-cell office:value-type="float" office:value="76.9" calcext:value-type="float">
            <text:p>76.9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88:.D688])" office:value-type="string" office:string-value="p_sh_1_3" calcext:value-type="string">
            <text:p>p_sh_1_3</text:p>
          </table:table-cell>
          <table:table-cell office:value-type="float" office:value="38.2" calcext:value-type="float">
            <text:p>38.2</text:p>
          </table:table-cell>
          <table:table-cell/>
          <table:table-cell table:style-name="ce63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89:.D689])" office:value-type="string" office:string-value="p_sh_2_3" calcext:value-type="string">
            <text:p>p_sh_2_3</text:p>
          </table:table-cell>
          <table:table-cell office:value-type="float" office:value="31.9" calcext:value-type="float">
            <text:p>31.9</text:p>
          </table:table-cell>
          <table:table-cell/>
          <table:table-cell table:style-name="ce63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formula="of:=COM.MICROSOFT.TEXTJOIN(&quot;_&quot;;0;[.A690:.D690])" office:value-type="string" office:string-value="p_sh_3_3" calcext:value-type="string">
            <text:p>p_sh_3_3</text:p>
          </table:table-cell>
          <table:table-cell office:value-type="float" office:value="44.3" calcext:value-type="float">
            <text:p>44.3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91:.D691])" office:value-type="string" office:string-value="p_sh_4_3" calcext:value-type="string">
            <text:p>p_sh_4_3</text:p>
          </table:table-cell>
          <table:table-cell office:value-type="float" office:value="48.8" calcext:value-type="float">
            <text:p>48.8</text:p>
          </table:table-cell>
          <table:table-cell/>
          <table:table-cell table:style-name="ce63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92:.D692])" office:value-type="string" office:string-value="p_sh_5_3" calcext:value-type="string">
            <text:p>p_sh_5_3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93:.D693])" office:value-type="string" office:string-value="p_sh_6_3" calcext:value-type="string">
            <text:p>p_sh_6_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94:.D694])" office:value-type="string" office:string-value="p_sh_7_3" calcext:value-type="string">
            <text:p>p_sh_7_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95:.D695])" office:value-type="string" office:string-value="p_sh_8_3" calcext:value-type="string">
            <text:p>p_sh_8_3</text:p>
          </table:table-cell>
          <table:table-cell office:value-type="float" office:value="33.4" calcext:value-type="float">
            <text:p>33.4</text:p>
          </table:table-cell>
          <table:table-cell/>
          <table:table-cell table:style-name="ce63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96:.D696])" office:value-type="string" office:string-value="p_sh_9_3" calcext:value-type="string">
            <text:p>p_sh_9_3</text:p>
          </table:table-cell>
          <table:table-cell office:value-type="float" office:value="24.6" calcext:value-type="float">
            <text:p>24.6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formula="of:=COM.MICROSOFT.TEXTJOIN(&quot;_&quot;;0;[.A697:.D697])" office:value-type="string" office:string-value="p_sh_10_3" calcext:value-type="string">
            <text:p>p_sh_10_3</text:p>
          </table:table-cell>
          <table:table-cell office:value-type="float" office:value="27.1" calcext:value-type="float">
            <text:p>27.1</text:p>
          </table:table-cell>
          <table:table-cell table:number-columns-repeated="2"/>
          <table:table-cell office:value-type="date" office:date-value="2023-03-01" calcext:value-type="date">
            <text:p>01/03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698:.D698])" office:value-type="string" office:string-value="a_sh_1_5" calcext:value-type="string">
            <text:p>a_sh_1_5</text:p>
          </table:table-cell>
          <table:table-cell office:value-type="float" office:value="22.6" calcext:value-type="float">
            <text:p>22.6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699:.D699])" office:value-type="string" office:string-value="a_sh_2_5" calcext:value-type="string">
            <text:p>a_sh_2_5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00:.D700])" office:value-type="string" office:string-value="a_sh_3_5" calcext:value-type="string">
            <text:p>a_sh_3_5</text:p>
          </table:table-cell>
          <table:table-cell office:value-type="float" office:value="26.2" calcext:value-type="float">
            <text:p>26.2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01:.D701])" office:value-type="string" office:string-value="a_sh_4_5" calcext:value-type="string">
            <text:p>a_sh_4_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formula="of:=COM.MICROSOFT.TEXTJOIN(&quot;_&quot;;0;[.A702:.D702])" office:value-type="string" office:string-value="a_sh_5_5" calcext:value-type="string">
            <text:p>a_sh_5_5</text:p>
          </table:table-cell>
          <table:table-cell office:value-type="float" office:value="31.6" calcext:value-type="float">
            <text:p>31.6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03:.D703])" office:value-type="string" office:string-value="a_sh_6_5" calcext:value-type="string">
            <text:p>a_sh_6_5</text:p>
          </table:table-cell>
          <table:table-cell office:value-type="float" office:value="52.1" calcext:value-type="float">
            <text:p>52.1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04:.D704])" office:value-type="string" office:string-value="a_sh_7_5" calcext:value-type="string">
            <text:p>a_sh_7_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05:.D705])" office:value-type="string" office:string-value="a_sh_8_5" calcext:value-type="string">
            <text:p>a_sh_8_5</text:p>
          </table:table-cell>
          <table:table-cell office:value-type="float" office:value="24.6" calcext:value-type="float">
            <text:p>24.6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06:.D706])" office:value-type="string" office:string-value="a_sh_9_5" calcext:value-type="string">
            <text:p>a_sh_9_5</text:p>
          </table:table-cell>
          <table:table-cell office:value-type="float" office:value="36.7" calcext:value-type="float">
            <text:p>36.7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07:.D707])" office:value-type="string" office:string-value="a_sh_10_5" calcext:value-type="string">
            <text:p>a_sh_10_5</text:p>
          </table:table-cell>
          <table:table-cell office:value-type="float" office:value="24.8" calcext:value-type="float">
            <text:p>24.8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08:.D708])" office:value-type="string" office:string-value="m_sh_1_5" calcext:value-type="string">
            <text:p>m_sh_1_5</text:p>
          </table:table-cell>
          <table:table-cell office:value-type="float" office:value="4.66" calcext:value-type="float">
            <text:p>4.66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09:.D709])" office:value-type="string" office:string-value="m_sh_2_5" calcext:value-type="string">
            <text:p>m_sh_2_5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10:.D710])" office:value-type="string" office:string-value="m_sh_3_5" calcext:value-type="string">
            <text:p>m_sh_3_5</text:p>
          </table:table-cell>
          <table:table-cell office:value-type="float" office:value="32.1" calcext:value-type="float">
            <text:p>32.1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11:.D711])" office:value-type="string" office:string-value="m_sh_4_5" calcext:value-type="string">
            <text:p>m_sh_4_5</text:p>
          </table:table-cell>
          <table:table-cell office:value-type="float" office:value="32.7" calcext:value-type="float">
            <text:p>32.7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formula="of:=COM.MICROSOFT.TEXTJOIN(&quot;_&quot;;0;[.A712:.D712])" office:value-type="string" office:string-value="m_sh_5_5" calcext:value-type="string">
            <text:p>m_sh_5_5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13:.D713])" office:value-type="string" office:string-value="m_sh_6_5" calcext:value-type="string">
            <text:p>m_sh_6_5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14:.D714])" office:value-type="string" office:string-value="m_sh_7_5" calcext:value-type="string">
            <text:p>m_sh_7_5</text:p>
          </table:table-cell>
          <table:table-cell office:value-type="float" office:value="86.5" calcext:value-type="float">
            <text:p>86.5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15:.D715])" office:value-type="string" office:string-value="m_sh_8_5" calcext:value-type="string">
            <text:p>m_sh_8_5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16:.D716])" office:value-type="string" office:string-value="m_sh_9_5" calcext:value-type="string">
            <text:p>m_sh_9_5</text:p>
          </table:table-cell>
          <table:table-cell office:value-type="float" office:value="29.1" calcext:value-type="float">
            <text:p>29.1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17:.D717])" office:value-type="string" office:string-value="m_sh_10_5" calcext:value-type="string">
            <text:p>m_sh_10_5</text:p>
          </table:table-cell>
          <table:table-cell office:value-type="float" office:value="22.1" calcext:value-type="float">
            <text:p>22.1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18:.D718])" office:value-type="string" office:string-value="p_sh_1_5" calcext:value-type="string">
            <text:p>p_sh_1_5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19:.D719])" office:value-type="string" office:string-value="p_sh_2_5" calcext:value-type="string">
            <text:p>p_sh_2_5</text:p>
          </table:table-cell>
          <table:table-cell office:value-type="float" office:value="30.3" calcext:value-type="float">
            <text:p>30.3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20:.D720])" office:value-type="string" office:string-value="p_sh_3_5" calcext:value-type="string">
            <text:p>p_sh_3_5</text:p>
          </table:table-cell>
          <table:table-cell office:value-type="float" office:value="35.1" calcext:value-type="float">
            <text:p>35.1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21:.D721])" office:value-type="string" office:string-value="p_sh_4_5" calcext:value-type="string">
            <text:p>p_sh_4_5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formula="of:=COM.MICROSOFT.TEXTJOIN(&quot;_&quot;;0;[.A722:.D722])" office:value-type="string" office:string-value="p_sh_5_5" calcext:value-type="string">
            <text:p>p_sh_5_5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23:.D723])" office:value-type="string" office:string-value="p_sh_6_5" calcext:value-type="string">
            <text:p>p_sh_6_5</text:p>
          </table:table-cell>
          <table:table-cell office:value-type="float" office:value="22.7" calcext:value-type="float">
            <text:p>22.7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24:.D724])" office:value-type="string" office:string-value="p_sh_7_5" calcext:value-type="string">
            <text:p>p_sh_7_5</text:p>
          </table:table-cell>
          <table:table-cell office:value-type="float" office:value="35.7" calcext:value-type="float">
            <text:p>35.7</text:p>
          </table:table-cell>
          <table:table-cell table:number-columns-repeated="2"/>
          <table:table-cell office:value-type="string" calcext:value-type="string">
            <text:p>15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25:.D725])" office:value-type="string" office:string-value="p_sh_8_5" calcext:value-type="string">
            <text:p>p_sh_8_5</text:p>
          </table:table-cell>
          <table:table-cell office:value-type="float" office:value="36.5" calcext:value-type="float">
            <text:p>36.5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26:.D726])" office:value-type="string" office:string-value="p_sh_9_5" calcext:value-type="string">
            <text:p>p_sh_9_5</text:p>
          </table:table-cell>
          <table:table-cell office:value-type="float" office:value="11.3" calcext:value-type="float">
            <text:p>11.3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table-cell table:formula="of:=COM.MICROSOFT.TEXTJOIN(&quot;_&quot;;0;[.A727:.D727])" office:value-type="string" office:string-value="p_sh_10_5" calcext:value-type="string">
            <text:p>p_sh_10_5</text:p>
          </table:table-cell>
          <table:table-cell office:value-type="float" office:value="77.1" calcext:value-type="float">
            <text:p>77.1</text:p>
          </table:table-cell>
          <table:table-cell/>
          <table:table-cell table:style-name="ce63"/>
          <table:table-cell office:value-type="string" calcext:value-type="string">
            <text:p>15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28:.D728])" office:value-type="string" office:string-value="a_sh_1_6" calcext:value-type="string">
            <text:p>a_sh_1_6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63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29:.D729])" office:value-type="string" office:string-value="a_sh_2_6" calcext:value-type="string">
            <text:p>a_sh_2_6</text:p>
          </table:table-cell>
          <table:table-cell office:value-type="float" office:value="36.6" calcext:value-type="float">
            <text:p>36.6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30:.D730])" office:value-type="string" office:string-value="a_sh_3_6" calcext:value-type="string">
            <text:p>a_sh_3_6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31:.D731])" office:value-type="string" office:string-value="a_sh_4_6" calcext:value-type="string">
            <text:p>a_sh_4_6</text:p>
          </table:table-cell>
          <table:table-cell office:value-type="float" office:value="33.6" calcext:value-type="float">
            <text:p>33.6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32:.D732])" office:value-type="string" office:string-value="a_sh_5_6" calcext:value-type="string">
            <text:p>a_sh_5_6</text:p>
          </table:table-cell>
          <table:table-cell office:value-type="float" office:value="55.8" calcext:value-type="float">
            <text:p>55.8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formula="of:=COM.MICROSOFT.TEXTJOIN(&quot;_&quot;;0;[.A733:.D733])" office:value-type="string" office:string-value="a_sh_6_6" calcext:value-type="string">
            <text:p>a_sh_6_6</text:p>
          </table:table-cell>
          <table:table-cell office:value-type="float" office:value="93.8" calcext:value-type="float">
            <text:p>93.8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34:.D734])" office:value-type="string" office:string-value="a_sh_7_6" calcext:value-type="string">
            <text:p>a_sh_7_6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63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35:.D735])" office:value-type="string" office:string-value="a_sh_8_6" calcext:value-type="string">
            <text:p>a_sh_8_6</text:p>
          </table:table-cell>
          <table:table-cell office:value-type="float" office:value="91.3" calcext:value-type="float">
            <text:p>91.3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36:.D736])" office:value-type="string" office:string-value="a_sh_9_6" calcext:value-type="string">
            <text:p>a_sh_9_6</text:p>
          </table:table-cell>
          <table:table-cell office:value-type="float" office:value="51.7" calcext:value-type="float">
            <text:p>51.7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37:.D737])" office:value-type="string" office:string-value="a_sh_10_6" calcext:value-type="string">
            <text:p>a_sh_10_6</text:p>
          </table:table-cell>
          <table:table-cell office:value-type="float" office:value="61.3" calcext:value-type="float">
            <text:p>61.3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38:.D738])" office:value-type="string" office:string-value="m_sh_1_6" calcext:value-type="string">
            <text:p>m_sh_1_6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39:.D739])" office:value-type="string" office:string-value="m_sh_2_6" calcext:value-type="string">
            <text:p>m_sh_2_6</text:p>
          </table:table-cell>
          <table:table-cell office:value-type="float" office:value="46.3" calcext:value-type="float">
            <text:p>46.3</text:p>
          </table:table-cell>
          <table:table-cell/>
          <table:table-cell table:style-name="ce63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40:.D740])" office:value-type="string" office:string-value="m_sh_3_6" calcext:value-type="string">
            <text:p>m_sh_3_6</text:p>
          </table:table-cell>
          <table:table-cell office:value-type="float" office:value="88.3" calcext:value-type="float">
            <text:p>88.3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41:.D741])" office:value-type="string" office:string-value="m_sh_4_6" calcext:value-type="string">
            <text:p>m_sh_4_6</text:p>
          </table:table-cell>
          <table:table-cell office:value-type="float" office:value="49.7" calcext:value-type="float">
            <text:p>49.7</text:p>
          </table:table-cell>
          <table:table-cell/>
          <table:table-cell table:style-name="ce63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42:.D742])" office:value-type="string" office:string-value="m_sh_5_6" calcext:value-type="string">
            <text:p>m_sh_5_6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formula="of:=COM.MICROSOFT.TEXTJOIN(&quot;_&quot;;0;[.A743:.D743])" office:value-type="string" office:string-value="m_sh_6_6" calcext:value-type="string">
            <text:p>m_sh_6_6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44:.D744])" office:value-type="string" office:string-value="m_sh_7_6" calcext:value-type="string">
            <text:p>m_sh_7_6</text:p>
          </table:table-cell>
          <table:table-cell office:value-type="float" office:value="75.7" calcext:value-type="float">
            <text:p>75.7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45:.D745])" office:value-type="string" office:string-value="m_sh_8_6" calcext:value-type="string">
            <text:p>m_sh_8_6</text:p>
          </table:table-cell>
          <table:table-cell office:value-type="float" office:value="19.4" calcext:value-type="float">
            <text:p>19.4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46:.D746])" office:value-type="string" office:string-value="m_sh_9_6" calcext:value-type="string">
            <text:p>m_sh_9_6</text:p>
          </table:table-cell>
          <table:table-cell office:value-type="float" office:value="53.3" calcext:value-type="float">
            <text:p>53.3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47:.D747])" office:value-type="string" office:string-value="m_sh_10_6" calcext:value-type="string">
            <text:p>m_sh_10_6</text:p>
          </table:table-cell>
          <table:table-cell office:value-type="float" office:value="63.5" calcext:value-type="float">
            <text:p>63.5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48:.D748])" office:value-type="string" office:string-value="p_sh_1_6" calcext:value-type="string">
            <text:p>p_sh_1_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49:.D749])" office:value-type="string" office:string-value="p_sh_2_6" calcext:value-type="string">
            <text:p>p_sh_2_6</text:p>
          </table:table-cell>
          <table:table-cell office:value-type="float" office:value="35.6" calcext:value-type="float">
            <text:p>35.6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50:.D750])" office:value-type="string" office:string-value="p_sh_3_6" calcext:value-type="string">
            <text:p>p_sh_3_6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51:.D751])" office:value-type="string" office:string-value="p_sh_4_6" calcext:value-type="string">
            <text:p>p_sh_4_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52:.D752])" office:value-type="string" office:string-value="p_sh_5_6" calcext:value-type="string">
            <text:p>p_sh_5_6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formula="of:=COM.MICROSOFT.TEXTJOIN(&quot;_&quot;;0;[.A753:.D753])" office:value-type="string" office:string-value="p_sh_6_6" calcext:value-type="string">
            <text:p>p_sh_6_6</text:p>
          </table:table-cell>
          <table:table-cell office:value-type="float" office:value="73.8" calcext:value-type="float">
            <text:p>73.8</text:p>
          </table:table-cell>
          <table:table-cell/>
          <table:table-cell table:style-name="ce63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54:.D754])" office:value-type="string" office:string-value="p_sh_7_6" calcext:value-type="string">
            <text:p>p_sh_7_6</text:p>
          </table:table-cell>
          <table:table-cell office:value-type="float" office:value="62.7" calcext:value-type="float">
            <text:p>62.7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55:.D755])" office:value-type="string" office:string-value="p_sh_8_6" calcext:value-type="string">
            <text:p>p_sh_8_6</text:p>
          </table:table-cell>
          <table:table-cell office:value-type="float" office:value="63.7" calcext:value-type="float">
            <text:p>63.7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56:.D756])" office:value-type="string" office:string-value="p_sh_9_6" calcext:value-type="string">
            <text:p>p_sh_9_6</text:p>
          </table:table-cell>
          <table:table-cell office:value-type="float" office:value="19.9" calcext:value-type="float">
            <text:p>19.9</text:p>
          </table:table-cell>
          <table:table-cell/>
          <table:table-cell table:style-name="ce63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" calcext:value-type="float">
            <text:p>6</text:p>
          </table:table-cell>
          <table:table-cell table:formula="of:=COM.MICROSOFT.TEXTJOIN(&quot;_&quot;;0;[.A757:.D757])" office:value-type="string" office:string-value="p_sh_10_6" calcext:value-type="string">
            <text:p>p_sh_10_6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23/02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58:.D758])" office:value-type="string" office:string-value="a_sh_1_7" calcext:value-type="string">
            <text:p>a_sh_1_7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59:.D759])" office:value-type="string" office:string-value="a_sh_2_7" calcext:value-type="string">
            <text:p>a_sh_2_7</text:p>
          </table:table-cell>
          <table:table-cell office:value-type="float" office:value="12.7" calcext:value-type="float">
            <text:p>12.7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60:.D760])" office:value-type="string" office:string-value="a_sh_3_7" calcext:value-type="string">
            <text:p>a_sh_3_7</text:p>
          </table:table-cell>
          <table:table-cell office:value-type="float" office:value="63.8" calcext:value-type="float">
            <text:p>63.8</text:p>
          </table:table-cell>
          <table:table-cell/>
          <table:table-cell table:style-name="ce63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61:.D761])" office:value-type="string" office:string-value="a_sh_4_7" calcext:value-type="string">
            <text:p>a_sh_4_7</text:p>
          </table:table-cell>
          <table:table-cell office:value-type="float" office:value="58.3" calcext:value-type="float">
            <text:p>58.3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62:.D762])" office:value-type="string" office:string-value="a_sh_5_7" calcext:value-type="string">
            <text:p>a_sh_5_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63:.D763])" office:value-type="string" office:string-value="a_sh_6_7" calcext:value-type="string">
            <text:p>a_sh_6_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formula="of:=COM.MICROSOFT.TEXTJOIN(&quot;_&quot;;0;[.A764:.D764])" office:value-type="string" office:string-value="a_sh_7_7" calcext:value-type="string">
            <text:p>a_sh_7_7</text:p>
          </table:table-cell>
          <table:table-cell office:value-type="float" office:value="67.2" calcext:value-type="float">
            <text:p>67.2</text:p>
          </table:table-cell>
          <table:table-cell/>
          <table:table-cell table:style-name="ce63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65:.D765])" office:value-type="string" office:string-value="a_sh_8_7" calcext:value-type="string">
            <text:p>a_sh_8_7</text:p>
          </table:table-cell>
          <table:table-cell office:value-type="float" office:value="60.6" calcext:value-type="float">
            <text:p>60.6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66:.D766])" office:value-type="string" office:string-value="a_sh_9_7" calcext:value-type="string">
            <text:p>a_sh_9_7</text:p>
          </table:table-cell>
          <table:table-cell office:value-type="float" office:value="76.5" calcext:value-type="float">
            <text:p>76.5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67:.D767])" office:value-type="string" office:string-value="a_sh_10_7" calcext:value-type="string">
            <text:p>a_sh_10_7</text:p>
          </table:table-cell>
          <table:table-cell office:value-type="float" office:value="33.4" calcext:value-type="float">
            <text:p>33.4</text:p>
          </table:table-cell>
          <table:table-cell/>
          <table:table-cell table:style-name="ce63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68:.D768])" office:value-type="string" office:string-value="m_sh_1_7" calcext:value-type="string">
            <text:p>m_sh_1_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69:.D769])" office:value-type="string" office:string-value="m_sh_2_7" calcext:value-type="string">
            <text:p>m_sh_2_7</text:p>
          </table:table-cell>
          <table:table-cell office:value-type="float" office:value="75.3" calcext:value-type="float">
            <text:p>75.3</text:p>
          </table:table-cell>
          <table:table-cell/>
          <table:table-cell table:style-name="ce63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70:.D770])" office:value-type="string" office:string-value="m_sh_3_7" calcext:value-type="string">
            <text:p>m_sh_3_7</text:p>
          </table:table-cell>
          <table:table-cell office:value-type="float" office:value="84.1" calcext:value-type="float">
            <text:p>84.1</text:p>
          </table:table-cell>
          <table:table-cell/>
          <table:table-cell table:style-name="ce63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71:.D771])" office:value-type="string" office:string-value="m_sh_4_7" calcext:value-type="string">
            <text:p>m_sh_4_7</text:p>
          </table:table-cell>
          <table:table-cell office:value-type="float" office:value="38.9" calcext:value-type="float">
            <text:p>38.9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72:.D772])" office:value-type="string" office:string-value="m_sh_5_7" calcext:value-type="string">
            <text:p>m_sh_5_7</text:p>
          </table:table-cell>
          <table:table-cell office:value-type="float" office:value="25.6" calcext:value-type="float">
            <text:p>25.6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73:.D773])" office:value-type="string" office:string-value="m_sh_6_7" calcext:value-type="string">
            <text:p>m_sh_6_7</text:p>
          </table:table-cell>
          <table:table-cell office:value-type="float" office:value="54.7" calcext:value-type="float">
            <text:p>54.7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formula="of:=COM.MICROSOFT.TEXTJOIN(&quot;_&quot;;0;[.A774:.D774])" office:value-type="string" office:string-value="m_sh_7_7" calcext:value-type="string">
            <text:p>m_sh_7_7</text:p>
          </table:table-cell>
          <table:table-cell office:value-type="float" office:value="62.9" calcext:value-type="float">
            <text:p>62.9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75:.D775])" office:value-type="string" office:string-value="m_sh_8_7" calcext:value-type="string">
            <text:p>m_sh_8_7</text:p>
          </table:table-cell>
          <table:table-cell office:value-type="float" office:value="24.6" calcext:value-type="float">
            <text:p>24.6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76:.D776])" office:value-type="string" office:string-value="m_sh_9_7" calcext:value-type="string">
            <text:p>m_sh_9_7</text:p>
          </table:table-cell>
          <table:table-cell office:value-type="float" office:value="13.8" calcext:value-type="float">
            <text:p>13.8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77:.D777])" office:value-type="string" office:string-value="m_sh_10_7" calcext:value-type="string">
            <text:p>m_sh_10_7</text:p>
          </table:table-cell>
          <table:table-cell office:value-type="float" office:value="26.8" calcext:value-type="float">
            <text:p>26.8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78:.D778])" office:value-type="string" office:string-value="p_sh_1_7" calcext:value-type="string">
            <text:p>p_sh_1_7</text:p>
          </table:table-cell>
          <table:table-cell office:value-type="float" office:value="42.8" calcext:value-type="float">
            <text:p>42.8</text:p>
          </table:table-cell>
          <table:table-cell/>
          <table:table-cell table:style-name="ce63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79:.D779])" office:value-type="string" office:string-value="p_sh_2_7" calcext:value-type="string">
            <text:p>p_sh_2_7</text:p>
          </table:table-cell>
          <table:table-cell office:value-type="float" office:value="25.7" calcext:value-type="float">
            <text:p>25.7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80:.D780])" office:value-type="string" office:string-value="p_sh_3_7" calcext:value-type="string">
            <text:p>p_sh_3_7</text:p>
          </table:table-cell>
          <table:table-cell office:value-type="float" office:value="23.3" calcext:value-type="float">
            <text:p>23.3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81:.D781])" office:value-type="string" office:string-value="p_sh_4_7" calcext:value-type="string">
            <text:p>p_sh_4_7</text:p>
          </table:table-cell>
          <table:table-cell office:value-type="float" office:value="26.9" calcext:value-type="float">
            <text:p>26.9</text:p>
          </table:table-cell>
          <table:table-cell/>
          <table:table-cell table:style-name="ce63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82:.D782])" office:value-type="string" office:string-value="p_sh_5_7" calcext:value-type="string">
            <text:p>p_sh_5_7</text:p>
          </table:table-cell>
          <table:table-cell office:value-type="float" office:value="39.2" calcext:value-type="float">
            <text:p>39.2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83:.D783])" office:value-type="string" office:string-value="p_sh_6_7" calcext:value-type="string">
            <text:p>p_sh_6_7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formula="of:=COM.MICROSOFT.TEXTJOIN(&quot;_&quot;;0;[.A784:.D784])" office:value-type="string" office:string-value="p_sh_7_7" calcext:value-type="string">
            <text:p>p_sh_7_7</text:p>
          </table:table-cell>
          <table:table-cell office:value-type="float" office:value="65.7" calcext:value-type="float">
            <text:p>65.7</text:p>
          </table:table-cell>
          <table:table-cell/>
          <table:table-cell table:style-name="ce63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85:.D785])" office:value-type="string" office:string-value="p_sh_8_7" calcext:value-type="string">
            <text:p>p_sh_8_7</text:p>
          </table:table-cell>
          <table:table-cell office:value-type="float" office:value="40.7" calcext:value-type="float">
            <text:p>40.7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86:.D786])" office:value-type="string" office:string-value="p_sh_9_7" calcext:value-type="string">
            <text:p>p_sh_9_7</text:p>
          </table:table-cell>
          <table:table-cell office:value-type="float" office:value="35.3" calcext:value-type="float">
            <text:p>35.3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formula="of:=COM.MICROSOFT.TEXTJOIN(&quot;_&quot;;0;[.A787:.D787])" office:value-type="string" office:string-value="p_sh_10_7" calcext:value-type="string">
            <text:p>p_sh_10_7</text:p>
          </table:table-cell>
          <table:table-cell office:value-type="float" office:value="23.3" calcext:value-type="float">
            <text:p>23.3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88:.D788])" office:value-type="string" office:string-value="a_sh_1_8" calcext:value-type="string">
            <text:p>a_sh_1_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89:.D789])" office:value-type="string" office:string-value="a_sh_2_8" calcext:value-type="string">
            <text:p>a_sh_2_8</text:p>
          </table:table-cell>
          <table:table-cell office:value-type="float" office:value="40.4" calcext:value-type="float">
            <text:p>40.4</text:p>
          </table:table-cell>
          <table:table-cell/>
          <table:table-cell table:style-name="ce63"/>
          <table:table-cell office:value-type="string" calcext:value-type="string">
            <text:p>27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90:.D790])" office:value-type="string" office:string-value="a_sh_3_8" calcext:value-type="string">
            <text:p>a_sh_3_8</text:p>
          </table:table-cell>
          <table:table-cell office:value-type="float" office:value="98.7" calcext:value-type="float">
            <text:p>98.7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91:.D791])" office:value-type="string" office:string-value="a_sh_4_8" calcext:value-type="string">
            <text:p>a_sh_4_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92:.D792])" office:value-type="string" office:string-value="a_sh_5_8" calcext:value-type="string">
            <text:p>a_sh_5_8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93:.D793])" office:value-type="string" office:string-value="a_sh_6_8" calcext:value-type="string">
            <text:p>a_sh_6_8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94:.D794])" office:value-type="string" office:string-value="a_sh_7_8" calcext:value-type="string">
            <text:p>a_sh_7_8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63"/>
          <table:table-cell office:value-type="string" calcext:value-type="string">
            <text:p>27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formula="of:=COM.MICROSOFT.TEXTJOIN(&quot;_&quot;;0;[.A795:.D795])" office:value-type="string" office:string-value="a_sh_8_8" calcext:value-type="string">
            <text:p>a_sh_8_8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63"/>
          <table:table-cell office:value-type="string" calcext:value-type="string">
            <text:p>27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96:.D796])" office:value-type="string" office:string-value="a_sh_9_8" calcext:value-type="string">
            <text:p>a_sh_9_8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63"/>
          <table:table-cell office:value-type="string" calcext:value-type="string">
            <text:p>27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97:.D797])" office:value-type="string" office:string-value="a_sh_10_8" calcext:value-type="string">
            <text:p>a_sh_10_8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98:.D798])" office:value-type="string" office:string-value="m_sh_1_8" calcext:value-type="string">
            <text:p>m_sh_1_8</text:p>
          </table:table-cell>
          <table:table-cell office:value-type="float" office:value="55.9" calcext:value-type="float">
            <text:p>55.9</text:p>
          </table:table-cell>
          <table:table-cell/>
          <table:table-cell table:style-name="ce63"/>
          <table:table-cell office:value-type="string" calcext:value-type="string">
            <text:p>24/02/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799:.D799])" office:value-type="string" office:string-value="m_sh_2_8" calcext:value-type="string">
            <text:p>m_sh_2_8</text:p>
          </table:table-cell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00:.D800])" office:value-type="string" office:string-value="m_sh_3_8" calcext:value-type="string">
            <text:p>m_sh_3_8</text:p>
          </table:table-cell>
          <table:table-cell office:value-type="float" office:value="39.8" calcext:value-type="float">
            <text:p>39.8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01:.D801])" office:value-type="string" office:string-value="m_sh_4_8" calcext:value-type="string">
            <text:p>m_sh_4_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02:.D802])" office:value-type="string" office:string-value="m_sh_5_8" calcext:value-type="string">
            <text:p>m_sh_5_8</text:p>
          </table:table-cell>
          <table:table-cell office:value-type="float" office:value="52.7" calcext:value-type="float">
            <text:p>52.7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03:.D803])" office:value-type="string" office:string-value="m_sh_6_8" calcext:value-type="string">
            <text:p>m_sh_6_8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04:.D804])" office:value-type="string" office:string-value="m_sh_7_8" calcext:value-type="string">
            <text:p>m_sh_7_8</text:p>
          </table:table-cell>
          <table:table-cell office:value-type="float" office:value="42.1" calcext:value-type="float">
            <text:p>42.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formula="of:=COM.MICROSOFT.TEXTJOIN(&quot;_&quot;;0;[.A805:.D805])" office:value-type="string" office:string-value="m_sh_8_8" calcext:value-type="string">
            <text:p>m_sh_8_8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06:.D806])" office:value-type="string" office:string-value="m_sh_9_8" calcext:value-type="string">
            <text:p>m_sh_9_8</text:p>
          </table:table-cell>
          <table:table-cell office:value-type="float" office:value="46.3" calcext:value-type="float">
            <text:p>46.3</text:p>
          </table:table-cell>
          <table:table-cell/>
          <table:table-cell table:style-name="ce63"/>
          <table:table-cell office:value-type="string" calcext:value-type="string">
            <text:p>24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07:.D807])" office:value-type="string" office:string-value="m_sh_10_8" calcext:value-type="string">
            <text:p>m_sh_10_8</text:p>
          </table:table-cell>
          <table:table-cell office:value-type="float" office:value="59.1" calcext:value-type="float">
            <text:p>59.1</text:p>
          </table:table-cell>
          <table:table-cell table:number-columns-repeated="2"/>
          <table:table-cell office:value-type="string" calcext:value-type="string">
            <text:p>24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08:.D808])" office:value-type="string" office:string-value="p_sh_1_8" calcext:value-type="string">
            <text:p>p_sh_1_8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63"/>
          <table:table-cell office:value-type="string" calcext:value-type="string">
            <text:p>27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09:.D809])" office:value-type="string" office:string-value="p_sh_2_8" calcext:value-type="string">
            <text:p>p_sh_2_8</text:p>
          </table:table-cell>
          <table:table-cell office:value-type="float" office:value="67.5" calcext:value-type="float">
            <text:p>67.5</text:p>
          </table:table-cell>
          <table:table-cell/>
          <table:table-cell table:style-name="ce63"/>
          <table:table-cell office:value-type="string" calcext:value-type="string">
            <text:p>27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10:.D810])" office:value-type="string" office:string-value="p_sh_3_8" calcext:value-type="string">
            <text:p>p_sh_3_8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63"/>
          <table:table-cell office:value-type="string" calcext:value-type="string">
            <text:p>27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11:.D811])" office:value-type="string" office:string-value="p_sh_4_8" calcext:value-type="string">
            <text:p>p_sh_4_8</text:p>
          </table:table-cell>
          <table:table-cell office:value-type="float" office:value="33.9" calcext:value-type="float">
            <text:p>33.9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12:.D812])" office:value-type="string" office:string-value="p_sh_5_8" calcext:value-type="string">
            <text:p>p_sh_5_8</text:p>
          </table:table-cell>
          <table:table-cell office:value-type="float" office:value="66.2" calcext:value-type="float">
            <text:p>66.2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13:.D813])" office:value-type="string" office:string-value="p_sh_6_8" calcext:value-type="string">
            <text:p>p_sh_6_8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63"/>
          <table:table-cell office:value-type="string" calcext:value-type="string">
            <text:p>27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14:.D814])" office:value-type="string" office:string-value="p_sh_7_8" calcext:value-type="string">
            <text:p>p_sh_7_8</text:p>
          </table:table-cell>
          <table:table-cell office:value-type="float" office:value="90.3" calcext:value-type="float">
            <text:p>90.3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formula="of:=COM.MICROSOFT.TEXTJOIN(&quot;_&quot;;0;[.A815:.D815])" office:value-type="string" office:string-value="p_sh_8_8" calcext:value-type="string">
            <text:p>p_sh_8_8</text:p>
          </table:table-cell>
          <table:table-cell office:value-type="float" office:value="33.9" calcext:value-type="float">
            <text:p>33.9</text:p>
          </table:table-cell>
          <table:table-cell/>
          <table:table-cell table:style-name="ce63"/>
          <table:table-cell office:value-type="string" calcext:value-type="string">
            <text:p>27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16:.D816])" office:value-type="string" office:string-value="p_sh_9_8" calcext:value-type="string">
            <text:p>p_sh_9_8</text:p>
          </table:table-cell>
          <table:table-cell office:value-type="float" office:value="28.6" calcext:value-type="float">
            <text:p>28.6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formula="of:=COM.MICROSOFT.TEXTJOIN(&quot;_&quot;;0;[.A817:.D817])" office:value-type="string" office:string-value="p_sh_10_8" calcext:value-type="string">
            <text:p>p_sh_10_8</text:p>
          </table:table-cell>
          <table:table-cell office:value-type="float" office:value="22.4" calcext:value-type="float">
            <text:p>22.4</text:p>
          </table:table-cell>
          <table:table-cell table:number-columns-repeated="2"/>
          <table:table-cell office:value-type="string" calcext:value-type="string">
            <text:p>27/02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18:.D818])" office:value-type="string" office:string-value="a_sh_1_9" calcext:value-type="string">
            <text:p>a_sh_1_9</text:p>
          </table:table-cell>
          <table:table-cell office:value-type="float" office:value="93.9" calcext:value-type="float">
            <text:p>93.9</text:p>
          </table:table-cell>
          <table:table-cell/>
          <table:table-cell table:style-name="ce63"/>
          <table:table-cell office:value-type="string" calcext:value-type="string">
            <text:p>23/03/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19:.D819])" office:value-type="string" office:string-value="a_sh_2_9" calcext:value-type="string">
            <text:p>a_sh_2_9</text:p>
          </table:table-cell>
          <table:table-cell office:value-type="float" office:value="64.8" calcext:value-type="float">
            <text:p>64.8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20:.D820])" office:value-type="string" office:string-value="a_sh_3_9" calcext:value-type="string">
            <text:p>a_sh_3_9</text:p>
          </table:table-cell>
          <table:table-cell office:value-type="float" office:value="81.2" calcext:value-type="float">
            <text:p>81.2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21:.D821])" office:value-type="string" office:string-value="a_sh_4_9" calcext:value-type="string">
            <text:p>a_sh_4_9</text:p>
          </table:table-cell>
          <table:table-cell office:value-type="float" office:value="56.4" calcext:value-type="float">
            <text:p>56.4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22:.D822])" office:value-type="string" office:string-value="a_sh_5_9" calcext:value-type="string">
            <text:p>a_sh_5_9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63"/>
          <table:table-cell office:value-type="string" calcext:value-type="string">
            <text:p>23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23:.D823])" office:value-type="string" office:string-value="a_sh_6_9" calcext:value-type="string">
            <text:p>a_sh_6_9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24:.D824])" office:value-type="string" office:string-value="a_sh_7_9" calcext:value-type="string">
            <text:p>a_sh_7_9</text:p>
          </table:table-cell>
          <table:table-cell office:value-type="float" office:value="40.1" calcext:value-type="float">
            <text:p>40.1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25:.D825])" office:value-type="string" office:string-value="a_sh_8_9" calcext:value-type="string">
            <text:p>a_sh_8_9</text:p>
          </table:table-cell>
          <table:table-cell office:value-type="float" office:value="79.3" calcext:value-type="float">
            <text:p>79.3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formula="of:=COM.MICROSOFT.TEXTJOIN(&quot;_&quot;;0;[.A826:.D826])" office:value-type="string" office:string-value="a_sh_9_9" calcext:value-type="string">
            <text:p>a_sh_9_9</text:p>
          </table:table-cell>
          <table:table-cell office:value-type="float" office:value="73.1" calcext:value-type="float">
            <text:p>73.1</text:p>
          </table:table-cell>
          <table:table-cell table:number-columns-repeated="2"/>
          <table:table-cell office:value-type="string" calcext:value-type="string">
            <text:p>23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27:.D827])" office:value-type="string" office:string-value="a_sh_10_9" calcext:value-type="string">
            <text:p>a_sh_10_9</text:p>
          </table:table-cell>
          <table:table-cell office:value-type="float" office:value="76.1" calcext:value-type="float">
            <text:p>76.1</text:p>
          </table:table-cell>
          <table:table-cell/>
          <table:table-cell table:style-name="ce63"/>
          <table:table-cell office:value-type="string" calcext:value-type="string">
            <text:p>23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28:.D828])" office:value-type="string" office:string-value="m_sh_1_9" calcext:value-type="string">
            <text:p>m_sh_1_9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29:.D829])" office:value-type="string" office:string-value="m_sh_2_9" calcext:value-type="string">
            <text:p>m_sh_2_9</text:p>
          </table:table-cell>
          <table:table-cell office:value-type="float" office:value="61.8" calcext:value-type="float">
            <text:p>61.8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30:.D830])" office:value-type="string" office:string-value="m_sh_3_9" calcext:value-type="string">
            <text:p>m_sh_3_9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31:.D831])" office:value-type="string" office:string-value="m_sh_4_9" calcext:value-type="string">
            <text:p>m_sh_4_9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32:.D832])" office:value-type="string" office:string-value="m_sh_5_9" calcext:value-type="string">
            <text:p>m_sh_5_9</text:p>
          </table:table-cell>
          <table:table-cell office:value-type="float" office:value="36.8" calcext:value-type="float">
            <text:p>36.8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33:.D833])" office:value-type="string" office:string-value="m_sh_6_9" calcext:value-type="string">
            <text:p>m_sh_6_9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34:.D834])" office:value-type="string" office:string-value="m_sh_7_9" calcext:value-type="string">
            <text:p>m_sh_7_9</text:p>
          </table:table-cell>
          <table:table-cell office:value-type="float" office:value="76.5" calcext:value-type="float">
            <text:p>76.5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35:.D835])" office:value-type="string" office:string-value="m_sh_8_9" calcext:value-type="string">
            <text:p>m_sh_8_9</text:p>
          </table:table-cell>
          <table:table-cell office:value-type="float" office:value="81.7" calcext:value-type="float">
            <text:p>81.7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formula="of:=COM.MICROSOFT.TEXTJOIN(&quot;_&quot;;0;[.A836:.D836])" office:value-type="string" office:string-value="m_sh_9_9" calcext:value-type="string">
            <text:p>m_sh_9_9</text:p>
          </table:table-cell>
          <table:table-cell office:value-type="float" office:value="28.3" calcext:value-type="float">
            <text:p>28.3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37:.D837])" office:value-type="string" office:string-value="m_sh_10_9" calcext:value-type="string">
            <text:p>m_sh_10_9</text:p>
          </table:table-cell>
          <table:table-cell office:value-type="float" office:value="20.2" calcext:value-type="float">
            <text:p>20.2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38:.D838])" office:value-type="string" office:string-value="p_sh_1_9" calcext:value-type="string">
            <text:p>p_sh_1_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39:.D839])" office:value-type="string" office:string-value="p_sh_2_9" calcext:value-type="string">
            <text:p>p_sh_2_9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40:.D840])" office:value-type="string" office:string-value="p_sh_3_9" calcext:value-type="string">
            <text:p>p_sh_3_9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41:.D841])" office:value-type="string" office:string-value="p_sh_4_9" calcext:value-type="string">
            <text:p>p_sh_4_9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42:.D842])" office:value-type="string" office:string-value="p_sh_5_9" calcext:value-type="string">
            <text:p>p_sh_5_9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43:.D843])" office:value-type="string" office:string-value="p_sh_6_9" calcext:value-type="string">
            <text:p>p_sh_6_9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44:.D844])" office:value-type="string" office:string-value="p_sh_7_9" calcext:value-type="string">
            <text:p>p_sh_7_9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45:.D845])" office:value-type="string" office:string-value="p_sh_8_9" calcext:value-type="string">
            <text:p>p_sh_8_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formula="of:=COM.MICROSOFT.TEXTJOIN(&quot;_&quot;;0;[.A846:.D846])" office:value-type="string" office:string-value="p_sh_9_9" calcext:value-type="string">
            <text:p>p_sh_9_9</text:p>
          </table:table-cell>
          <table:table-cell office:value-type="float" office:value="67.7" calcext:value-type="float">
            <text:p>67.7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847:.D847])" office:value-type="string" office:string-value="p_sh_10_9" calcext:value-type="string">
            <text:p>p_sh_10_9</text:p>
          </table:table-cell>
          <table:table-cell office:value-type="float" office:value="19.8" calcext:value-type="float">
            <text:p>19.8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48:.D848])" office:value-type="string" office:string-value="a_sh_1_10" calcext:value-type="string">
            <text:p>a_sh_1_10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49:.D849])" office:value-type="string" office:string-value="a_sh_2_10" calcext:value-type="string">
            <text:p>a_sh_2_1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63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50:.D850])" office:value-type="string" office:string-value="a_sh_3_10" calcext:value-type="string">
            <text:p>a_sh_3_10</text:p>
          </table:table-cell>
          <table:table-cell office:value-type="float" office:value="70.5" calcext:value-type="float">
            <text:p>70.5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51:.D851])" office:value-type="string" office:string-value="a_sh_4_10" calcext:value-type="string">
            <text:p>a_sh_4_1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52:.D852])" office:value-type="string" office:string-value="a_sh_5_10" calcext:value-type="string">
            <text:p>a_sh_5_1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53:.D853])" office:value-type="string" office:string-value="a_sh_6_10" calcext:value-type="string">
            <text:p>a_sh_6_10</text:p>
          </table:table-cell>
          <table:table-cell office:value-type="float" office:value="81.6" calcext:value-type="float">
            <text:p>81.6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54:.D854])" office:value-type="string" office:string-value="a_sh_7_10" calcext:value-type="string">
            <text:p>a_sh_7_10</text:p>
          </table:table-cell>
          <table:table-cell office:value-type="float" office:value="71.3" calcext:value-type="float">
            <text:p>71.3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55:.D855])" office:value-type="string" office:string-value="a_sh_8_10" calcext:value-type="string">
            <text:p>a_sh_8_1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63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56:.D856])" office:value-type="string" office:string-value="a_sh_9_10" calcext:value-type="string">
            <text:p>a_sh_9_1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3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formula="of:=COM.MICROSOFT.TEXTJOIN(&quot;_&quot;;0;[.A857:.D857])" office:value-type="string" office:string-value="a_sh_10_10" calcext:value-type="string">
            <text:p>a_sh_10_1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63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58:.D858])" office:value-type="string" office:string-value="m_sh_1_10" calcext:value-type="string">
            <text:p>m_sh_1_1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63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59:.D859])" office:value-type="string" office:string-value="m_sh_2_10" calcext:value-type="string">
            <text:p>m_sh_2_10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60:.D860])" office:value-type="string" office:string-value="m_sh_3_10" calcext:value-type="string">
            <text:p>m_sh_3_1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61:.D861])" office:value-type="string" office:string-value="m_sh_4_10" calcext:value-type="string">
            <text:p>m_sh_4_10</text:p>
          </table:table-cell>
          <table:table-cell office:value-type="float" office:value="23.7" calcext:value-type="float">
            <text:p>23.7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62:.D862])" office:value-type="string" office:string-value="m_sh_5_10" calcext:value-type="string">
            <text:p>m_sh_5_10</text:p>
          </table:table-cell>
          <table:table-cell office:value-type="float" office:value="81.8" calcext:value-type="float">
            <text:p>81.8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63:.D863])" office:value-type="string" office:string-value="m_sh_6_10" calcext:value-type="string">
            <text:p>m_sh_6_10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64:.D864])" office:value-type="string" office:string-value="m_sh_7_10" calcext:value-type="string">
            <text:p>m_sh_7_10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65:.D865])" office:value-type="string" office:string-value="m_sh_9_10" calcext:value-type="string">
            <text:p>m_sh_9_10</text:p>
          </table:table-cell>
          <table:table-cell office:value-type="float" office:value="31.2" calcext:value-type="float">
            <text:p>31.2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formula="of:=COM.MICROSOFT.TEXTJOIN(&quot;_&quot;;0;[.A866:.D866])" office:value-type="string" office:string-value="m_sh_10_10" calcext:value-type="string">
            <text:p>m_sh_10_10</text:p>
          </table:table-cell>
          <table:table-cell office:value-type="float" office:value="43.4" calcext:value-type="float">
            <text:p>43.4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67:.D867])" office:value-type="string" office:string-value="p_sh_1_10" calcext:value-type="string">
            <text:p>p_sh_1_1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68:.D868])" office:value-type="string" office:string-value="p_sh_2_10" calcext:value-type="string">
            <text:p>p_sh_2_10</text:p>
          </table:table-cell>
          <table:table-cell office:value-type="float" office:value="89.9" calcext:value-type="float">
            <text:p>89.9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69:.D869])" office:value-type="string" office:string-value="p_sh_3_10" calcext:value-type="string">
            <text:p>p_sh_3_10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70:.D870])" office:value-type="string" office:string-value="p_sh_4_10" calcext:value-type="string">
            <text:p>p_sh_4_1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63"/>
          <table:table-cell office:value-type="date" office:date-value="2023-03-07" calcext:value-type="date">
            <text:p>07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71:.D871])" office:value-type="string" office:string-value="p_sh_5_10" calcext:value-type="string">
            <text:p>p_sh_5_1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63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72:.D872])" office:value-type="string" office:string-value="p_sh_6_10" calcext:value-type="string">
            <text:p>p_sh_6_1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63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73:.D873])" office:value-type="string" office:string-value="p_sh_7_10" calcext:value-type="string">
            <text:p>p_sh_7_1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3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74:.D874])" office:value-type="string" office:string-value="p_sh_8_10" calcext:value-type="string">
            <text:p>p_sh_8_10</text:p>
          </table:table-cell>
          <table:table-cell office:value-type="float" office:value="25.9" calcext:value-type="float">
            <text:p>25.9</text:p>
          </table:table-cell>
          <table:table-cell/>
          <table:table-cell table:style-name="ce63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875:.D875])" office:value-type="string" office:string-value="p_sh_9_10" calcext:value-type="string">
            <text:p>p_sh_9_10</text:p>
          </table:table-cell>
          <table:table-cell office:value-type="float" office:value="15.1" calcext:value-type="float">
            <text:p>15.1</text:p>
          </table:table-cell>
          <table:table-cell/>
          <table:table-cell table:style-name="ce63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formula="of:=COM.MICROSOFT.TEXTJOIN(&quot;_&quot;;0;[.A876:.D876])" office:value-type="string" office:string-value="p_sh_10_10" calcext:value-type="string">
            <text:p>p_sh_10_10</text:p>
          </table:table-cell>
          <table:table-cell office:value-type="float" office:value="30.8" calcext:value-type="float">
            <text:p>30.8</text:p>
          </table:table-cell>
          <table:table-cell table:number-columns-repeated="2"/>
          <table:table-cell office:value-type="date" office:date-value="2023-03-09" calcext:value-type="date">
            <text:p>09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77:.D877])" office:value-type="string" office:string-value="a_sh_1_13" calcext:value-type="string">
            <text:p>a_sh_1_13</text:p>
          </table:table-cell>
          <table:table-cell office:value-type="float" office:value="67.8" calcext:value-type="float">
            <text:p>67.8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78:.D878])" office:value-type="string" office:string-value="a_sh_2_13" calcext:value-type="string">
            <text:p>a_sh_2_1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79:.D879])" office:value-type="string" office:string-value="a_sh_3_13" calcext:value-type="string">
            <text:p>a_sh_3_13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63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80:.D880])" office:value-type="string" office:string-value="a_sh_4_13" calcext:value-type="string">
            <text:p>a_sh_4_13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63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81:.D881])" office:value-type="string" office:string-value="a_sh_5_13" calcext:value-type="string">
            <text:p>a_sh_5_1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82:.D882])" office:value-type="string" office:string-value="a_sh_6_13" calcext:value-type="string">
            <text:p>a_sh_6_13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83:.D883])" office:value-type="string" office:string-value="a_sh_7_13" calcext:value-type="string">
            <text:p>a_sh_7_13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84:.D884])" office:value-type="string" office:string-value="a_sh_8_13" calcext:value-type="string">
            <text:p>a_sh_8_13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85:.D885])" office:value-type="string" office:string-value="a_sh_9_13" calcext:value-type="string">
            <text:p>a_sh_9_1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86:.D886])" office:value-type="string" office:string-value="a_sh_10_13" calcext:value-type="string">
            <text:p>a_sh_10_13</text:p>
          </table:table-cell>
          <table:table-cell office:value-type="float" office:value="36.1" calcext:value-type="float">
            <text:p>36.1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87:.D887])" office:value-type="string" office:string-value="m_sh_1_13" calcext:value-type="string">
            <text:p>m_sh_1_13</text:p>
          </table:table-cell>
          <table:table-cell office:value-type="float" office:value="72.6" calcext:value-type="float">
            <text:p>72.6</text:p>
          </table:table-cell>
          <table:table-cell/>
          <table:table-cell table:style-name="ce63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88:.D888])" office:value-type="string" office:string-value="m_sh_2_13" calcext:value-type="string">
            <text:p>m_sh_2_13</text:p>
          </table:table-cell>
          <table:table-cell office:value-type="float" office:value="71.8" calcext:value-type="float">
            <text:p>71.8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89:.D889])" office:value-type="string" office:string-value="m_sh_3_13" calcext:value-type="string">
            <text:p>m_sh_3_13</text:p>
          </table:table-cell>
          <table:table-cell office:value-type="float" office:value="81.3" calcext:value-type="float">
            <text:p>81.3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90:.D890])" office:value-type="string" office:string-value="m_sh_4_13" calcext:value-type="string">
            <text:p>m_sh_4_13</text:p>
          </table:table-cell>
          <table:table-cell office:value-type="float" office:value="39.1" calcext:value-type="float">
            <text:p>39.1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91:.D891])" office:value-type="string" office:string-value="m_sh_5_13" calcext:value-type="string">
            <text:p>m_sh_5_13</text:p>
          </table:table-cell>
          <table:table-cell office:value-type="float" office:value="75.5" calcext:value-type="float">
            <text:p>75.5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92:.D892])" office:value-type="string" office:string-value="m_sh_6_13" calcext:value-type="string">
            <text:p>m_sh_6_13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93:.D893])" office:value-type="string" office:string-value="m_sh_7_13" calcext:value-type="string">
            <text:p>m_sh_7_13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94:.D894])" office:value-type="string" office:string-value="m_sh_8_13" calcext:value-type="string">
            <text:p>m_sh_8_13</text:p>
          </table:table-cell>
          <table:table-cell office:value-type="float" office:value="40.3" calcext:value-type="float">
            <text:p>40.3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95:.D895])" office:value-type="string" office:string-value="m_sh_9_13" calcext:value-type="string">
            <text:p>m_sh_9_13</text:p>
          </table:table-cell>
          <table:table-cell office:value-type="float" office:value="94.1" calcext:value-type="float">
            <text:p>94.1</text:p>
          </table:table-cell>
          <table:table-cell/>
          <table:table-cell table:style-name="ce63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96:.D896])" office:value-type="string" office:string-value="m_sh_10_13" calcext:value-type="string">
            <text:p>m_sh_10_13</text:p>
          </table:table-cell>
          <table:table-cell office:value-type="float" office:value="80.6" calcext:value-type="float">
            <text:p>80.6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97:.D897])" office:value-type="string" office:string-value="p_sh_1_13" calcext:value-type="string">
            <text:p>p_sh_1_1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898:.D898])" office:value-type="string" office:string-value="p_sh_2_13" calcext:value-type="string">
            <text:p>p_sh_2_13</text:p>
          </table:table-cell>
          <table:table-cell office:value-type="float" office:value="54.8" calcext:value-type="float">
            <text:p>54.8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899:.D899])" office:value-type="string" office:string-value="p_op_1_4" calcext:value-type="string">
            <text:p>p_op_1_4</text:p>
          </table:table-cell>
          <table:table-cell office:value-type="float" office:value="28.9" calcext:value-type="float">
            <text:p>28.9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00:.D900])" office:value-type="string" office:string-value="p_op_2_4" calcext:value-type="string">
            <text:p>p_op_2_4</text:p>
          </table:table-cell>
          <table:table-cell office:value-type="float" office:value="20.6" calcext:value-type="float">
            <text:p>20.6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01:.D901])" office:value-type="string" office:string-value="p_op_3_4" calcext:value-type="string">
            <text:p>p_op_3_4</text:p>
          </table:table-cell>
          <table:table-cell office:value-type="float" office:value="18.7" calcext:value-type="float">
            <text:p>18.7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formula="of:=COM.MICROSOFT.TEXTJOIN(&quot;_&quot;;0;[.A902:.D902])" office:value-type="string" office:string-value="p_op_4_4" calcext:value-type="string">
            <text:p>p_op_4_4</text:p>
          </table:table-cell>
          <table:table-cell office:value-type="float" office:value="24.4" calcext:value-type="float">
            <text:p>24.4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03:.D903])" office:value-type="string" office:string-value="a_op_1_9" calcext:value-type="string">
            <text:p>a_op_1_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04:.D904])" office:value-type="string" office:string-value="a_op_2_9" calcext:value-type="string">
            <text:p>a_op_2_9</text:p>
          </table:table-cell>
          <table:table-cell office:value-type="float" office:value="57.7" calcext:value-type="float">
            <text:p>57.7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05:.D905])" office:value-type="string" office:string-value="a_op_3_9" calcext:value-type="string">
            <text:p>a_op_3_9</text:p>
          </table:table-cell>
          <table:table-cell office:value-type="float" office:value="22.6" calcext:value-type="float">
            <text:p>22.6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06:.D906])" office:value-type="string" office:string-value="a_op_4_9" calcext:value-type="string">
            <text:p>a_op_4_9</text:p>
          </table:table-cell>
          <table:table-cell office:value-type="float" office:value="11.4" calcext:value-type="float">
            <text:p>11.4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07:.D907])" office:value-type="string" office:string-value="a_op_5_9" calcext:value-type="string">
            <text:p>a_op_5_9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08:.D908])" office:value-type="string" office:string-value="a_op_6_9" calcext:value-type="string">
            <text:p>a_op_6_9</text:p>
          </table:table-cell>
          <table:table-cell office:value-type="float" office:value="30.1" calcext:value-type="float">
            <text:p>30.1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09:.D909])" office:value-type="string" office:string-value="a_op_7_9" calcext:value-type="string">
            <text:p>a_op_7_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10:.D910])" office:value-type="string" office:string-value="a_op_8_9" calcext:value-type="string">
            <text:p>a_op_8_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formula="of:=COM.MICROSOFT.TEXTJOIN(&quot;_&quot;;0;[.A911:.D911])" office:value-type="string" office:string-value="a_op_9_9" calcext:value-type="string">
            <text:p>a_op_9_9</text:p>
          </table:table-cell>
          <table:table-cell office:value-type="float" office:value="22.4" calcext:value-type="float">
            <text:p>22.4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12:.D912])" office:value-type="string" office:string-value="a_op_10_9" calcext:value-type="string">
            <text:p>a_op_10_9</text:p>
          </table:table-cell>
          <table:table-cell office:value-type="float" office:value="17.2" calcext:value-type="float">
            <text:p>17.2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13:.D913])" office:value-type="string" office:string-value="m_op_1_9" calcext:value-type="string">
            <text:p>m_op_1_9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14:.D914])" office:value-type="string" office:string-value="m_op_2_9" calcext:value-type="string">
            <text:p>m_op_2_9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15:.D915])" office:value-type="string" office:string-value="m_op_3_9" calcext:value-type="string">
            <text:p>m_op_3_9</text:p>
          </table:table-cell>
          <table:table-cell office:value-type="float" office:value="24.5" calcext:value-type="float">
            <text:p>24.5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16:.D916])" office:value-type="string" office:string-value="m_op_4_9" calcext:value-type="string">
            <text:p>m_op_4_9</text:p>
          </table:table-cell>
          <table:table-cell office:value-type="float" office:value="24.8" calcext:value-type="float">
            <text:p>24.8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17:.D917])" office:value-type="string" office:string-value="m_op_5_9" calcext:value-type="string">
            <text:p>m_op_5_9</text:p>
          </table:table-cell>
          <table:table-cell office:value-type="float" office:value="29.5" calcext:value-type="float">
            <text:p>29.5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18:.D918])" office:value-type="string" office:string-value="m_op_6_9" calcext:value-type="string">
            <text:p>m_op_6_9</text:p>
          </table:table-cell>
          <table:table-cell office:value-type="float" office:value="22.9" calcext:value-type="float">
            <text:p>22.9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19:.D919])" office:value-type="string" office:string-value="m_op_7_9" calcext:value-type="string">
            <text:p>m_op_7_9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20:.D920])" office:value-type="string" office:string-value="m_op_8_9" calcext:value-type="string">
            <text:p>m_op_8_9</text:p>
          </table:table-cell>
          <table:table-cell office:value-type="float" office:value="13.9" calcext:value-type="float">
            <text:p>13.9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formula="of:=COM.MICROSOFT.TEXTJOIN(&quot;_&quot;;0;[.A921:.D921])" office:value-type="string" office:string-value="m_op_9_9" calcext:value-type="string">
            <text:p>m_op_9_9</text:p>
          </table:table-cell>
          <table:table-cell office:value-type="float" office:value="32.2" calcext:value-type="float">
            <text:p>32.2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22:.D922])" office:value-type="string" office:string-value="m_op_10_9" calcext:value-type="string">
            <text:p>m_op_10_9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23:.D923])" office:value-type="string" office:string-value="p_op_1_9" calcext:value-type="string">
            <text:p>p_op_1_9</text:p>
          </table:table-cell>
          <table:table-cell office:value-type="float" office:value="20.4" calcext:value-type="float">
            <text:p>20.4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24:.D924])" office:value-type="string" office:string-value="p_op_2_9" calcext:value-type="string">
            <text:p>p_op_2_9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25:.D925])" office:value-type="string" office:string-value="p_op_3_9" calcext:value-type="string">
            <text:p>p_op_3_9</text:p>
          </table:table-cell>
          <table:table-cell office:value-type="float" office:value="38.3" calcext:value-type="float">
            <text:p>38.3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 table:formula="of:=COM.MICROSOFT.TEXTJOIN(&quot;_&quot;;0;[.A926:.D926])" office:value-type="string" office:string-value="p_op_4_9" calcext:value-type="string">
            <text:p>p_op_4_9</text:p>
          </table:table-cell>
          <table:table-cell office:value-type="float" office:value="68.8" calcext:value-type="float">
            <text:p>68.8</text:p>
          </table:table-cell>
          <table:table-cell/>
          <table:table-cell table:style-name="ce63"/>
          <table:table-cell office:value-type="date" office:date-value="2023-03-24" calcext:value-type="date">
            <text:p>24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27:.D927])" office:value-type="string" office:string-value="m_op_2_13" calcext:value-type="string">
            <text:p>m_op_2_13</text:p>
          </table:table-cell>
          <table:table-cell office:value-type="float" office:value="24.9" calcext:value-type="float">
            <text:p>24.9</text:p>
          </table:table-cell>
          <table:table-cell/>
          <table:table-cell table:style-name="ce63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28:.D928])" office:value-type="string" office:string-value="m_op_3_13" calcext:value-type="string">
            <text:p>m_op_3_13</text:p>
          </table:table-cell>
          <table:table-cell office:value-type="float" office:value="11.4" calcext:value-type="float">
            <text:p>11.4</text:p>
          </table:table-cell>
          <table:table-cell/>
          <table:table-cell table:style-name="ce63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29:.D929])" office:value-type="string" office:string-value="m_op_4_13" calcext:value-type="string">
            <text:p>m_op_4_13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30:.D930])" office:value-type="string" office:string-value="m_op_5_13" calcext:value-type="string">
            <text:p>m_op_5_13</text:p>
          </table:table-cell>
          <table:table-cell office:value-type="float" office:value="21.6" calcext:value-type="float">
            <text:p>21.6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31:.D931])" office:value-type="string" office:string-value="m_op_6_13" calcext:value-type="string">
            <text:p>m_op_6_13</text:p>
          </table:table-cell>
          <table:table-cell office:value-type="float" office:value="21.2" calcext:value-type="float">
            <text:p>21.2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32:.D932])" office:value-type="string" office:string-value="m_op_7_13" calcext:value-type="string">
            <text:p>m_op_7_13</text:p>
          </table:table-cell>
          <table:table-cell office:value-type="float" office:value="21.4" calcext:value-type="float">
            <text:p>21.4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33:.D933])" office:value-type="string" office:string-value="m_op_8_13" calcext:value-type="string">
            <text:p>m_op_8_13</text:p>
          </table:table-cell>
          <table:table-cell office:value-type="float" office:value="14.5" calcext:value-type="float">
            <text:p>14.5</text:p>
          </table:table-cell>
          <table:table-cell/>
          <table:table-cell table:style-name="ce63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34:.D934])" office:value-type="string" office:string-value="m_op_9_13" calcext:value-type="string">
            <text:p>m_op_9_13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35:.D935])" office:value-type="string" office:string-value="m_op_10_13" calcext:value-type="string">
            <text:p>m_op_10_13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36:.D936])" office:value-type="string" office:string-value="p_op_1_13" calcext:value-type="string">
            <text:p>p_op_1_13</text:p>
          </table:table-cell>
          <table:table-cell office:value-type="float" office:value="15.1" calcext:value-type="float">
            <text:p>15.1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37:.D937])" office:value-type="string" office:string-value="p_op_2_13" calcext:value-type="string">
            <text:p>p_op_2_13</text:p>
          </table:table-cell>
          <table:table-cell office:value-type="float" office:value="13.4" calcext:value-type="float">
            <text:p>13.4</text:p>
          </table:table-cell>
          <table:table-cell/>
          <table:table-cell table:style-name="ce63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38:.D938])" office:value-type="string" office:string-value="p_op_3_13" calcext:value-type="string">
            <text:p>p_op_3_13</text:p>
          </table:table-cell>
          <table:table-cell office:value-type="float" office:value="15.8" calcext:value-type="float">
            <text:p>15.8</text:p>
          </table:table-cell>
          <table:table-cell/>
          <table:table-cell table:style-name="ce63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939:.D939])" office:value-type="string" office:string-value="p_op_4_13" calcext:value-type="string">
            <text:p>p_op_4_13</text:p>
          </table:table-cell>
          <table:table-cell office:value-type="float" office:value="30.8" calcext:value-type="float">
            <text:p>30.8</text:p>
          </table:table-cell>
          <table:table-cell table:number-columns-repeated="2"/>
          <table:table-cell office:value-type="date" office:date-value="2023-03-16" calcext:value-type="date">
            <text:p>16/03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40:.D940])" office:value-type="string" office:string-value="a_op_1_4" calcext:value-type="string">
            <text:p>a_op_1_4</text:p>
          </table:table-cell>
          <table:table-cell office:value-type="float" office:value="26.4" calcext:value-type="float">
            <text:p>26.4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41:.D941])" office:value-type="string" office:string-value="a_op_2_4" calcext:value-type="string">
            <text:p>a_op_2_4</text:p>
          </table:table-cell>
          <table:table-cell office:value-type="float" office:value="18.4" calcext:value-type="float">
            <text:p>18.4</text:p>
          </table:table-cell>
          <table:table-cell/>
          <table:table-cell table:style-name="ce63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42:.D942])" office:value-type="string" office:string-value="a_op_3_4" calcext:value-type="string">
            <text:p>a_op_3_4</text:p>
          </table:table-cell>
          <table:table-cell office:value-type="float" office:value="62.5" calcext:value-type="float">
            <text:p>62.5</text:p>
          </table:table-cell>
          <table:table-cell table:style-name="ce88"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formula="of:=COM.MICROSOFT.TEXTJOIN(&quot;_&quot;;0;[.A943:.D943])" office:value-type="string" office:string-value="a_op_4_4" calcext:value-type="string">
            <text:p>a_op_4_4</text:p>
          </table:table-cell>
          <table:table-cell office:value-type="float" office:value="29.9" calcext:value-type="float">
            <text:p>29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44:.D944])" office:value-type="string" office:string-value="a_op_5_4" calcext:value-type="string">
            <text:p>a_op_5_4</text:p>
          </table:table-cell>
          <table:table-cell office:value-type="float" office:value="39.6" calcext:value-type="float">
            <text:p>39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45:.D945])" office:value-type="string" office:string-value="a_op_6_4" calcext:value-type="string">
            <text:p>a_op_6_4</text:p>
          </table:table-cell>
          <table:table-cell office:value-type="float" office:value="22.8" calcext:value-type="float">
            <text:p>22.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46:.D946])" office:value-type="string" office:string-value="a_op_7_4" calcext:value-type="string">
            <text:p>a_op_7_4</text:p>
          </table:table-cell>
          <table:table-cell office:value-type="float" office:value="47.7" calcext:value-type="float">
            <text:p>47.7</text:p>
          </table:table-cell>
          <table:table-cell/>
          <table:table-cell table:style-name="ce63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47:.D947])" office:value-type="string" office:string-value="a_op_8_4" calcext:value-type="string">
            <text:p>a_op_8_4</text:p>
          </table:table-cell>
          <table:table-cell office:value-type="float" office:value="52.1" calcext:value-type="float">
            <text:p>52.1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48:.D948])" office:value-type="string" office:string-value="a_op_9_4" calcext:value-type="string">
            <text:p>a_op_9_4</text:p>
          </table:table-cell>
          <table:table-cell office:value-type="float" office:value="45.9" calcext:value-type="float">
            <text:p>45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49:.D949])" office:value-type="string" office:string-value="a_op_10_4" calcext:value-type="string">
            <text:p>a_op_10_4</text:p>
          </table:table-cell>
          <table:table-cell office:value-type="float" office:value="61.3" calcext:value-type="float">
            <text:p>61.3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50:.D950])" office:value-type="string" office:string-value="m_op_1_4" calcext:value-type="string">
            <text:p>m_op_1_4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51:.D951])" office:value-type="string" office:string-value="m_op_2_4" calcext:value-type="string">
            <text:p>m_op_2_4</text:p>
          </table:table-cell>
          <table:table-cell office:value-type="float" office:value="41.5" calcext:value-type="float">
            <text:p>41.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52:.D952])" office:value-type="string" office:string-value="m_op_3_4" calcext:value-type="string">
            <text:p>m_op_3_4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formula="of:=COM.MICROSOFT.TEXTJOIN(&quot;_&quot;;0;[.A953:.D953])" office:value-type="string" office:string-value="m_op_4_4" calcext:value-type="string">
            <text:p>m_op_4_4</text:p>
          </table:table-cell>
          <table:table-cell office:value-type="float" office:value="27.1" calcext:value-type="float">
            <text:p>27.1</text:p>
          </table:table-cell>
          <table:table-cell/>
          <table:table-cell table:style-name="ce63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54:.D954])" office:value-type="string" office:string-value="m_op_5_4" calcext:value-type="string">
            <text:p>m_op_5_4</text:p>
          </table:table-cell>
          <table:table-cell office:value-type="float" office:value="38.8" calcext:value-type="float">
            <text:p>38.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55:.D955])" office:value-type="string" office:string-value="m_op_6_4" calcext:value-type="string">
            <text:p>m_op_6_4</text:p>
          </table:table-cell>
          <table:table-cell office:value-type="float" office:value="25.2" calcext:value-type="float">
            <text:p>25.2</text:p>
          </table:table-cell>
          <table:table-cell/>
          <table:table-cell table:style-name="ce63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56:.D956])" office:value-type="string" office:string-value="m_op_7_4" calcext:value-type="string">
            <text:p>m_op_7_4</text:p>
          </table:table-cell>
          <table:table-cell office:value-type="float" office:value="32.5" calcext:value-type="float">
            <text:p>32.5</text:p>
          </table:table-cell>
          <table:table-cell/>
          <table:table-cell table:style-name="ce63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57:.D957])" office:value-type="string" office:string-value="m_op_8_4" calcext:value-type="string">
            <text:p>m_op_8_4</text:p>
          </table:table-cell>
          <table:table-cell office:value-type="float" office:value="35.6" calcext:value-type="float">
            <text:p>35.6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58:.D958])" office:value-type="string" office:string-value="m_op_9_4" calcext:value-type="string">
            <text:p>m_op_9_4</text:p>
          </table:table-cell>
          <table:table-cell office:value-type="float" office:value="28.3" calcext:value-type="float">
            <text:p>28.3</text:p>
          </table:table-cell>
          <table:table-cell/>
          <table:table-cell table:style-name="ce63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959:.D959])" office:value-type="string" office:string-value="m_op_10_4" calcext:value-type="string">
            <text:p>m_op_10_4</text:p>
          </table:table-cell>
          <table:table-cell office:value-type="float" office:value="22.2" calcext:value-type="float">
            <text:p>22.2</text:p>
          </table:table-cell>
          <table:table-cell/>
          <table:table-cell table:style-name="ce63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m_op_11_1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m_op_11_2</text:p>
          </table:table-cell>
          <table:table-cell office:value-type="float" office:value="11.4" calcext:value-type="float">
            <text:p>11.4</text:p>
          </table:table-cell>
          <table:table-cell/>
          <table:table-cell table:style-name="ce63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62:.D962])" office:value-type="string" office:string-value="a_op_1_11" calcext:value-type="string">
            <text:p>a_op_1_11</text:p>
          </table:table-cell>
          <table:table-cell office:value-type="float" office:value="35.7" calcext:value-type="float">
            <text:p>35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63:.D963])" office:value-type="string" office:string-value="a_op_2_11" calcext:value-type="string">
            <text:p>a_op_2_11</text:p>
          </table:table-cell>
          <table:table-cell office:value-type="float" office:value="28.7" calcext:value-type="float">
            <text:p>28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64:.D964])" office:value-type="string" office:string-value="a_op_3_11" calcext:value-type="string">
            <text:p>a_op_3_11</text:p>
          </table:table-cell>
          <table:table-cell office:value-type="float" office:value="49.9" calcext:value-type="float">
            <text:p>49.9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65:.D965])" office:value-type="string" office:string-value="a_op_4_11" calcext:value-type="string">
            <text:p>a_op_4_11</text:p>
          </table:table-cell>
          <table:table-cell office:value-type="float" office:value="18.9" calcext:value-type="float">
            <text:p>18.9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66:.D966])" office:value-type="string" office:string-value="a_op_5_11" calcext:value-type="string">
            <text:p>a_op_5_1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67:.D967])" office:value-type="string" office:string-value="a_op_6_11" calcext:value-type="string">
            <text:p>a_op_6_11</text:p>
          </table:table-cell>
          <table:table-cell office:value-type="float" office:value="28.8" calcext:value-type="float">
            <text:p>28.8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68:.D968])" office:value-type="string" office:string-value="a_op_7_11" calcext:value-type="string">
            <text:p>a_op_7_1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69:.D969])" office:value-type="string" office:string-value="a_op_8_11" calcext:value-type="string">
            <text:p>a_op_8_11</text:p>
          </table:table-cell>
          <table:table-cell office:value-type="float" office:value="25.9" calcext:value-type="float">
            <text:p>25.9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70:.D970])" office:value-type="string" office:string-value="a_op_9_11" calcext:value-type="string">
            <text:p>a_op_9_11</text:p>
          </table:table-cell>
          <table:table-cell office:value-type="float" office:value="40.8" calcext:value-type="float">
            <text:p>40.8</text:p>
          </table:table-cell>
          <table:table-cell/>
          <table:table-cell table:style-name="ce63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71:.D971])" office:value-type="string" office:string-value="a_op_10_11" calcext:value-type="string">
            <text:p>a_op_10_1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72:.D972])" office:value-type="string" office:string-value="m_op_1_11" calcext:value-type="string">
            <text:p>m_op_1_11</text:p>
          </table:table-cell>
          <table:table-cell office:value-type="float" office:value="31.8" calcext:value-type="float">
            <text:p>31.8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73:.D973])" office:value-type="string" office:string-value="m_op_2_11" calcext:value-type="string">
            <text:p>m_op_2_11</text:p>
          </table:table-cell>
          <table:table-cell office:value-type="float" office:value="22.8" calcext:value-type="float">
            <text:p>22.8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74:.D974])" office:value-type="string" office:string-value="m_op_3_11" calcext:value-type="string">
            <text:p>m_op_3_11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75:.D975])" office:value-type="string" office:string-value="m_op_4_11" calcext:value-type="string">
            <text:p>m_op_4_11</text:p>
          </table:table-cell>
          <table:table-cell office:value-type="float" office:value="45.4" calcext:value-type="float">
            <text:p>45.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76:.D976])" office:value-type="string" office:string-value="m_op_5_11" calcext:value-type="string">
            <text:p>m_op_5_11</text:p>
          </table:table-cell>
          <table:table-cell office:value-type="float" office:value="16.6" calcext:value-type="float">
            <text:p>16.6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77:.D977])" office:value-type="string" office:string-value="m_op_6_11" calcext:value-type="string">
            <text:p>m_op_6_11</text:p>
          </table:table-cell>
          <table:table-cell office:value-type="float" office:value="30.5" calcext:value-type="float">
            <text:p>30.5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78:.D978])" office:value-type="string" office:string-value="m_op_7_11" calcext:value-type="string">
            <text:p>m_op_7_11</text:p>
          </table:table-cell>
          <table:table-cell office:value-type="float" office:value="22.3" calcext:value-type="float">
            <text:p>22.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79:.D979])" office:value-type="string" office:string-value="m_op_8_11" calcext:value-type="string">
            <text:p>m_op_8_11</text:p>
          </table:table-cell>
          <table:table-cell office:value-type="float" office:value="39.1" calcext:value-type="float">
            <text:p>39.1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80:.D980])" office:value-type="string" office:string-value="m_op_9_11" calcext:value-type="string">
            <text:p>m_op_9_11</text:p>
          </table:table-cell>
          <table:table-cell office:value-type="float" office:value="29.1" calcext:value-type="float">
            <text:p>29.1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81:.D981])" office:value-type="string" office:string-value="m_op_10_11" calcext:value-type="string">
            <text:p>m_op_10_11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82:.D982])" office:value-type="string" office:string-value="p_op_1_11" calcext:value-type="string">
            <text:p>p_op_1_11</text:p>
          </table:table-cell>
          <table:table-cell office:value-type="float" office:value="67.5" calcext:value-type="float">
            <text:p>67.5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83:.D983])" office:value-type="string" office:string-value="p_op_2_11" calcext:value-type="string">
            <text:p>p_op_2_11</text:p>
          </table:table-cell>
          <table:table-cell office:value-type="float" office:value="28.3" calcext:value-type="float">
            <text:p>28.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84:.D984])" office:value-type="string" office:string-value="p_op_3_11" calcext:value-type="string">
            <text:p>p_op_3_11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985:.D985])" office:value-type="string" office:string-value="p_op_4_11" calcext:value-type="string">
            <text:p>p_op_4_11</text:p>
          </table:table-cell>
          <table:table-cell office:value-type="float" office:value="37.8" calcext:value-type="float">
            <text:p>37.8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86:.D986])" office:value-type="string" office:string-value="a_op_1_12" calcext:value-type="string">
            <text:p>a_op_1_12</text:p>
          </table:table-cell>
          <table:table-cell office:value-type="float" office:value="25.5" calcext:value-type="float">
            <text:p>25.5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87:.D987])" office:value-type="string" office:string-value="a_op_2_12" calcext:value-type="string">
            <text:p>a_op_2_12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88:.D988])" office:value-type="string" office:string-value="a_op_3_12" calcext:value-type="string">
            <text:p>a_op_3_12</text:p>
          </table:table-cell>
          <table:table-cell office:value-type="float" office:value="43.6" calcext:value-type="float">
            <text:p>43.6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89:.D989])" office:value-type="string" office:string-value="a_op_4_12" calcext:value-type="string">
            <text:p>a_op_4_12</text:p>
          </table:table-cell>
          <table:table-cell office:value-type="float" office:value="35.3" calcext:value-type="float">
            <text:p>35.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90:.D990])" office:value-type="string" office:string-value="a_op_5_12" calcext:value-type="string">
            <text:p>a_op_5_12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91:.D991])" office:value-type="string" office:string-value="a_op_6_12" calcext:value-type="string">
            <text:p>a_op_6_12</text:p>
          </table:table-cell>
          <table:table-cell office:value-type="float" office:value="38.1" calcext:value-type="float">
            <text:p>38.1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92:.D992])" office:value-type="string" office:string-value="a_op_7_12" calcext:value-type="string">
            <text:p>a_op_7_12</text:p>
          </table:table-cell>
          <table:table-cell office:value-type="float" office:value="45.1" calcext:value-type="float">
            <text:p>45.1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93:.D993])" office:value-type="string" office:string-value="a_op_8_12" calcext:value-type="string">
            <text:p>a_op_8_12</text:p>
          </table:table-cell>
          <table:table-cell office:value-type="float" office:value="35.6" calcext:value-type="float">
            <text:p>35.6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94:.D994])" office:value-type="string" office:string-value="a_op_9_12" calcext:value-type="string">
            <text:p>a_op_9_12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95:.D995])" office:value-type="string" office:string-value="a_op_10_12" calcext:value-type="string">
            <text:p>a_op_10_12</text:p>
          </table:table-cell>
          <table:table-cell office:value-type="float" office:value="28.7" calcext:value-type="float">
            <text:p>28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96:.D996])" office:value-type="string" office:string-value="m_op_1_12" calcext:value-type="string">
            <text:p>m_op_1_12</text:p>
          </table:table-cell>
          <table:table-cell office:value-type="float" office:value="14.3" calcext:value-type="float">
            <text:p>14.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97:.D997])" office:value-type="string" office:string-value="m_op_2_12" calcext:value-type="string">
            <text:p>m_op_2_12</text:p>
          </table:table-cell>
          <table:table-cell office:value-type="float" office:value="22.4" calcext:value-type="float">
            <text:p>22.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98:.D998])" office:value-type="string" office:string-value="m_op_3_12" calcext:value-type="string">
            <text:p>m_op_3_12</text:p>
          </table:table-cell>
          <table:table-cell office:value-type="float" office:value="27.7" calcext:value-type="float">
            <text:p>27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999:.D999])" office:value-type="string" office:string-value="m_op_4_12" calcext:value-type="string">
            <text:p>m_op_4_12</text:p>
          </table:table-cell>
          <table:table-cell office:value-type="float" office:value="40.3" calcext:value-type="float">
            <text:p>40.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00:.D1000])" office:value-type="string" office:string-value="m_op_5_12" calcext:value-type="string">
            <text:p>m_op_5_12</text:p>
          </table:table-cell>
          <table:table-cell office:value-type="float" office:value="37.9" calcext:value-type="float">
            <text:p>37.9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01:.D1001])" office:value-type="string" office:string-value="m_op_6_12" calcext:value-type="string">
            <text:p>m_op_6_12</text:p>
          </table:table-cell>
          <table:table-cell office:value-type="float" office:value="51.3" calcext:value-type="float">
            <text:p>51.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02:.D1002])" office:value-type="string" office:string-value="m_op_7_12" calcext:value-type="string">
            <text:p>m_op_7_12</text:p>
          </table:table-cell>
          <table:table-cell office:value-type="float" office:value="47.9" calcext:value-type="float">
            <text:p>47.9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03:.D1003])" office:value-type="string" office:string-value="m_op_8_12" calcext:value-type="string">
            <text:p>m_op_8_12</text:p>
          </table:table-cell>
          <table:table-cell office:value-type="float" office:value="16.7" calcext:value-type="float">
            <text:p>16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04:.D1004])" office:value-type="string" office:string-value="m_op_9_12" calcext:value-type="string">
            <text:p>m_op_9_12</text:p>
          </table:table-cell>
          <table:table-cell office:value-type="float" office:value="34.8" calcext:value-type="float">
            <text:p>34.8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05:.D1005])" office:value-type="string" office:string-value="m_op_10_12" calcext:value-type="string">
            <text:p>m_op_10_12</text:p>
          </table:table-cell>
          <table:table-cell office:value-type="float" office:value="38.5" calcext:value-type="float">
            <text:p>38.5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06:.D1006])" office:value-type="string" office:string-value="p_op_1_12" calcext:value-type="string">
            <text:p>p_op_1_12</text:p>
          </table:table-cell>
          <table:table-cell office:value-type="float" office:value="43.4" calcext:value-type="float">
            <text:p>43.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07:.D1007])" office:value-type="string" office:string-value="p_op_2_12" calcext:value-type="string">
            <text:p>p_op_2_12</text:p>
          </table:table-cell>
          <table:table-cell office:value-type="float" office:value="28.5" calcext:value-type="float">
            <text:p>28.5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08:.D1008])" office:value-type="string" office:string-value="p_op_3_12" calcext:value-type="string">
            <text:p>p_op_3_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09:.D1009])" office:value-type="string" office:string-value="p_op_4_12" calcext:value-type="string">
            <text:p>p_op_4_12</text:p>
          </table:table-cell>
          <table:table-cell office:value-type="float" office:value="51.7" calcext:value-type="float">
            <text:p>51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10:.D1010])" office:value-type="string" office:string-value="a_op_1_14" calcext:value-type="string">
            <text:p>a_op_1_14</text:p>
          </table:table-cell>
          <table:table-cell office:value-type="float" office:value="30.2" calcext:value-type="float">
            <text:p>30.2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11:.D1011])" office:value-type="string" office:string-value="a_op_2_14" calcext:value-type="string">
            <text:p>a_op_2_14</text:p>
          </table:table-cell>
          <table:table-cell office:value-type="float" office:value="21.6" calcext:value-type="float">
            <text:p>21.6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12:.D1012])" office:value-type="string" office:string-value="a_op_9_14" calcext:value-type="string">
            <text:p>a_op_9_14</text:p>
          </table:table-cell>
          <table:table-cell office:value-type="float" office:value="36.5" calcext:value-type="float">
            <text:p>36.5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13:.D1013])" office:value-type="string" office:string-value="m_op_2_14" calcext:value-type="string">
            <text:p>m_op_2_14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14:.D1014])" office:value-type="string" office:string-value="m_op_9_14" calcext:value-type="string">
            <text:p>m_op_9_14</text:p>
          </table:table-cell>
          <table:table-cell office:value-type="float" office:value="30.1" calcext:value-type="float">
            <text:p>30.1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15:.D1015])" office:value-type="string" office:string-value="m_op_10_14" calcext:value-type="string">
            <text:p>m_op_10_14</text:p>
          </table:table-cell>
          <table:table-cell office:value-type="float" office:value="71.5" calcext:value-type="float">
            <text:p>71.5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16:.D1016])" office:value-type="string" office:string-value="p_op_1_14" calcext:value-type="string">
            <text:p>p_op_1_14</text:p>
          </table:table-cell>
          <table:table-cell office:value-type="float" office:value="40.3" calcext:value-type="float">
            <text:p>40.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17:.D1017])" office:value-type="string" office:string-value="p_op_2_14" calcext:value-type="string">
            <text:p>p_op_2_14</text:p>
          </table:table-cell>
          <table:table-cell office:value-type="float" office:value="34.4" calcext:value-type="float">
            <text:p>34.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op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018:.D1018])" office:value-type="string" office:string-value="a_op_10_15" calcext:value-type="string">
            <text:p>a_op_10_15</text:p>
          </table:table-cell>
          <table:table-cell office:value-type="float" office:value="35.3" calcext:value-type="float">
            <text:p>35.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19:.D1019])" office:value-type="string" office:string-value="a_lf_1_10" calcext:value-type="string">
            <text:p>a_lf_1_10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20:.D1020])" office:value-type="string" office:string-value="a_lf_4_10" calcext:value-type="string">
            <text:p>a_lf_4_10</text:p>
          </table:table-cell>
          <table:table-cell office:value-type="float" office:value="84.9" calcext:value-type="float">
            <text:p>84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21:.D1021])" office:value-type="string" office:string-value="a_lf_5_10" calcext:value-type="string">
            <text:p>a_lf_5_10</text:p>
          </table:table-cell>
          <table:table-cell office:value-type="float" office:value="57.4" calcext:value-type="float">
            <text:p>57.4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22:.D1022])" office:value-type="string" office:string-value="a_lf_7_10" calcext:value-type="string">
            <text:p>a_lf_7_10</text:p>
          </table:table-cell>
          <table:table-cell office:value-type="float" office:value="63.3" calcext:value-type="float">
            <text:p>63.3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formula="of:=COM.MICROSOFT.TEXTJOIN(&quot;_&quot;;0;[.A1023:.D1023])" office:value-type="string" office:string-value="a_lf_10_10" calcext:value-type="string">
            <text:p>a_lf_10_10</text:p>
          </table:table-cell>
          <table:table-cell office:value-type="float" office:value="53.4" calcext:value-type="float">
            <text:p>53.4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24:.D1024])" office:value-type="string" office:string-value="m_lf_2_10" calcext:value-type="string">
            <text:p>m_lf_2_10</text:p>
          </table:table-cell>
          <table:table-cell office:value-type="float" office:value="72.9" calcext:value-type="float">
            <text:p>72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25:.D1025])" office:value-type="string" office:string-value="m_lf_3_10" calcext:value-type="string">
            <text:p>m_lf_3_10</text:p>
          </table:table-cell>
          <table:table-cell office:value-type="float" office:value="40.1" calcext:value-type="float">
            <text:p>40.1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26:.D1026])" office:value-type="string" office:string-value="m_lf_4_10" calcext:value-type="string">
            <text:p>m_lf_4_1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27:.D1027])" office:value-type="string" office:string-value="m_lf_5_10" calcext:value-type="string">
            <text:p>m_lf_5_10</text:p>
          </table:table-cell>
          <table:table-cell office:value-type="float" office:value="30.4" calcext:value-type="float">
            <text:p>30.4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28:.D1028])" office:value-type="string" office:string-value="m_lf_8_10" calcext:value-type="string">
            <text:p>m_lf_8_10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29:.D1029])" office:value-type="string" office:string-value="m_lf_9_10" calcext:value-type="string">
            <text:p>m_lf_9_10</text:p>
          </table:table-cell>
          <table:table-cell office:value-type="float" office:value="34.2" calcext:value-type="float">
            <text:p>34.2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formula="of:=COM.MICROSOFT.TEXTJOIN(&quot;_&quot;;0;[.A1030:.D1030])" office:value-type="string" office:string-value="m_lf_10_10" calcext:value-type="string">
            <text:p>m_lf_10_10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31:.D1031])" office:value-type="string" office:string-value="p_lf_5_10" calcext:value-type="string">
            <text:p>p_lf_5_10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formula="of:=COM.MICROSOFT.TEXTJOIN(&quot;_&quot;;0;[.A1032:.D1032])" office:value-type="string" office:string-value="p_lf_9_10" calcext:value-type="string">
            <text:p>p_lf_9_10</text:p>
          </table:table-cell>
          <table:table-cell office:value-type="float" office:value="61.9" calcext:value-type="float">
            <text:p>61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formula="of:=COM.MICROSOFT.TEXTJOIN(&quot;_&quot;;0;[.A1033:.D1033])" office:value-type="string" office:string-value="p_lf_10_10" calcext:value-type="string">
            <text:p>p_lf_10_10</text:p>
          </table:table-cell>
          <table:table-cell office:value-type="float" office:value="27.8" calcext:value-type="float">
            <text:p>27.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34:.D1034])" office:value-type="string" office:string-value="a_lf_1_12" calcext:value-type="string">
            <text:p>a_lf_1_12</text:p>
          </table:table-cell>
          <table:table-cell office:value-type="float" office:value="76.6" calcext:value-type="float">
            <text:p>76.6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35:.D1035])" office:value-type="string" office:string-value="a_lf_4_12" calcext:value-type="string">
            <text:p>a_lf_4_12</text:p>
          </table:table-cell>
          <table:table-cell office:value-type="float" office:value="36.6" calcext:value-type="float">
            <text:p>36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36:.D1036])" office:value-type="string" office:string-value="a_lf_5_12" calcext:value-type="string">
            <text:p>a_lf_5_12</text:p>
          </table:table-cell>
          <table:table-cell office:value-type="float" office:value="52.8" calcext:value-type="float">
            <text:p>52.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37:.D1037])" office:value-type="string" office:string-value="a_lf_6_12" calcext:value-type="string">
            <text:p>a_lf_6_12</text:p>
          </table:table-cell>
          <table:table-cell office:value-type="float" office:value="56.9" calcext:value-type="float">
            <text:p>56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38:.D1038])" office:value-type="string" office:string-value="a_lf_8_12" calcext:value-type="string">
            <text:p>a_lf_8_12</text:p>
          </table:table-cell>
          <table:table-cell office:value-type="float" office:value="50.6" calcext:value-type="float">
            <text:p>50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39:.D1039])" office:value-type="string" office:string-value="a_lf_9_12" calcext:value-type="string">
            <text:p>a_lf_9_12</text:p>
          </table:table-cell>
          <table:table-cell office:value-type="float" office:value="36.6" calcext:value-type="float">
            <text:p>36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40:.D1040])" office:value-type="string" office:string-value="m_lf_1_12" calcext:value-type="string">
            <text:p>m_lf_1_12</text:p>
          </table:table-cell>
          <table:table-cell office:value-type="float" office:value="81.1" calcext:value-type="float">
            <text:p>81.1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 table:style-name="ce102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41:.D1041])" office:value-type="string" office:string-value="m_lf_2_12" calcext:value-type="string">
            <text:p>m_lf_2_12</text:p>
          </table:table-cell>
          <table:table-cell office:value-type="float" office:value="30.5" calcext:value-type="float">
            <text:p>30.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42:.D1042])" office:value-type="string" office:string-value="m_lf_4_12" calcext:value-type="string">
            <text:p>m_lf_4_12</text:p>
          </table:table-cell>
          <table:table-cell office:value-type="float" office:value="58.2" calcext:value-type="float">
            <text:p>58.2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table:style-name="ce62" office:value-type="string" calcext:value-type="string">
            <text:p>m</text:p>
          </table:table-cell>
          <table:table-cell table:style-name="ce71" office:value-type="string" calcext:value-type="string">
            <text:p>lf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2" calcext:value-type="float">
            <text:p>12</text:p>
          </table:table-cell>
          <table:table-cell table:formula="of:=COM.MICROSOFT.TEXTJOIN(&quot;_&quot;;0;[.A1043:.D1043])" office:value-type="string" office:string-value="m_lf_5_12" calcext:value-type="string">
            <text:p>m_lf_5_12</text:p>
          </table:table-cell>
          <table:table-cell table:style-name="ce89" office:value-type="float" office:value="35.9" calcext:value-type="float">
            <text:p>35.9</text:p>
          </table:table-cell>
          <table:table-cell table:style-name="ce73" table:number-columns-repeated="2"/>
          <table:table-cell office:value-type="date" office:date-value="2023-06-02" calcext:value-type="date">
            <text:p>02/06/23</text:p>
          </table:table-cell>
          <table:table-cell table:style-name="ce103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44:.D1044])" office:value-type="string" office:string-value="m_lf_7_12" calcext:value-type="string">
            <text:p>m_lf_7_12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45:.D1045])" office:value-type="string" office:string-value="m_lf_9_12" calcext:value-type="string">
            <text:p>m_lf_9_12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46:.D1046])" office:value-type="string" office:string-value="p_lf_3_12" calcext:value-type="string">
            <text:p>p_lf_3_12</text:p>
          </table:table-cell>
          <table:table-cell office:value-type="float" office:value="71.5" calcext:value-type="float">
            <text:p>71.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47:.D1047])" office:value-type="string" office:string-value="p_lf_4_12" calcext:value-type="string">
            <text:p>p_lf_4_12</text:p>
          </table:table-cell>
          <table:table-cell office:value-type="float" office:value="45.9" calcext:value-type="float">
            <text:p>45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48:.D1048])" office:value-type="string" office:string-value="p_lf_5_12" calcext:value-type="string">
            <text:p>p_lf_5_12</text:p>
          </table:table-cell>
          <table:table-cell office:value-type="float" office:value="46.9" calcext:value-type="float">
            <text:p>46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49:.D1049])" office:value-type="string" office:string-value="p_lf_6_12" calcext:value-type="string">
            <text:p>p_lf_6_12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050:.D1050])" office:value-type="string" office:string-value="p_lf_7_12" calcext:value-type="string">
            <text:p>p_lf_7_12</text:p>
          </table:table-cell>
          <table:table-cell office:value-type="float" office:value="40.6" calcext:value-type="float">
            <text:p>40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51:.D1051])" office:value-type="string" office:string-value="a_lf_1_14" calcext:value-type="string">
            <text:p>a_lf_1_14</text:p>
          </table:table-cell>
          <table:table-cell office:value-type="float" office:value="81.6" calcext:value-type="float">
            <text:p>81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52:.D1052])" office:value-type="string" office:string-value="a_lf_2_14" calcext:value-type="string">
            <text:p>a_lf_2_14</text:p>
          </table:table-cell>
          <table:table-cell office:value-type="float" office:value="37.2" calcext:value-type="float">
            <text:p>37.2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53:.D1053])" office:value-type="string" office:string-value="a_lf_4_14" calcext:value-type="string">
            <text:p>a_lf_4_1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54:.D1054])" office:value-type="string" office:string-value="a_lf_5_14" calcext:value-type="string">
            <text:p>a_lf_5_14</text:p>
          </table:table-cell>
          <table:table-cell office:value-type="float" office:value="54.8" calcext:value-type="float">
            <text:p>54.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55:.D1055])" office:value-type="string" office:string-value="a_lf_6_14" calcext:value-type="string">
            <text:p>a_lf_6_14</text:p>
          </table:table-cell>
          <table:table-cell office:value-type="float" office:value="90.4" calcext:value-type="float">
            <text:p>90.4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56:.D1056])" office:value-type="string" office:string-value="a_lf_7_14" calcext:value-type="string">
            <text:p>a_lf_7_14</text:p>
          </table:table-cell>
          <table:table-cell office:value-type="float" office:value="39.3" calcext:value-type="float">
            <text:p>39.3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57:.D1057])" office:value-type="string" office:string-value="a_lf_8_14" calcext:value-type="string">
            <text:p>a_lf_8_14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58:.D1058])" office:value-type="string" office:string-value="a_lf_9_14" calcext:value-type="string">
            <text:p>a_lf_9_1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59:.D1059])" office:value-type="string" office:string-value="a_lf_10_14" calcext:value-type="string">
            <text:p>a_lf_10_14</text:p>
          </table:table-cell>
          <table:table-cell office:value-type="float" office:value="53.7" calcext:value-type="float">
            <text:p>53.7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60:.D1060])" office:value-type="string" office:string-value="m_lf_2_14" calcext:value-type="string">
            <text:p>m_lf_2_14</text:p>
          </table:table-cell>
          <table:table-cell office:value-type="float" office:value="52.9" calcext:value-type="float">
            <text:p>52.9</text:p>
          </table:table-cell>
          <table:table-cell/>
          <table:table-cell table:style-name="ce63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61:.D1061])" office:value-type="string" office:string-value="m_lf_3_14" calcext:value-type="string">
            <text:p>m_lf_3_14</text:p>
          </table:table-cell>
          <table:table-cell office:value-type="float" office:value="65.4" calcext:value-type="float">
            <text:p>65.4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62:.D1062])" office:value-type="string" office:string-value="m_lf_5_14" calcext:value-type="string">
            <text:p>m_lf_5_14</text:p>
          </table:table-cell>
          <table:table-cell office:value-type="float" office:value="38.6" calcext:value-type="float">
            <text:p>38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63:.D1063])" office:value-type="string" office:string-value="m_lf_6_14" calcext:value-type="string">
            <text:p>m_lf_6_14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64:.D1064])" office:value-type="string" office:string-value="m_lf_7_14" calcext:value-type="string">
            <text:p>m_lf_7_14</text:p>
          </table:table-cell>
          <table:table-cell office:value-type="float" office:value="29.7" calcext:value-type="float">
            <text:p>29.7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65:.D1065])" office:value-type="string" office:string-value="m_lf_10_14" calcext:value-type="string">
            <text:p>m_lf_10_14</text:p>
          </table:table-cell>
          <table:table-cell office:value-type="float" office:value="74.8" calcext:value-type="float">
            <text:p>74.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66:.D1066])" office:value-type="string" office:string-value="p_lf_2_14" calcext:value-type="string">
            <text:p>p_lf_2_14</text:p>
          </table:table-cell>
          <table:table-cell office:value-type="float" office:value="59.6" calcext:value-type="float">
            <text:p>59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67:.D1067])" office:value-type="string" office:string-value="p_lf_3_14" calcext:value-type="string">
            <text:p>p_lf_3_14</text:p>
          </table:table-cell>
          <table:table-cell office:value-type="float" office:value="66.9" calcext:value-type="float">
            <text:p>66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68:.D1068])" office:value-type="string" office:string-value="p_lf_5_14" calcext:value-type="string">
            <text:p>p_lf_5_14</text:p>
          </table:table-cell>
          <table:table-cell office:value-type="float" office:value="70.8" calcext:value-type="float">
            <text:p>70.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69:.D1069])" office:value-type="string" office:string-value="p_lf_7_14" calcext:value-type="string">
            <text:p>p_lf_7_14</text:p>
          </table:table-cell>
          <table:table-cell office:value-type="float" office:value="38.5" calcext:value-type="float">
            <text:p>38.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070:.D1070])" office:value-type="string" office:string-value="p_lf_8_14" calcext:value-type="string">
            <text:p>p_lf_8_14</text:p>
          </table:table-cell>
          <table:table-cell office:value-type="float" office:value="56.6" calcext:value-type="float">
            <text:p>56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071:.D1071])" office:value-type="string" office:string-value="m_lf_7_15" calcext:value-type="string">
            <text:p>m_lf_7_15</text:p>
          </table:table-cell>
          <table:table-cell office:value-type="float" office:value="14.2" calcext:value-type="float">
            <text:p>14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072:.D1072])" office:value-type="string" office:string-value="m_lf_9_15" calcext:value-type="string">
            <text:p>m_lf_9_15</text:p>
          </table:table-cell>
          <table:table-cell office:value-type="float" office:value="59.4" calcext:value-type="float">
            <text:p>59.4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073:.D1073])" office:value-type="string" office:string-value="m_lf_10_15" calcext:value-type="string">
            <text:p>m_lf_10_15</text:p>
          </table:table-cell>
          <table:table-cell office:value-type="float" office:value="41.2" calcext:value-type="float">
            <text:p>41.2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lf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074:.D1074])" office:value-type="string" office:string-value="p_lf_8_15" calcext:value-type="string">
            <text:p>p_lf_8_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date" office:date-value="2023-03-28" calcext:value-type="date">
            <text:p>28/03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m_sh_7_1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4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m_sh_8_1</text:p>
          </table:table-cell>
          <table:table-cell office:value-type="float" office:value="11.2" calcext:value-type="float">
            <text:p>11.2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 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m_sh_11_1</text:p>
          </table:table-cell>
          <table:table-cell office:value-type="float" office:value="14.7" calcext:value-type="float">
            <text:p>14.7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m_sh_12_1</text:p>
          </table:table-cell>
          <table:table-cell office:value-type="float" office:value="20.8" calcext:value-type="float">
            <text:p>20.8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p_sh_11_1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m_sh_11_2</text:p>
          </table:table-cell>
          <table:table-cell office:value-type="float" office:value="28.6" calcext:value-type="float">
            <text:p>28.6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81:.D1081])" office:value-type="string" office:string-value="a_sh_1_4" calcext:value-type="string">
            <text:p>a_sh_1_4</text:p>
          </table:table-cell>
          <table:table-cell office:value-type="float" office:value="71.5" calcext:value-type="float">
            <text:p>71.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82:.D1082])" office:value-type="string" office:string-value="a_sh_2_4" calcext:value-type="string">
            <text:p>a_sh_2_4</text:p>
          </table:table-cell>
          <table:table-cell office:value-type="float" office:value="57.5" calcext:value-type="float">
            <text:p>57.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83:.D1083])" office:value-type="string" office:string-value="a_sh_3_4" calcext:value-type="string">
            <text:p>a_sh_3_4</text:p>
          </table:table-cell>
          <table:table-cell office:value-type="float" office:value="83.9" calcext:value-type="float">
            <text:p>83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formula="of:=COM.MICROSOFT.TEXTJOIN(&quot;_&quot;;0;[.A1084:.D1084])" office:value-type="string" office:string-value="a_sh_4_4" calcext:value-type="string">
            <text:p>a_sh_4_4</text:p>
          </table:table-cell>
          <table:table-cell office:value-type="float" office:value="54.7" calcext:value-type="float">
            <text:p>54.7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85:.D1085])" office:value-type="string" office:string-value="a_sh_5_4" calcext:value-type="string">
            <text:p>a_sh_5_4</text:p>
          </table:table-cell>
          <table:table-cell office:value-type="float" office:value="47.3" calcext:value-type="float">
            <text:p>47.3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86:.D1086])" office:value-type="string" office:string-value="a_sh_6_4" calcext:value-type="string">
            <text:p>a_sh_6_4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87:.D1087])" office:value-type="string" office:string-value="a_sh_7_4" calcext:value-type="string">
            <text:p>a_sh_7_4</text:p>
          </table:table-cell>
          <table:table-cell office:value-type="float" office:value="65.2" calcext:value-type="float">
            <text:p>65.2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88:.D1088])" office:value-type="string" office:string-value="a_sh_8_4" calcext:value-type="string">
            <text:p>a_sh_8_4</text:p>
          </table:table-cell>
          <table:table-cell office:value-type="float" office:value="40.8" calcext:value-type="float">
            <text:p>40.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89:.D1089])" office:value-type="string" office:string-value="a_sh_9_4" calcext:value-type="string">
            <text:p>a_sh_9_4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90:.D1090])" office:value-type="string" office:string-value="a_sh_10_4" calcext:value-type="string">
            <text:p>a_sh_10_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91:.D1091])" office:value-type="string" office:string-value="m_sh_1_4" calcext:value-type="string">
            <text:p>m_sh_1_4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92:.D1092])" office:value-type="string" office:string-value="m_sh_2_4" calcext:value-type="string">
            <text:p>m_sh_2_4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93:.D1093])" office:value-type="string" office:string-value="m_sh_3_4" calcext:value-type="string">
            <text:p>m_sh_3_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formula="of:=COM.MICROSOFT.TEXTJOIN(&quot;_&quot;;0;[.A1094:.D1094])" office:value-type="string" office:string-value="m_sh_4_4" calcext:value-type="string">
            <text:p>m_sh_4_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95:.D1095])" office:value-type="string" office:string-value="m_sh_5_4" calcext:value-type="string">
            <text:p>m_sh_5_4</text:p>
          </table:table-cell>
          <table:table-cell office:value-type="float" office:value="82.9" calcext:value-type="float">
            <text:p>82.9</text:p>
          </table:table-cell>
          <table:table-cell/>
          <table:table-cell table:style-name="ce63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96:.D1096])" office:value-type="string" office:string-value="m_sh_6_4" calcext:value-type="string">
            <text:p>m_sh_6_4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97:.D1097])" office:value-type="string" office:string-value="m_sh_7_4" calcext:value-type="string">
            <text:p>m_sh_7_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98:.D1098])" office:value-type="string" office:string-value="m_sh_8_4" calcext:value-type="string">
            <text:p>m_sh_8_4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63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099:.D1099])" office:value-type="string" office:string-value="m_sh_9_4" calcext:value-type="string">
            <text:p>m_sh_9_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00:.D1100])" office:value-type="string" office:string-value="m_sh_10_4" calcext:value-type="string">
            <text:p>m_sh_10_4</text:p>
          </table:table-cell>
          <table:table-cell office:value-type="float" office:value="42.9" calcext:value-type="float">
            <text:p>42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01:.D1101])" office:value-type="string" office:string-value="p_sh_1_4" calcext:value-type="string">
            <text:p>p_sh_1_4</text:p>
          </table:table-cell>
          <table:table-cell office:value-type="float" office:value="51.3" calcext:value-type="float">
            <text:p>51.3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02:.D1102])" office:value-type="string" office:string-value="p_sh_2_4" calcext:value-type="string">
            <text:p>p_sh_2_4</text:p>
          </table:table-cell>
          <table:table-cell office:value-type="float" office:value="45.4" calcext:value-type="float">
            <text:p>45.4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03:.D1103])" office:value-type="string" office:string-value="p_sh_3_4" calcext:value-type="string">
            <text:p>p_sh_3_4</text:p>
          </table:table-cell>
          <table:table-cell office:value-type="float" office:value="46.6" calcext:value-type="float">
            <text:p>46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formula="of:=COM.MICROSOFT.TEXTJOIN(&quot;_&quot;;0;[.A1104:.D1104])" office:value-type="string" office:string-value="p_sh_4_4" calcext:value-type="string">
            <text:p>p_sh_4_4</text:p>
          </table:table-cell>
          <table:table-cell office:value-type="float" office:value="67.4" calcext:value-type="float">
            <text:p>67.4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05:.D1105])" office:value-type="string" office:string-value="p_sh_5_4" calcext:value-type="string">
            <text:p>p_sh_5_4</text:p>
          </table:table-cell>
          <table:table-cell office:value-type="float" office:value="86.9" calcext:value-type="float">
            <text:p>86.9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06:.D1106])" office:value-type="string" office:string-value="p_sh_6_4" calcext:value-type="string">
            <text:p>p_sh_6_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07:.D1107])" office:value-type="string" office:string-value="p_sh_7_4" calcext:value-type="string">
            <text:p>p_sh_7_4</text:p>
          </table:table-cell>
          <table:table-cell office:value-type="float" office:value="71.6" calcext:value-type="float">
            <text:p>71.6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08:.D1108])" office:value-type="string" office:string-value="p_sh_8_4" calcext:value-type="string">
            <text:p>p_sh_8_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09:.D1109])" office:value-type="string" office:string-value="p_sh_9_4" calcext:value-type="string">
            <text:p>p_sh_9_4</text:p>
          </table:table-cell>
          <table:table-cell office:value-type="float" office:value="34.4" calcext:value-type="float">
            <text:p>34.4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4" calcext:value-type="float">
            <text:p>4</text:p>
          </table:table-cell>
          <table:table-cell table:formula="of:=COM.MICROSOFT.TEXTJOIN(&quot;_&quot;;0;[.A1110:.D1110])" office:value-type="string" office:string-value="p_sh_10_4" calcext:value-type="string">
            <text:p>p_sh_10_4</text:p>
          </table:table-cell>
          <table:table-cell office:value-type="float" office:value="33.3" calcext:value-type="float">
            <text:p>33.3</text:p>
          </table:table-cell>
          <table:table-cell table:number-columns-repeated="2"/>
          <table:table-cell office:value-type="date" office:date-value="2023-06-02" calcext:value-type="date">
            <text:p>02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11:.D1111])" office:value-type="string" office:string-value="a_sh_1_11" calcext:value-type="string">
            <text:p>a_sh_1_11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12:.D1112])" office:value-type="string" office:string-value="a_sh_2_11" calcext:value-type="string">
            <text:p>a_sh_2_11</text:p>
          </table:table-cell>
          <table:table-cell office:value-type="float" office:value="39.1" calcext:value-type="float">
            <text:p>39.1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13:.D1113])" office:value-type="string" office:string-value="a_sh_3_11" calcext:value-type="string">
            <text:p>a_sh_3_11</text:p>
          </table:table-cell>
          <table:table-cell office:value-type="float" office:value="94.9" calcext:value-type="float">
            <text:p>94.9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14:.D1114])" office:value-type="string" office:string-value="a_sh_4_11" calcext:value-type="string">
            <text:p>a_sh_4_1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15:.D1115])" office:value-type="string" office:string-value="a_sh_5_11" calcext:value-type="string">
            <text:p>a_sh_5_1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16:.D1116])" office:value-type="string" office:string-value="a_sh_6_11" calcext:value-type="string">
            <text:p>a_sh_6_11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17:.D1117])" office:value-type="string" office:string-value="a_sh_7_11" calcext:value-type="string">
            <text:p>a_sh_7_11</text:p>
          </table:table-cell>
          <table:table-cell office:value-type="float" office:value="80.3" calcext:value-type="float">
            <text:p>80.3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18:.D1118])" office:value-type="string" office:string-value="a_sh_8_11" calcext:value-type="string">
            <text:p>a_sh_8_1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19:.D1119])" office:value-type="string" office:string-value="a_sh_9_11" calcext:value-type="string">
            <text:p>a_sh_9_11</text:p>
          </table:table-cell>
          <table:table-cell office:value-type="float" office:value="76.9" calcext:value-type="float">
            <text:p>76.9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20:.D1120])" office:value-type="string" office:string-value="a_sh_10_11" calcext:value-type="string">
            <text:p>a_sh_10_11</text:p>
          </table:table-cell>
          <table:table-cell office:value-type="float" office:value="84.6" calcext:value-type="float">
            <text:p>84.6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21:.D1121])" office:value-type="string" office:string-value="m_sh_1_11" calcext:value-type="string">
            <text:p>m_sh_1_11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22:.D1122])" office:value-type="string" office:string-value="m_sh_2_11" calcext:value-type="string">
            <text:p>m_sh_2_11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23:.D1123])" office:value-type="string" office:string-value="m_sh_3_11" calcext:value-type="string">
            <text:p>m_sh_3_11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24:.D1124])" office:value-type="string" office:string-value="m_sh_4_11" calcext:value-type="string">
            <text:p>m_sh_4_11</text:p>
          </table:table-cell>
          <table:table-cell office:value-type="float" office:value="55.8" calcext:value-type="float">
            <text:p>55.8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25:.D1125])" office:value-type="string" office:string-value="m_sh_5_11" calcext:value-type="string">
            <text:p>m_sh_5_11</text:p>
          </table:table-cell>
          <table:table-cell office:value-type="float" office:value="33.7" calcext:value-type="float">
            <text:p>33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26:.D1126])" office:value-type="string" office:string-value="m_sh_6_11" calcext:value-type="string">
            <text:p>m_sh_6_1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27:.D1127])" office:value-type="string" office:string-value="m_sh_7_11" calcext:value-type="string">
            <text:p>m_sh_7_11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63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28:.D1128])" office:value-type="string" office:string-value="m_sh_8_11" calcext:value-type="string">
            <text:p>m_sh_8_11</text:p>
          </table:table-cell>
          <table:table-cell office:value-type="float" office:value="76.7" calcext:value-type="float">
            <text:p>76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29:.D1129])" office:value-type="string" office:string-value="m_sh_9_11" calcext:value-type="string">
            <text:p>m_sh_9_1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30:.D1130])" office:value-type="string" office:string-value="m_sh_10_11" calcext:value-type="string">
            <text:p>m_sh_10_11</text:p>
          </table:table-cell>
          <table:table-cell office:value-type="float" office:value="57.4" calcext:value-type="float">
            <text:p>57.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31:.D1131])" office:value-type="string" office:string-value="p_sh_1_11" calcext:value-type="string">
            <text:p>p_sh_1_11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32:.D1132])" office:value-type="string" office:string-value="p_sh_2_11" calcext:value-type="string">
            <text:p>p_sh_2_11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33:.D1133])" office:value-type="string" office:string-value="p_sh_3_11" calcext:value-type="string">
            <text:p>p_sh_3_11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34:.D1134])" office:value-type="string" office:string-value="p_sh_4_11" calcext:value-type="string">
            <text:p>p_sh_4_11</text:p>
          </table:table-cell>
          <table:table-cell office:value-type="float" office:value="70.8" calcext:value-type="float">
            <text:p>70.8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35:.D1135])" office:value-type="string" office:string-value="p_sh_5_11" calcext:value-type="string">
            <text:p>p_sh_5_11</text:p>
          </table:table-cell>
          <table:table-cell office:value-type="float" office:value="52.9" calcext:value-type="float">
            <text:p>52.9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36:.D1136])" office:value-type="string" office:string-value="p_sh_6_11" calcext:value-type="string">
            <text:p>p_sh_6_11</text:p>
          </table:table-cell>
          <table:table-cell office:value-type="float" office:value="68.7" calcext:value-type="float">
            <text:p>68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37:.D1137])" office:value-type="string" office:string-value="p_sh_7_11" calcext:value-type="string">
            <text:p>p_sh_7_11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38:.D1138])" office:value-type="string" office:string-value="p_sh_8_11" calcext:value-type="string">
            <text:p>p_sh_8_11</text:p>
          </table:table-cell>
          <table:table-cell office:value-type="float" office:value="60.4" calcext:value-type="float">
            <text:p>60.4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formula="of:=COM.MICROSOFT.TEXTJOIN(&quot;_&quot;;0;[.A1139:.D1139])" office:value-type="string" office:string-value="p_sh_9_11" calcext:value-type="string">
            <text:p>p_sh_9_11</text:p>
          </table:table-cell>
          <table:table-cell office:value-type="float" office:value="33.7" calcext:value-type="float">
            <text:p>33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40:.D1140])" office:value-type="string" office:string-value="a_sh_1_12" calcext:value-type="string">
            <text:p>a_sh_1_12</text:p>
          </table:table-cell>
          <table:table-cell office:value-type="float" office:value="60.7" calcext:value-type="float">
            <text:p>60.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41:.D1141])" office:value-type="string" office:string-value="a_sh_2_12" calcext:value-type="string">
            <text:p>a_sh_2_12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42:.D1142])" office:value-type="string" office:string-value="a_sh_3_12" calcext:value-type="string">
            <text:p>a_sh_3_12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43:.D1143])" office:value-type="string" office:string-value="a_sh_4_12" calcext:value-type="string">
            <text:p>a_sh_4_12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44:.D1144])" office:value-type="string" office:string-value="a_sh_5_12" calcext:value-type="string">
            <text:p>a_sh_5_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45:.D1145])" office:value-type="string" office:string-value="a_sh_6_12" calcext:value-type="string">
            <text:p>a_sh_6_12</text:p>
          </table:table-cell>
          <table:table-cell office:value-type="float" office:value="64.6" calcext:value-type="float">
            <text:p>64.6</text:p>
          </table:table-cell>
          <table:table-cell table:number-columns-repeated="2"/>
          <table:table-cell office:value-type="date" office:date-value="2023-06-05" calcext:value-type="date">
            <text:p>05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46:.D1146])" office:value-type="string" office:string-value="a_sh_7_12" calcext:value-type="string">
            <text:p>a_sh_7_12</text:p>
          </table:table-cell>
          <table:table-cell office:value-type="float" office:value="27.4" calcext:value-type="float">
            <text:p>27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47:.D1147])" office:value-type="string" office:string-value="a_sh_8_12" calcext:value-type="string">
            <text:p>a_sh_8_12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48:.D1148])" office:value-type="string" office:string-value="a_sh_9_12" calcext:value-type="string">
            <text:p>a_sh_9_12</text:p>
          </table:table-cell>
          <table:table-cell office:value-type="float" office:value="15.3" calcext:value-type="float">
            <text:p>15.3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49:.D1149])" office:value-type="string" office:string-value="a_sh_10_12" calcext:value-type="string">
            <text:p>a_sh_10_12</text:p>
          </table:table-cell>
          <table:table-cell office:value-type="float" office:value="16.2" calcext:value-type="float">
            <text:p>16.2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50:.D1150])" office:value-type="string" office:string-value="m_sh_1_12" calcext:value-type="string">
            <text:p>m_sh_1_12</text:p>
          </table:table-cell>
          <table:table-cell office:value-type="float" office:value="21.8" calcext:value-type="float">
            <text:p>21.8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51:.D1151])" office:value-type="string" office:string-value="m_sh_2_12" calcext:value-type="string">
            <text:p>m_sh_2_12</text:p>
          </table:table-cell>
          <table:table-cell office:value-type="float" office:value="13.9" calcext:value-type="float">
            <text:p>13.9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52:.D1152])" office:value-type="string" office:string-value="m_sh_3_12" calcext:value-type="string">
            <text:p>m_sh_3_12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53:.D1153])" office:value-type="string" office:string-value="m_sh_4_12" calcext:value-type="string">
            <text:p>m_sh_4_12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54:.D1154])" office:value-type="string" office:string-value="m_sh_5_12" calcext:value-type="string">
            <text:p>m_sh_5_12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55:.D1155])" office:value-type="string" office:string-value="m_sh_6_12" calcext:value-type="string">
            <text:p>m_sh_6_12</text:p>
          </table:table-cell>
          <table:table-cell office:value-type="float" office:value="22.1" calcext:value-type="float">
            <text:p>22.1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56:.D1156])" office:value-type="string" office:string-value="m_sh_7_12" calcext:value-type="string">
            <text:p>m_sh_7_12</text:p>
          </table:table-cell>
          <table:table-cell office:value-type="float" office:value="18.8" calcext:value-type="float">
            <text:p>18.8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57:.D1157])" office:value-type="string" office:string-value="m_sh_8_12" calcext:value-type="string">
            <text:p>m_sh_8_12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58:.D1158])" office:value-type="string" office:string-value="m_sh_9_12" calcext:value-type="string">
            <text:p>m_sh_9_12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59:.D1159])" office:value-type="string" office:string-value="m_sh_10_12" calcext:value-type="string">
            <text:p>m_sh_10_12</text:p>
          </table:table-cell>
          <table:table-cell office:value-type="float" office:value="17.7" calcext:value-type="float">
            <text:p>17.7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60:.D1160])" office:value-type="string" office:string-value="p_sh_1_12" calcext:value-type="string">
            <text:p>p_sh_1_12</text:p>
          </table:table-cell>
          <table:table-cell office:value-type="float" office:value="16.9" calcext:value-type="float">
            <text:p>16.9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61:.D1161])" office:value-type="string" office:string-value="p_sh_2_12" calcext:value-type="string">
            <text:p>p_sh_2_1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62:.D1162])" office:value-type="string" office:string-value="p_sh_3_12" calcext:value-type="string">
            <text:p>p_sh_3_12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63:.D1163])" office:value-type="string" office:string-value="p_sh_4_12" calcext:value-type="string">
            <text:p>p_sh_4_12</text:p>
          </table:table-cell>
          <table:table-cell office:value-type="float" office:value="15.1" calcext:value-type="float">
            <text:p>15.1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64:.D1164])" office:value-type="string" office:string-value="p_sh_5_12" calcext:value-type="string">
            <text:p>p_sh_5_1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65:.D1165])" office:value-type="string" office:string-value="p_sh_6_12" calcext:value-type="string">
            <text:p>p_sh_6_12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66:.D1166])" office:value-type="string" office:string-value="p_sh_7_12" calcext:value-type="string">
            <text:p>p_sh_7_12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67:.D1167])" office:value-type="string" office:string-value="p_sh_8_12" calcext:value-type="string">
            <text:p>p_sh_8_12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formula="of:=COM.MICROSOFT.TEXTJOIN(&quot;_&quot;;0;[.A1168:.D1168])" office:value-type="string" office:string-value="p_sh_9_12" calcext:value-type="string">
            <text:p>p_sh_9_12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1169:.D1169])" office:value-type="string" office:string-value="p_sh_3_13" calcext:value-type="string">
            <text:p>p_sh_3_13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1170:.D1170])" office:value-type="string" office:string-value="p_sh_4_13" calcext:value-type="string">
            <text:p>p_sh_4_13</text:p>
          </table:table-cell>
          <table:table-cell office:value-type="float" office:value="42.7" calcext:value-type="float">
            <text:p>42.7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1171:.D1171])" office:value-type="string" office:string-value="p_sh_5_13" calcext:value-type="string">
            <text:p>p_sh_5_13</text:p>
          </table:table-cell>
          <table:table-cell office:value-type="float" office:value="31.1" calcext:value-type="float">
            <text:p>31.1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1172:.D1172])" office:value-type="string" office:string-value="p_sh_6_13" calcext:value-type="string">
            <text:p>p_sh_6_13</text:p>
          </table:table-cell>
          <table:table-cell office:value-type="float" office:value="37.4" calcext:value-type="float">
            <text:p>37.4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1173:.D1173])" office:value-type="string" office:string-value="p_sh_7_13" calcext:value-type="string">
            <text:p>p_sh_7_13</text:p>
          </table:table-cell>
          <table:table-cell office:value-type="float" office:value="49.7" calcext:value-type="float">
            <text:p>49.7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1174:.D1174])" office:value-type="string" office:string-value="p_sh_8_13" calcext:value-type="string">
            <text:p>p_sh_8_13</text:p>
          </table:table-cell>
          <table:table-cell office:value-type="float" office:value="63.6" calcext:value-type="float">
            <text:p>63.6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1175:.D1175])" office:value-type="string" office:string-value="p_sh_9_13" calcext:value-type="string">
            <text:p>p_sh_9_13</text:p>
          </table:table-cell>
          <table:table-cell office:value-type="float" office:value="34.1" calcext:value-type="float">
            <text:p>34.1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3" calcext:value-type="float">
            <text:p>13</text:p>
          </table:table-cell>
          <table:table-cell table:formula="of:=COM.MICROSOFT.TEXTJOIN(&quot;_&quot;;0;[.A1176:.D1176])" office:value-type="string" office:string-value="p_sh_10_13" calcext:value-type="string">
            <text:p>p_sh_10_13</text:p>
          </table:table-cell>
          <table:table-cell office:value-type="float" office:value="16.9" calcext:value-type="float">
            <text:p>16.9</text:p>
          </table:table-cell>
          <table:table-cell table:number-columns-repeated="2"/>
          <table:table-cell office:value-type="date" office:date-value="2023-03-21" calcext:value-type="date">
            <text:p>21/03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77:.D1177])" office:value-type="string" office:string-value="a_sh_1_14" calcext:value-type="string">
            <text:p>a_sh_1_14</text:p>
          </table:table-cell>
          <table:table-cell office:value-type="float" office:value="15.8" calcext:value-type="float">
            <text:p>15.8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78:.D1178])" office:value-type="string" office:string-value="a_sh_2_14" calcext:value-type="string">
            <text:p>a_sh_2_14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79:.D1179])" office:value-type="string" office:string-value="a_sh_3_14" calcext:value-type="string">
            <text:p>a_sh_3_14</text:p>
          </table:table-cell>
          <table:table-cell office:value-type="float" office:value="25.6" calcext:value-type="float">
            <text:p>25.6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80:.D1180])" office:value-type="string" office:string-value="a_sh_4_14" calcext:value-type="string">
            <text:p>a_sh_4_14</text:p>
          </table:table-cell>
          <table:table-cell office:value-type="float" office:value="22.8" calcext:value-type="float">
            <text:p>22.8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81:.D1181])" office:value-type="string" office:string-value="a_sh_5_14" calcext:value-type="string">
            <text:p>a_sh_5_14</text:p>
          </table:table-cell>
          <table:table-cell office:value-type="float" office:value="21.1" calcext:value-type="float">
            <text:p>21.1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82:.D1182])" office:value-type="string" office:string-value="a_sh_6_14" calcext:value-type="string">
            <text:p>a_sh_6_14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83:.D1183])" office:value-type="string" office:string-value="a_sh_7_14" calcext:value-type="string">
            <text:p>a_sh_7_14</text:p>
          </table:table-cell>
          <table:table-cell office:value-type="float" office:value="22.2" calcext:value-type="float">
            <text:p>22.2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84:.D1184])" office:value-type="string" office:string-value="a_sh_8_14" calcext:value-type="string">
            <text:p>a_sh_8_14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85:.D1185])" office:value-type="string" office:string-value="a_sh_9_14" calcext:value-type="string">
            <text:p>a_sh_9_14</text:p>
          </table:table-cell>
          <table:table-cell office:value-type="float" office:value="15.7" calcext:value-type="float">
            <text:p>15.7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86:.D1186])" office:value-type="string" office:string-value="a_sh_10_14" calcext:value-type="string">
            <text:p>a_sh_10_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87:.D1187])" office:value-type="string" office:string-value="m_sh_1_14" calcext:value-type="string">
            <text:p>m_sh_1_14</text:p>
          </table:table-cell>
          <table:table-cell office:value-type="float" office:value="17.1" calcext:value-type="float">
            <text:p>17.1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88:.D1188])" office:value-type="string" office:string-value="m_sh_2_14" calcext:value-type="string">
            <text:p>m_sh_2_14</text:p>
          </table:table-cell>
          <table:table-cell office:value-type="float" office:value="31.5" calcext:value-type="float">
            <text:p>31.5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89:.D1189])" office:value-type="string" office:string-value="m_sh_3_14" calcext:value-type="string">
            <text:p>m_sh_3_14</text:p>
          </table:table-cell>
          <table:table-cell office:value-type="float" office:value="16.6" calcext:value-type="float">
            <text:p>16.6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90:.D1190])" office:value-type="string" office:string-value="m_sh_4_14" calcext:value-type="string">
            <text:p>m_sh_4_14</text:p>
          </table:table-cell>
          <table:table-cell office:value-type="float" office:value="11.2" calcext:value-type="float">
            <text:p>11.2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91:.D1191])" office:value-type="string" office:string-value="m_sh_5_14" calcext:value-type="string">
            <text:p>m_sh_5_14</text:p>
          </table:table-cell>
          <table:table-cell office:value-type="float" office:value="16.1" calcext:value-type="float">
            <text:p>16.1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table:style-name="ce63"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string" calcext:value-type="string">
            <text:p>m_sh_6_14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93:.D1193])" office:value-type="string" office:string-value="m_sh_7_14" calcext:value-type="string">
            <text:p>m_sh_7_14</text:p>
          </table:table-cell>
          <table:table-cell office:value-type="float" office:value="14.9" calcext:value-type="float">
            <text:p>14.9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94:.D1194])" office:value-type="string" office:string-value="m_sh_8_14" calcext:value-type="string">
            <text:p>m_sh_8_14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95:.D1195])" office:value-type="string" office:string-value="m_sh_9_14" calcext:value-type="string">
            <text:p>m_sh_9_14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96:.D1196])" office:value-type="string" office:string-value="m_sh_10_14" calcext:value-type="string">
            <text:p>m_sh_10_14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97:.D1197])" office:value-type="string" office:string-value="p_sh_1_14" calcext:value-type="string">
            <text:p>p_sh_1_14</text:p>
          </table:table-cell>
          <table:table-cell office:value-type="float" office:value="18.6" calcext:value-type="float">
            <text:p>18.6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98:.D1198])" office:value-type="string" office:string-value="p_sh_2_14" calcext:value-type="string">
            <text:p>p_sh_2_14</text:p>
          </table:table-cell>
          <table:table-cell office:value-type="float" office:value="16.9" calcext:value-type="float">
            <text:p>16.9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199:.D1199])" office:value-type="string" office:string-value="p_sh_3_14" calcext:value-type="string">
            <text:p>p_sh_3_14</text:p>
          </table:table-cell>
          <table:table-cell office:value-type="float" office:value="24.8" calcext:value-type="float">
            <text:p>24.8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CG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200:.D1200])" office:value-type="string" office:string-value="p_sh_4_14" calcext:value-type="string">
            <text:p>p_sh_4_14</text:p>
          </table:table-cell>
          <table:table-cell office:value-type="float" office:value="14.9" calcext:value-type="float">
            <text:p>14.9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ATA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201:.D1201])" office:value-type="string" office:string-value="p_sh_5_14" calcext:value-type="string">
            <text:p>p_sh_5_14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TAG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202:.D1202])" office:value-type="string" office:string-value="p_sh_6_14" calcext:value-type="string">
            <text:p>p_sh_6_14</text:p>
          </table:table-cell>
          <table:table-cell office:value-type="float" office:value="24.1" calcext:value-type="float">
            <text:p>24.1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GGC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203:.D1203])" office:value-type="string" office:string-value="p_sh_7_14" calcext:value-type="string">
            <text:p>p_sh_7_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TC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204:.D1204])" office:value-type="string" office:string-value="p_sh_8_14" calcext:value-type="string">
            <text:p>p_sh_8_14</text:p>
          </table:table-cell>
          <table:table-cell office:value-type="float" office:value="15.9" calcext:value-type="float">
            <text:p>15.9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GCTT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4" calcext:value-type="float">
            <text:p>14</text:p>
          </table:table-cell>
          <table:table-cell table:formula="of:=COM.MICROSOFT.TEXTJOIN(&quot;_&quot;;0;[.A1205:.D1205])" office:value-type="string" office:string-value="p_sh_9_14" calcext:value-type="string">
            <text:p>p_sh_9_14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TAA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06:.D1206])" office:value-type="string" office:string-value="a_sh_5_15" calcext:value-type="string">
            <text:p>a_sh_5_15</text:p>
          </table:table-cell>
          <table:table-cell office:value-type="float" office:value="27.8" calcext:value-type="float">
            <text:p>27.8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AT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07:.D1207])" office:value-type="string" office:string-value="a_sh_6_15" calcext:value-type="string">
            <text:p>a_sh_6_1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AC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08:.D1208])" office:value-type="string" office:string-value="a_sh_7_15" calcext:value-type="string">
            <text:p>a_sh_7_15</text:p>
          </table:table-cell>
          <table:table-cell office:value-type="float" office:value="22.2" calcext:value-type="float">
            <text:p>22.2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TAC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09:.D1209])" office:value-type="string" office:string-value="a_sh_8_15" calcext:value-type="string">
            <text:p>a_sh_8_15</text:p>
          </table:table-cell>
          <table:table-cell office:value-type="float" office:value="15.7" calcext:value-type="float">
            <text:p>15.7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GAAC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10:.D1210])" office:value-type="string" office:string-value="a_sh_9_15" calcext:value-type="string">
            <text:p>a_sh_9_15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TGG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11:.D1211])" office:value-type="string" office:string-value="a_sh_10_15" calcext:value-type="string">
            <text:p>a_sh_10_15</text:p>
          </table:table-cell>
          <table:table-cell office:value-type="float" office:value="15.8" calcext:value-type="float">
            <text:p>15.8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TCAG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12:.D1212])" office:value-type="string" office:string-value="m_sh_7_15" calcext:value-type="string">
            <text:p>m_sh_7_15</text:p>
          </table:table-cell>
          <table:table-cell office:value-type="float" office:value="12.5" calcext:value-type="float">
            <text:p>12.5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GGT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13:.D1213])" office:value-type="string" office:string-value="m_sh_8_15" calcext:value-type="string">
            <text:p>m_sh_8_15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AG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14:.D1214])" office:value-type="string" office:string-value="m_sh_9_15" calcext:value-type="string">
            <text:p>m_sh_9_15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GTC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15:.D1215])" office:value-type="string" office:string-value="m_sh_10_15" calcext:value-type="string">
            <text:p>m_sh_10_15</text:p>
          </table:table-cell>
          <table:table-cell office:value-type="float" office:value="15.9" calcext:value-type="float">
            <text:p>15.9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ACG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16:.D1216])" office:value-type="string" office:string-value="p_sh_7_15" calcext:value-type="string">
            <text:p>p_sh_7_15</text:p>
          </table:table-cell>
          <table:table-cell office:value-type="float" office:value="14.9" calcext:value-type="float">
            <text:p>14.9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TGCT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17:.D1217])" office:value-type="string" office:string-value="p_sh_8_15" calcext:value-type="string">
            <text:p>p_sh_8_15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AG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64" office:value-type="string" calcext:value-type="string">
            <text:p>sh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5" calcext:value-type="float">
            <text:p>15</text:p>
          </table:table-cell>
          <table:table-cell table:formula="of:=COM.MICROSOFT.TEXTJOIN(&quot;_&quot;;0;[.A1218:.D1218])" office:value-type="string" office:string-value="p_sh_9_15" calcext:value-type="string">
            <text:p>p_sh_9_15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office:value-type="date" office:date-value="2023-06-06" calcext:value-type="date">
            <text:p>06/06/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CGAA</text:p>
          </table:table-cell>
        </table:table-row>
        <table:table-row table:style-name="ro1" table:number-rows-repeated="10473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M1218" table:display-filter-buttons="tru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52">
      <number:month/>
      <number:text>/</number:text>
      <number:day/>
      <number:text>/</number:text>
      <number:year number:style="long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54">
      <number:day/>
      <number:text>-</number:text>
      <number:month number:textual="true"/>
    </number:date-style>
    <number:time-style style:name="N125"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1:03:45.763519660</meta:creation-date>
    <dc:date>2025-05-02T15:57:05.030256555</dc:date>
    <meta:editing-duration>PT6M32S</meta:editing-duration>
    <meta:editing-cycles>2</meta:editing-cycles>
    <meta:generator>LibreOffice/7.3.7.2$Linux_X86_64 LibreOffice_project/30$Build-2</meta:generator>
    <meta:document-statistic meta:table-count="1" meta:cell-count="12669" meta:object-count="0"/>
  </office:meta>
</office:document-meta>
</file>